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60000001C2990CBC87.jpg" manifest:media-type="image/jpeg"/>
  <manifest:file-entry manifest:full-path="Pictures/1000000000000960000000E1BE1D4C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iberationSans" svg:font-family="LiberationSans"/>
    <style:font-face style:name="Lucida Sans1" svg:font-family="'Lucida Sans'"/>
    <style:font-face style:name="Monospace" svg:font-family="Monospace"/>
    <style:font-face style:name="OpenSymbol" svg:font-family="OpenSymbol"/>
    <style:font-face style:name="Liberation Sans2" svg:font-family="'Liberation Sans'" style:font-adornments="Regular" style:font-family-generic="swiss"/>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Courier" svg:font-family="Courier" style:font-pitch="variable"/>
    <style:font-face style:name="Courier New1" svg:font-family="'Courier New'" style:font-pitch="variable"/>
    <style:font-face style:name="Liberation Mono" svg:font-family="'Liberation Mono'" style:font-pitch="variable"/>
    <style:font-face style:name="Liberation Sans" svg:font-family="'Liberation Sans'" style:font-pitch="variable"/>
    <style:font-face style:name="Liberation Sans Bold" svg:font-family="'Liberation Sans Bold'" style:font-pitch="variable"/>
    <style:font-face style:name="Lohit Devanagari" svg:font-family="'Lohit Devanagari'" style:font-pitch="variable"/>
    <style:font-face style:name="Lucida Grande" svg:font-family="'Lucida Grande', Arial" style:font-pitch="variable"/>
    <style:font-face style:name="WenQuanYi Zen Hei" svg:font-family="'WenQuanYi Zen He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RH_20_Header_20_2">
      <style:paragraph-properties fo:margin-left="-0.503cm" fo:margin-right="3.334cm" fo:text-indent="0cm" style:auto-text-indent="false"/>
      <style:text-properties fo:color="#ffffff" fo:language="pt" fo:country="BR"/>
    </style:style>
    <style:style style:name="P2" style:family="paragraph" style:parent-style-name="Standard">
      <style:text-properties fo:font-size="14pt" fo:language="pt" fo:country="BR" fo:font-weight="bold" style:font-size-asian="14pt" style:font-weight-asian="bold" style:font-size-complex="14pt"/>
    </style:style>
    <style:style style:name="P3" style:family="paragraph" style:parent-style-name="Standard">
      <style:text-properties fo:text-transform="uppercase" fo:language="pt" fo:country="BR" style:font-weight-complex="bold"/>
    </style:style>
    <style:style style:name="P4" style:family="paragraph" style:parent-style-name="Footer_20_Text">
      <style:text-properties fo:language="pt" fo:country="BR"/>
    </style:style>
    <style:style style:name="P5" style:family="paragraph" style:parent-style-name="Footer_20_Text">
      <style:text-properties fo:text-transform="uppercase" fo:color="#ffffff" fo:font-size="16pt" fo:language="pt" fo:country="BR" style:letter-kerning="true" style:font-size-asian="16pt" style:font-size-complex="16pt" style:font-weight-complex="bold"/>
    </style:style>
    <style:style style:name="P6" style:family="paragraph" style:parent-style-name="RH_20_Header">
      <style:text-properties fo:color="#ffffff" fo:language="pt" fo:country="BR"/>
    </style:style>
    <style:style style:name="P7" style:family="paragraph" style:parent-style-name="RH_20_Body_20_Text">
      <style:text-properties fo:language="pt" fo:country="BR"/>
    </style:style>
    <style:style style:name="P8" style:family="paragraph" style:parent-style-name="RH_20_Body_20_Text">
      <style:text-properties fo:language="pt" fo:country="BR" style:font-name-asian="Nimbus Sans L" style:language-complex="ar" style:country-complex="SA"/>
    </style:style>
    <style:style style:name="P9" style:family="paragraph" style:parent-style-name="RH_20_Body_20_Text">
      <style:paragraph-properties fo:text-align="justify" style:justify-single-word="false"/>
      <style:text-properties fo:language="pt" fo:country="BR"/>
    </style:style>
    <style:style style:name="P10" style:family="paragraph" style:parent-style-name="RH_20_Body_20_Text">
      <style:paragraph-properties fo:text-align="justify" style:justify-single-word="false"/>
      <style:text-properties fo:language="pt" fo:country="BR" officeooo:paragraph-rsid="0012402b"/>
    </style:style>
    <style:style style:name="P11" style:family="paragraph" style:parent-style-name="RH_20_Body_20_Text">
      <style:text-properties fo:language="pt" fo:country="BR" officeooo:rsid="004189af"/>
    </style:style>
    <style:style style:name="P12" style:family="paragraph" style:parent-style-name="RH_20_Body_20_Text">
      <style:text-properties fo:language="pt" fo:country="BR" officeooo:rsid="00c61835" officeooo:paragraph-rsid="00c61835"/>
    </style:style>
    <style:style style:name="P13" style:family="paragraph" style:parent-style-name="RH_20_Body_20_Text">
      <style:paragraph-properties fo:text-align="justify" style:justify-single-word="false"/>
      <style:text-properties fo:language="pt" fo:country="BR" officeooo:rsid="00c61835" officeooo:paragraph-rsid="00c61835"/>
    </style:style>
    <style:style style:name="P14" style:family="paragraph" style:parent-style-name="RH_20_Body_20_Text">
      <style:paragraph-properties fo:text-align="justify" style:justify-single-word="false"/>
      <style:text-properties fo:language="pt" fo:country="BR" officeooo:rsid="00c61835" officeooo:paragraph-rsid="00effd74"/>
    </style:style>
    <style:style style:name="P15" style:family="paragraph" style:parent-style-name="RH_20_Body_20_Text">
      <style:text-properties fo:language="pt" fo:country="BR" officeooo:rsid="006002b6" officeooo:paragraph-rsid="006002b6"/>
    </style:style>
    <style:style style:name="P16" style:family="paragraph" style:parent-style-name="RH_20_Body_20_Text">
      <style:paragraph-properties fo:text-align="justify" style:justify-single-word="false"/>
      <style:text-properties fo:language="pt" fo:country="BR" officeooo:rsid="00c8f652" officeooo:paragraph-rsid="00c8f652"/>
    </style:style>
    <style:style style:name="P17" style:family="paragraph" style:parent-style-name="RH_20_Body_20_Text">
      <style:paragraph-properties fo:text-align="justify" style:justify-single-word="false"/>
      <style:text-properties fo:language="pt" fo:country="BR" officeooo:rsid="00c8f652" officeooo:paragraph-rsid="00f66fa8"/>
    </style:style>
    <style:style style:name="P18" style:family="paragraph" style:parent-style-name="RH_20_Body_20_Text">
      <style:text-properties fo:language="pt" fo:country="BR" officeooo:rsid="00c8f652" officeooo:paragraph-rsid="00c8f652"/>
    </style:style>
    <style:style style:name="P19" style:family="paragraph" style:parent-style-name="RH_20_Body_20_Text">
      <style:paragraph-properties fo:text-align="justify" style:justify-single-word="false"/>
      <style:text-properties fo:language="pt" fo:country="BR" officeooo:rsid="00cb0ec9" officeooo:paragraph-rsid="00cb0ec9"/>
    </style:style>
    <style:style style:name="P20" style:family="paragraph" style:parent-style-name="RH_20_Body_20_Text">
      <style:text-properties fo:language="pt" fo:country="BR" officeooo:rsid="00c3b408" officeooo:paragraph-rsid="00c3b408"/>
    </style:style>
    <style:style style:name="P21" style:family="paragraph" style:parent-style-name="RH_20_Body_20_Text">
      <style:text-properties fo:language="pt" fo:country="BR" officeooo:rsid="00c5699f" officeooo:paragraph-rsid="00c5699f"/>
    </style:style>
    <style:style style:name="P22" style:family="paragraph" style:parent-style-name="RH_20_Body_20_Text">
      <style:text-properties fo:language="pt" fo:country="BR" officeooo:rsid="00c5699f" officeooo:paragraph-rsid="0105860c"/>
    </style:style>
    <style:style style:name="P23" style:family="paragraph" style:parent-style-name="RH_20_Body_20_Text">
      <style:paragraph-properties fo:text-align="justify" style:justify-single-word="false"/>
      <style:text-properties fo:language="pt" fo:country="BR" fo:font-style="normal" officeooo:rsid="00c61835" officeooo:paragraph-rsid="00c61835" style:font-style-asian="normal" style:font-style-complex="normal"/>
    </style:style>
    <style:style style:name="P24" style:family="paragraph" style:parent-style-name="RH_20_Body_20_Text">
      <style:text-properties fo:language="pt" fo:country="BR" style:language-complex="ar" style:country-complex="SA"/>
    </style:style>
    <style:style style:name="P25" style:family="paragraph" style:parent-style-name="RH_20_Body_20_Text">
      <style:paragraph-properties fo:text-align="justify" style:justify-single-word="false"/>
      <style:text-properties officeooo:paragraph-rsid="00cc736b"/>
    </style:style>
    <style:style style:name="P26" style:family="paragraph" style:parent-style-name="RH_20_Body_20_Text">
      <style:paragraph-properties fo:text-align="justify" style:justify-single-word="false"/>
      <style:text-properties fo:font-style="normal" officeooo:rsid="00d639d0" officeooo:paragraph-rsid="00d639d0" style:font-style-asian="normal" style:font-style-complex="normal"/>
    </style:style>
    <style:style style:name="P27" style:family="paragraph" style:parent-style-name="RH_20_Body_20_Text">
      <style:paragraph-properties fo:text-align="justify" style:justify-single-word="false"/>
      <style:text-properties style:use-window-font-color="true" style:font-name="Liberation Sans" fo:font-size="10pt" fo:language="pt" fo:country="BR" officeooo:rsid="005ee17e" officeooo:paragraph-rsid="00c47a35" style:letter-kerning="true" style:font-name-asian="Times New Roman" style:font-size-asian="10pt" style:font-name-complex="Liberation Sans" style:font-size-complex="10pt" style:language-complex="ar" style:country-complex="SA"/>
    </style:style>
    <style:style style:name="P28" style:family="paragraph" style:parent-style-name="RH_20_Body_20_Text">
      <style:paragraph-properties fo:text-align="justify" style:justify-single-word="false"/>
      <style:text-properties officeooo:rsid="01290585" officeooo:paragraph-rsid="01290585"/>
    </style:style>
    <style:style style:name="P29" style:family="paragraph" style:parent-style-name="Contents_20_1">
      <style:text-properties fo:text-transform="uppercase" fo:language="pt" fo:country="BR" style:font-weight-complex="bold"/>
    </style:style>
    <style:style style:name="P30" style:family="paragraph" style:parent-style-name="RH_20_Title_20_2">
      <style:text-properties fo:language="pt" fo:country="BR"/>
    </style:style>
    <style:style style:name="P31" style:family="paragraph" style:parent-style-name="RH_20_Title_20_2">
      <style:text-properties fo:language="pt" fo:country="BR" officeooo:rsid="0039f886" officeooo:paragraph-rsid="0039f886"/>
    </style:style>
    <style:style style:name="P32" style:family="paragraph" style:parent-style-name="RH_20_Title">
      <style:text-properties fo:language="pt" fo:country="BR"/>
    </style:style>
    <style:style style:name="P33" style:family="paragraph" style:parent-style-name="Text_20_body">
      <style:text-properties fo:font-size="10pt" fo:language="pt" fo:country="BR" style:font-size-asian="10pt" style:font-size-complex="10pt" style:language-complex="ar" style:country-complex="SA"/>
    </style:style>
    <style:style style:name="P34" style:family="paragraph" style:parent-style-name="Text_20_body">
      <style:paragraph-properties fo:text-align="justify" style:justify-single-word="false"/>
      <style:text-properties fo:font-size="10pt" fo:language="pt" fo:country="BR" style:font-size-asian="10pt" style:font-size-complex="10pt" style:language-complex="ar" style:country-complex="SA"/>
    </style:style>
    <style:style style:name="P35" style:family="paragraph" style:parent-style-name="Text_20_body">
      <style:text-properties fo:font-size="10pt" fo:language="pt" fo:country="BR" officeooo:paragraph-rsid="00c3b408" style:font-size-asian="10pt" style:font-size-complex="10pt" style:language-complex="ar" style:country-complex="SA"/>
    </style:style>
    <style:style style:name="P36" style:family="paragraph" style:parent-style-name="Text_20_body">
      <style:paragraph-properties fo:text-align="justify" style:justify-single-word="false"/>
      <style:text-properties officeooo:paragraph-rsid="0103516d"/>
    </style:style>
    <style:style style:name="P37" style:family="paragraph" style:parent-style-name="RH_20_Bordered_20_Form_20_Field">
      <style:paragraph-properties>
        <style:tab-stops>
          <style:tab-stop style:position="1.27cm"/>
          <style:tab-stop style:position="14.455cm"/>
        </style:tab-stops>
      </style:paragraph-properties>
      <style:text-properties fo:language="pt" fo:country="BR" style:language-complex="ar" style:country-complex="SA"/>
    </style:style>
    <style:style style:name="P38" style:family="paragraph" style:parent-style-name="RH_20_Bordered_20_Form_20_Field">
      <style:paragraph-properties>
        <style:tab-stops>
          <style:tab-stop style:position="1.27cm"/>
          <style:tab-stop style:position="14.455cm"/>
        </style:tab-stops>
      </style:paragraph-properties>
      <style:text-properties fo:language="pt" fo:country="BR" officeooo:rsid="00e5874c" officeooo:paragraph-rsid="00e5874c" style:language-complex="ar" style:country-complex="SA"/>
    </style:style>
    <style:style style:name="P39" style:family="paragraph" style:parent-style-name="RH_20_Body_20_Text" style:master-page-name="">
      <style:paragraph-properties fo:text-align="justify" style:justify-single-word="false" style:page-number="auto" fo:background-color="#000000" fo:padding="0.051cm" fo:border="0.06pt solid #000000" style:shadow="none">
        <style:background-image/>
      </style:paragraph-properties>
      <style:text-properties style:font-name="Verdana" fo:font-size="6pt" fo:language="pt" fo:country="BR" officeooo:rsid="00c8f652" officeooo:paragraph-rsid="00c8f652" style:font-size-asian="6pt" style:font-size-complex="6pt"/>
    </style:style>
    <style:style style:name="P40" style:family="paragraph" style:parent-style-name="RH_20_Body_20_Text">
      <style:paragraph-properties fo:text-align="justify" style:justify-single-word="false" fo:hyphenation-ladder-count="no-limit" style:text-autospace="none" style:punctuation-wrap="simple" style:vertical-align="baseline" style:writing-mode="lr-tb">
        <style:tab-stops>
          <style:tab-stop style:position="1.27cm"/>
        </style:tab-stops>
      </style:paragraph-properties>
      <style:text-properties fo:language="pt" fo:country="BR" officeooo:paragraph-rsid="00513e5b" fo:hyphenate="false" fo:hyphenation-remain-char-count="2" fo:hyphenation-push-char-count="2"/>
    </style:style>
    <style:style style:name="P41" style:family="paragraph" style:parent-style-name="RH_20_Body_20_Text">
      <style:paragraph-properties fo:text-align="justify" style:justify-single-word="false" fo:hyphenation-ladder-count="no-limit" style:text-autospace="none" style:punctuation-wrap="simple" style:vertical-align="baseline" style:writing-mode="lr-tb">
        <style:tab-stops>
          <style:tab-stop style:position="1.27cm"/>
        </style:tab-stops>
      </style:paragraph-properties>
      <style:text-properties fo:language="pt" fo:country="BR" officeooo:rsid="00df3f7d" officeooo:paragraph-rsid="00df3f7d" fo:hyphenate="false" fo:hyphenation-remain-char-count="2" fo:hyphenation-push-char-count="2"/>
    </style:style>
    <style:style style:name="P42" style:family="paragraph" style:parent-style-name="RH_20_Body_20_Text">
      <style:paragraph-properties fo:text-align="justify" style:justify-single-word="false" fo:hyphenation-ladder-count="no-limit" style:text-autospace="none" style:punctuation-wrap="simple" style:vertical-align="baseline" style:writing-mode="lr-tb">
        <style:tab-stops>
          <style:tab-stop style:position="1.27cm"/>
        </style:tab-stops>
      </style:paragraph-properties>
      <style:text-properties fo:language="pt" fo:country="BR" fo:font-style="normal" officeooo:rsid="00df3f7d" officeooo:paragraph-rsid="00df3f7d" style:font-style-asian="normal" style:font-style-complex="normal" fo:hyphenate="false" fo:hyphenation-remain-char-count="2" fo:hyphenation-push-char-count="2"/>
    </style:style>
    <style:style style:name="P43"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officeooo:paragraph-rsid="00ca6aeb"/>
    </style:style>
    <style:style style:name="P44"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61835" officeooo:paragraph-rsid="00c61835" style:font-size-asian="6pt" style:font-size-complex="6pt"/>
    </style:style>
    <style:style style:name="P45"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7494a" officeooo:paragraph-rsid="00c7494a" style:font-size-asian="6pt" style:font-size-complex="6pt"/>
    </style:style>
    <style:style style:name="P46"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effd74" officeooo:paragraph-rsid="00effd74" style:font-size-asian="6pt" style:font-size-complex="6pt"/>
    </style:style>
    <style:style style:name="P47"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8f652" officeooo:paragraph-rsid="00c8f652" style:font-size-asian="6pt" style:font-size-complex="6pt"/>
    </style:style>
    <style:style style:name="P48"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f1bced" officeooo:paragraph-rsid="00f1bced" style:font-size-asian="6pt" style:font-size-complex="6pt"/>
    </style:style>
    <style:style style:name="P49" style:family="paragraph" style:parent-style-name="RH_20_Body_20_Text">
      <style:paragraph-properties fo:margin-left="1.27cm" fo:margin-right="0cm" fo:text-align="justify"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f34870" officeooo:paragraph-rsid="00f34870" style:font-size-asian="6pt" style:font-size-complex="6pt"/>
    </style:style>
    <style:style style:name="P50" style:family="paragraph" style:parent-style-name="RH_20_Body_20_Text" style:master-page-name="">
      <style:paragraph-properties fo:margin-left="1.27cm" fo:margin-right="0cm"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a6aeb" officeooo:paragraph-rsid="00ca6aeb" style:font-size-asian="6pt" style:font-size-complex="6pt"/>
    </style:style>
    <style:style style:name="P51" style:family="paragraph" style:parent-style-name="RH_20_Body_20_Text" style:master-page-name="">
      <style:paragraph-properties fo:margin-left="1.27cm" fo:margin-right="0cm"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61835" officeooo:paragraph-rsid="00c61835" style:font-size-asian="6pt" style:font-size-complex="6pt"/>
    </style:style>
    <style:style style:name="P52" style:family="paragraph" style:parent-style-name="RH_20_Body_20_Text" style:master-page-name="">
      <style:paragraph-properties fo:margin-left="1.27cm" fo:margin-right="0cm"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7494a" officeooo:paragraph-rsid="00c7494a" style:font-size-asian="6pt" style:font-size-complex="6pt"/>
    </style:style>
    <style:style style:name="P53" style:family="paragraph" style:parent-style-name="RH_20_Body_20_Text" style:master-page-name="">
      <style:paragraph-properties fo:margin-left="1.27cm" fo:margin-right="0cm"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effd74" officeooo:paragraph-rsid="00effd74" style:font-size-asian="6pt" style:font-size-complex="6pt"/>
    </style:style>
    <style:style style:name="P54" style:family="paragraph" style:parent-style-name="RH_20_Body_20_Text" style:master-page-name="">
      <style:paragraph-properties fo:margin-left="1.27cm" fo:margin-right="0cm"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8f652" officeooo:paragraph-rsid="00c8f652" style:font-size-asian="6pt" style:font-size-complex="6pt"/>
    </style:style>
    <style:style style:name="P55" style:family="paragraph" style:parent-style-name="RH_20_Body_20_Text" style:master-page-name="">
      <style:paragraph-properties fo:margin-left="1.27cm" fo:margin-right="0cm" fo:margin-top="0cm" fo:margin-bottom="0cm" loext:contextual-spacing="true"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a6aeb" officeooo:paragraph-rsid="0103516d" style:font-size-asian="6pt" style:font-size-complex="6pt"/>
    </style:style>
    <style:style style:name="P56" style:family="paragraph" style:parent-style-name="RH_20_Body_20_Text" style:master-page-name="">
      <style:paragraph-properties fo:margin-left="1.27cm" fo:margin-right="0cm" fo:margin-top="0cm" fo:margin-bottom="0cm" loext:contextual-spacing="true" fo:text-align="justify"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a6aeb" officeooo:paragraph-rsid="011b34d1" style:font-size-asian="6pt" style:font-size-complex="6pt"/>
    </style:style>
    <style:style style:name="P57"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10610d2" officeooo:paragraph-rsid="010610d2" style:font-size-asian="6pt" style:font-style-asian="normal" style:font-size-complex="6pt" style:font-style-complex="normal"/>
    </style:style>
    <style:style style:name="P58"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105860c" officeooo:paragraph-rsid="0105860c" style:font-size-asian="6pt" style:font-style-asian="normal" style:font-size-complex="6pt" style:font-style-complex="normal"/>
    </style:style>
    <style:style style:name="P59"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103516d" officeooo:paragraph-rsid="0103e763"/>
    </style:style>
    <style:style style:name="P60"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ef97d" officeooo:paragraph-rsid="011c1846"/>
    </style:style>
    <style:style style:name="P61"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ef97d" officeooo:paragraph-rsid="012026a7"/>
    </style:style>
    <style:style style:name="P62"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105860c" officeooo:paragraph-rsid="0105860c"/>
    </style:style>
    <style:style style:name="P63"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05860c" officeooo:paragraph-rsid="0105860c" style:font-size-asian="6pt" style:font-size-complex="6pt"/>
    </style:style>
    <style:style style:name="P64"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05860c" officeooo:paragraph-rsid="01290585" style:font-size-asian="6pt" style:font-size-complex="6pt"/>
    </style:style>
    <style:style style:name="P65"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0d0df3" officeooo:paragraph-rsid="010d0df3" style:font-size-asian="6pt" style:font-size-complex="6pt"/>
    </style:style>
    <style:style style:name="P66"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0d0df3" officeooo:paragraph-rsid="01290585" style:font-size-asian="6pt" style:font-size-complex="6pt"/>
    </style:style>
    <style:style style:name="P67"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1b34d1" officeooo:paragraph-rsid="011b34d1" style:font-size-asian="6pt" style:font-size-complex="6pt"/>
    </style:style>
    <style:style style:name="P68"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290585" officeooo:paragraph-rsid="01290585" style:font-size-asian="6pt" style:font-size-complex="6pt"/>
    </style:style>
    <style:style style:name="P69"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officeooo:rsid="00ca6aeb" officeooo:paragraph-rsid="01290585"/>
    </style:style>
    <style:style style:name="P70"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officeooo:rsid="0129b476" officeooo:paragraph-rsid="0129b476"/>
    </style:style>
    <style:style style:name="P71"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129b476" officeooo:paragraph-rsid="0129b476" style:font-size-asian="6pt" style:font-size-complex="6pt"/>
    </style:style>
    <style:style style:name="P72" style:family="paragraph" style:parent-style-name="Text_20_body">
      <style:paragraph-properties fo:margin-left="1.27cm" fo:margin-right="0cm" fo:text-align="justify" style:justify-single-word="false" fo:text-indent="0cm" style:auto-text-indent="false"/>
      <style:text-properties officeooo:rsid="011c4653" officeooo:paragraph-rsid="011c4653"/>
    </style:style>
    <style:style style:name="P73" style:family="paragraph" style:parent-style-name="RH_20_Body_20_Text">
      <style:paragraph-properties fo:text-align="justify" style:justify-single-word="false" fo:background-color="#000000" fo:padding="0.051cm" fo:border="0.06pt solid #000000" style:shadow="none">
        <style:background-image/>
      </style:paragraph-properties>
      <style:text-properties style:font-name="Verdana" fo:font-size="6pt" fo:language="pt" fo:country="BR" officeooo:rsid="00c8f652" officeooo:paragraph-rsid="00c8f652" style:font-size-asian="6pt" style:font-size-complex="6pt"/>
    </style:style>
    <style:style style:name="P74" style:family="paragraph" style:parent-style-name="RH_20_Body_20_Text">
      <style:paragraph-properties fo:text-align="justify" style:justify-single-word="false" fo:background-color="#000000" fo:padding="0.051cm" fo:border="0.06pt solid #000000" style:shadow="none">
        <style:background-image/>
      </style:paragraph-properties>
      <style:text-properties style:font-name="Verdana" fo:font-size="6pt" fo:language="pt" fo:country="BR" officeooo:rsid="00f34870" officeooo:paragraph-rsid="00f34870" style:font-size-asian="6pt" style:font-size-complex="6pt"/>
    </style:style>
    <style:style style:name="P75" style:family="paragraph" style:parent-style-name="Standard">
      <style:paragraph-properties fo:margin-left="1.27cm" fo:margin-right="0cm" fo:text-align="justify" style:justify-single-word="false" fo:text-indent="0cm" style:auto-text-indent="false" fo:background-color="#eeeeee" fo:padding="0.051cm" fo:border="0.06pt solid #000000" style:shadow="none">
        <style:background-image/>
      </style:paragraph-properties>
      <style:text-properties fo:font-size="6pt" officeooo:rsid="00cdd4aa" officeooo:paragraph-rsid="01181416" style:font-size-asian="6pt" style:font-size-complex="6pt"/>
    </style:style>
    <style:style style:name="P76" style:family="paragraph" style:parent-style-name="Standard">
      <style:paragraph-properties fo:margin-left="1.27cm" fo:margin-right="0cm" fo:text-align="justify" style:justify-single-word="false" fo:text-indent="0cm" style:auto-text-indent="false" fo:background-color="#eeeeee" fo:padding="0.051cm" fo:border="0.06pt solid #000000" style:shadow="none">
        <style:background-image/>
      </style:paragraph-properties>
      <style:text-properties fo:font-size="6pt" officeooo:rsid="00cdd4aa" officeooo:paragraph-rsid="00cdd4aa" style:font-size-asian="6pt" style:font-size-complex="6pt"/>
    </style:style>
    <style:style style:name="P77" style:family="paragraph" style:parent-style-name="Standard">
      <style:paragraph-properties fo:margin-left="1.27cm" fo:margin-right="0cm" fo:text-align="justify" style:justify-single-word="false" fo:text-indent="0cm" style:auto-text-indent="false" fo:background-color="#eeeeee" fo:padding="0.051cm" fo:border="0.06pt solid #000000" style:shadow="none">
        <style:background-image/>
      </style:paragraph-properties>
      <style:text-properties fo:font-size="6pt" officeooo:rsid="00cdd4aa" officeooo:paragraph-rsid="00d4307d" style:font-size-asian="6pt" style:font-size-complex="6pt"/>
    </style:style>
    <style:style style:name="P78" style:family="paragraph" style:parent-style-name="Standard">
      <style:paragraph-properties fo:margin-left="1.27cm" fo:margin-right="0cm" fo:text-align="justify" style:justify-single-word="false" fo:text-indent="0cm" style:auto-text-indent="false" fo:background-color="#eeeeee" fo:padding="0.051cm" fo:border="0.06pt solid #000000" style:shadow="none">
        <style:background-image/>
      </style:paragraph-properties>
      <style:text-properties fo:font-size="6pt" officeooo:rsid="00cdd4aa" officeooo:paragraph-rsid="00d639d0" style:font-size-asian="6pt" style:font-size-complex="6pt"/>
    </style:style>
    <style:style style:name="P79" style:family="paragraph" style:parent-style-name="Standard">
      <style:paragraph-properties fo:margin-left="1.27cm" fo:margin-right="0cm" fo:text-align="justify" style:justify-single-word="false" fo:text-indent="0cm" style:auto-text-indent="false"/>
      <style:text-properties officeooo:rsid="00d1d5d6" officeooo:paragraph-rsid="00cdd4aa"/>
    </style:style>
    <style:style style:name="P80" style:family="paragraph" style:parent-style-name="Standard">
      <style:paragraph-properties fo:margin-left="1.27cm" fo:margin-right="0cm" fo:text-align="justify" style:justify-single-word="false" fo:text-indent="0cm" style:auto-text-indent="false"/>
      <style:text-properties officeooo:rsid="00f9fffe" officeooo:paragraph-rsid="00f9fffe"/>
    </style:style>
    <style:style style:name="P81"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rsid="00cdd4aa" officeooo:paragraph-rsid="00dd8b05" style:font-size-asian="6pt" style:font-size-complex="6pt"/>
    </style:style>
    <style:style style:name="P82"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rsid="00cdd4aa" officeooo:paragraph-rsid="00fc66e7" style:font-size-asian="6pt" style:font-size-complex="6pt"/>
    </style:style>
    <style:style style:name="P83"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rsid="00cdd4aa" officeooo:paragraph-rsid="01181416" style:font-size-asian="6pt" style:font-size-complex="6pt"/>
    </style:style>
    <style:style style:name="P84"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rsid="00cdd4aa" officeooo:paragraph-rsid="00d639d0" style:font-size-asian="6pt" style:font-size-complex="6pt"/>
    </style:style>
    <style:style style:name="P85"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style:font-size-asian="6pt" style:font-size-complex="6pt"/>
    </style:style>
    <style:style style:name="P86"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1181416" style:font-size-asian="6pt" style:font-size-complex="6pt"/>
    </style:style>
    <style:style style:name="P87"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10ed53f" style:font-size-asian="6pt" style:font-size-complex="6pt"/>
    </style:style>
    <style:style style:name="P88"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111bc0c" style:font-size-asian="6pt" style:font-size-complex="6pt"/>
    </style:style>
    <style:style style:name="P89"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0d4307d" style:font-size-asian="6pt" style:font-size-complex="6pt"/>
    </style:style>
    <style:style style:name="P90"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10f69b4" style:font-size-asian="6pt" style:font-size-complex="6pt"/>
    </style:style>
    <style:style style:name="P91"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font-size="6pt" officeooo:paragraph-rsid="00d639d0" style:font-size-asian="6pt" style:font-size-complex="6pt"/>
    </style:style>
    <style:style style:name="P92"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fo:color="#008080" style:font-name="Monospace" fo:font-size="6pt" officeooo:rsid="00d4307d" officeooo:paragraph-rsid="00d4307d" style:font-size-asian="6pt" style:font-size-complex="6pt"/>
    </style:style>
    <style:style style:name="P93" style:family="paragraph" style:parent-style-name="Standard">
      <style:paragraph-properties fo:margin-left="1.27cm" fo:margin-right="0cm" fo:text-align="start" style:justify-single-word="false" fo:text-indent="0cm" style:auto-text-indent="false" fo:background-color="#eeeeee" fo:padding="0.051cm" fo:border="0.06pt solid #000000" style:shadow="none">
        <style:background-image/>
      </style:paragraph-properties>
      <style:text-properties officeooo:paragraph-rsid="00d52cc3"/>
    </style:style>
    <style:style style:name="P94" style:family="paragraph" style:parent-style-name="Standard" style:master-page-name="">
      <style:paragraph-properties fo:margin-left="1.27cm" fo:margin-right="0cm" fo:text-align="start" style:justify-single-word="false" fo:text-indent="0cm" style:auto-text-indent="false" style:page-number="auto" fo:background-color="#eeeeee" fo:padding="0.051cm" fo:border="0.06pt solid #000000" style:shadow="none">
        <style:background-image/>
      </style:paragraph-properties>
      <style:text-properties fo:font-size="6pt" officeooo:paragraph-rsid="00d4307d" style:font-size-asian="6pt" style:font-size-complex="6pt"/>
    </style:style>
    <style:style style:name="P95" style:family="paragraph" style:parent-style-name="Standard" style:master-page-name="">
      <style:paragraph-properties fo:margin-left="1.27cm" fo:margin-right="0cm" fo:text-align="start" style:justify-single-word="false" fo:text-indent="0cm" style:auto-text-indent="false" style:page-number="auto" fo:background-color="#eeeeee" fo:padding="0.051cm" fo:border="0.06pt solid #000000" style:shadow="none">
        <style:background-image/>
      </style:paragraph-properties>
      <style:text-properties fo:font-size="6pt" officeooo:paragraph-rsid="00d52cc3" style:font-size-asian="6pt" style:font-size-complex="6pt"/>
    </style:style>
    <style:style style:name="P96" style:family="paragraph" style:parent-style-name="Standard" style:master-page-name="">
      <style:paragraph-properties fo:margin-left="1.27cm" fo:margin-right="0cm" fo:margin-top="0cm" fo:margin-bottom="0cm" loext:contextual-spacing="true" fo:text-align="start" style:justify-single-word="false" fo:text-indent="0cm" style:auto-text-indent="false" style:page-number="auto" fo:background-color="#eeeeee" fo:padding="0.051cm" fo:border="0.06pt solid #000000" style:shadow="none">
        <style:background-image/>
      </style:paragraph-properties>
      <style:text-properties officeooo:paragraph-rsid="00d52cc3"/>
    </style:style>
    <style:style style:name="P97" style:family="paragraph" style:parent-style-name="Standard" style:master-page-name="">
      <style:paragraph-properties fo:margin-left="1.27cm" fo:margin-right="0cm" fo:margin-top="0cm" fo:margin-bottom="0cm" loext:contextual-spacing="true" fo:text-align="start" style:justify-single-word="false" fo:text-indent="0cm" style:auto-text-indent="false" style:page-number="auto" fo:background-color="#eeeeee" fo:padding="0.051cm" fo:border="0.06pt solid #000000" style:shadow="none">
        <style:background-image/>
      </style:paragraph-properties>
      <style:text-properties officeooo:paragraph-rsid="010f69b4"/>
    </style:style>
    <style:style style:name="P98" style:family="paragraph" style:parent-style-name="Standard" style:master-page-name="">
      <style:paragraph-properties fo:margin-left="1.27cm" fo:margin-right="0cm" fo:margin-top="0cm" fo:margin-bottom="0cm" loext:contextual-spacing="true" fo:text-align="start" style:justify-single-word="false" fo:text-indent="0cm" style:auto-text-indent="false" style:page-number="auto" fo:background-color="#eeeeee" fo:padding="0.051cm" fo:border="0.06pt solid #000000" style:shadow="none">
        <style:background-image/>
      </style:paragraph-properties>
      <style:text-properties fo:font-size="6pt" officeooo:rsid="00def97d" officeooo:paragraph-rsid="00def97d" style:font-size-asian="6pt" style:font-size-complex="6pt"/>
    </style:style>
    <style:style style:name="P99" style:family="paragraph" style:parent-style-name="Standard">
      <style:paragraph-properties fo:margin-left="1.27cm" fo:margin-right="0cm" fo:margin-top="0cm" fo:margin-bottom="0cm" loext:contextual-spacing="true" fo:text-align="start" style:justify-single-word="false" fo:text-indent="0cm" style:auto-text-indent="false" fo:background-color="#eeeeee" fo:padding="0.051cm" fo:border="0.06pt solid #000000" style:shadow="none">
        <style:background-image/>
      </style:paragraph-properties>
      <style:text-properties fo:font-size="6pt" officeooo:rsid="00d52cc3" officeooo:paragraph-rsid="00d639d0" style:font-size-asian="6pt" style:font-size-complex="6pt"/>
    </style:style>
    <style:style style:name="P100" style:family="paragraph" style:parent-style-name="Standard">
      <style:paragraph-properties fo:margin-left="1.27cm" fo:margin-right="0cm" fo:margin-top="0cm" fo:margin-bottom="0cm" loext:contextual-spacing="true" fo:text-align="start" style:justify-single-word="false" fo:text-indent="0cm" style:auto-text-indent="false" fo:background-color="#eeeeee" fo:padding="0.051cm" fo:border="0.06pt solid #000000" style:shadow="none">
        <style:background-image/>
      </style:paragraph-properties>
      <style:text-properties fo:font-size="6pt" fo:font-style="normal" officeooo:rsid="00def97d" officeooo:paragraph-rsid="00def97d" style:font-size-asian="6pt" style:font-style-asian="normal" style:font-size-complex="6pt" style:font-style-complex="normal"/>
    </style:style>
    <style:style style:name="P101" style:family="paragraph" style:parent-style-name="RH_20_Title" style:master-page-name="Standard">
      <style:paragraph-properties fo:text-align="start" style:justify-single-word="false" style:page-number="auto"/>
      <style:text-properties fo:language="pt" fo:country="BR"/>
    </style:style>
    <style:style style:name="P102" style:family="paragraph" style:parent-style-name="Contents_20_Heading">
      <style:paragraph-properties fo:break-before="page"/>
    </style:style>
    <style:style style:name="P103" style:family="paragraph" style:parent-style-name="Text_20_body" style:list-style-name="L4">
      <style:paragraph-properties fo:text-align="justify" style:justify-single-word="false"/>
      <style:text-properties officeooo:paragraph-rsid="0103516d"/>
    </style:style>
    <style:style style:name="P104" style:family="paragraph" style:parent-style-name="Text_20_body" style:list-style-name="L4">
      <style:paragraph-properties fo:text-align="justify" style:justify-single-word="false"/>
      <style:text-properties officeooo:rsid="012aa814" officeooo:paragraph-rsid="012aa814"/>
    </style:style>
    <style:style style:name="P105" style:family="paragraph" style:parent-style-name="Text_20_body" style:list-style-name="L4">
      <style:paragraph-properties fo:text-align="justify" style:justify-single-word="false"/>
      <style:text-properties officeooo:rsid="012aa814" officeooo:paragraph-rsid="012cf535"/>
    </style:style>
    <style:style style:name="P106" style:family="paragraph" style:parent-style-name="Text_20_body" style:list-style-name="L4">
      <style:paragraph-properties fo:text-align="justify" style:justify-single-word="false"/>
      <style:text-properties officeooo:rsid="010610d2" officeooo:paragraph-rsid="010610d2"/>
    </style:style>
    <style:style style:name="P107" style:family="paragraph" style:parent-style-name="Text_20_body" style:list-style-name="L4">
      <style:paragraph-properties fo:text-align="justify" style:justify-single-word="false"/>
      <style:text-properties officeooo:rsid="011d3678" officeooo:paragraph-rsid="011d3678"/>
    </style:style>
    <style:style style:name="P108" style:family="paragraph" style:parent-style-name="Text_20_body" style:list-style-name="L4">
      <style:paragraph-properties fo:text-align="justify" style:justify-single-word="false"/>
      <style:text-properties officeooo:rsid="012cf535" officeooo:paragraph-rsid="012cf535"/>
    </style:style>
    <style:style style:name="P109" style:family="paragraph" style:parent-style-name="Text_20_body" style:list-style-name="L4">
      <style:paragraph-properties fo:text-align="justify" style:justify-single-word="false"/>
      <style:text-properties officeooo:rsid="012e479d" officeooo:paragraph-rsid="012e479d"/>
    </style:style>
    <style:style style:name="P110" style:family="paragraph" style:parent-style-name="Text_20_body">
      <style:paragraph-properties fo:margin-left="0cm" fo:margin-right="0cm" fo:text-align="justify" style:justify-single-word="false" fo:text-indent="0cm" style:auto-text-indent="false"/>
      <style:text-properties officeooo:rsid="011c4653" officeooo:paragraph-rsid="012e479d"/>
    </style:style>
    <style:style style:name="P111" style:family="paragraph" style:parent-style-name="Text_20_body" style:list-style-name="L4" style:master-page-name="">
      <style:paragraph-properties fo:text-align="justify" style:justify-single-word="false" style:page-number="auto"/>
      <style:text-properties officeooo:rsid="012cf535" officeooo:paragraph-rsid="012e479d"/>
    </style:style>
    <style:style style:name="P112" style:family="paragraph" style:parent-style-name="Text_20_body">
      <style:paragraph-properties fo:margin-left="1.27cm" fo:margin-right="0cm" fo:text-align="justify" style:justify-single-word="false" fo:text-indent="0cm" style:auto-text-indent="false"/>
      <style:text-properties style:use-window-font-color="true" style:font-name="Liberation Sans" fo:font-size="10pt" fo:language="pt" fo:country="BR" fo:font-style="normal" officeooo:rsid="00c3b408" officeooo:paragraph-rsid="0100258b" style:letter-kerning="true" style:font-name-asian="Times New Roman" style:font-size-asian="10pt" style:font-style-asian="normal" style:font-name-complex="Liberation Sans" style:font-size-complex="10pt" style:language-complex="ar" style:country-complex="SA" style:font-style-complex="normal"/>
    </style:style>
    <style:style style:name="P113" style:family="paragraph" style:parent-style-name="Heading_20_1">
      <style:text-properties fo:language="pt" fo:country="BR"/>
    </style:style>
    <style:style style:name="P114" style:family="paragraph" style:parent-style-name="Heading_20_1">
      <style:text-properties fo:language="pt" fo:country="BR" officeooo:rsid="004139d6" officeooo:paragraph-rsid="004139d6"/>
    </style:style>
    <style:style style:name="P115" style:family="paragraph" style:parent-style-name="Heading_20_1">
      <style:paragraph-properties fo:break-before="page"/>
      <style:text-properties fo:language="pt" fo:country="BR"/>
    </style:style>
    <style:style style:name="P116" style:family="paragraph" style:parent-style-name="Heading_20_1">
      <style:paragraph-properties fo:text-align="justify" style:justify-single-word="false" fo:break-before="page"/>
      <style:text-properties fo:language="pt" fo:country="BR" officeooo:rsid="0100258b" officeooo:paragraph-rsid="0100258b"/>
    </style:style>
    <style:style style:name="P117" style:family="paragraph" style:parent-style-name="Heading_20_1">
      <style:paragraph-properties fo:text-align="justify" style:justify-single-word="false" fo:break-before="page"/>
      <style:text-properties fo:language="pt" fo:country="BR" fo:font-weight="bold" officeooo:rsid="0100258b" officeooo:paragraph-rsid="0100258b" style:font-weight-asian="bold" style:font-weight-complex="bold"/>
    </style:style>
    <style:style style:name="P118" style:family="paragraph" style:parent-style-name="Heading_20_2">
      <style:text-properties fo:language="pt" fo:country="BR" style:language-complex="ar" style:country-complex="SA"/>
    </style:style>
    <style:style style:name="P119" style:family="paragraph" style:parent-style-name="Heading_20_2">
      <style:text-properties fo:language="pt" fo:country="BR" officeooo:rsid="00c3b408" officeooo:paragraph-rsid="00c3b408"/>
    </style:style>
    <style:style style:name="P120" style:family="paragraph" style:parent-style-name="Heading_20_2">
      <style:text-properties fo:language="pt" fo:country="BR" officeooo:rsid="004189af" officeooo:paragraph-rsid="00ca6aeb"/>
    </style:style>
    <style:style style:name="P121" style:family="paragraph" style:parent-style-name="Heading_20_2">
      <style:paragraph-properties fo:text-align="justify" style:justify-single-word="false"/>
      <style:text-properties fo:language="pt" fo:country="BR" officeooo:rsid="00ca6aeb" officeooo:paragraph-rsid="0119b8be"/>
    </style:style>
    <style:style style:name="P122" style:family="paragraph" style:parent-style-name="Heading_20_2">
      <style:paragraph-properties fo:text-align="justify" style:justify-single-word="false"/>
      <style:text-properties fo:language="pt" fo:country="BR" fo:font-style="normal" officeooo:rsid="0100258b" officeooo:paragraph-rsid="0100258b" style:font-style-asian="normal" style:font-style-complex="normal"/>
    </style:style>
    <style:style style:name="P123" style:family="paragraph" style:parent-style-name="Heading_20_2">
      <style:paragraph-properties fo:text-align="justify" style:justify-single-word="false"/>
      <style:text-properties fo:language="pt" fo:country="BR" officeooo:rsid="010610d2" officeooo:paragraph-rsid="010610d2"/>
    </style:style>
    <style:style style:name="P124" style:family="paragraph" style:parent-style-name="Heading_20_2">
      <style:paragraph-properties fo:text-align="justify" style:justify-single-word="false"/>
      <style:text-properties fo:language="pt" fo:country="BR" officeooo:rsid="0105860c" officeooo:paragraph-rsid="0105860c"/>
    </style:style>
    <style:style style:name="P125" style:family="paragraph" style:parent-style-name="Heading_20_2">
      <style:paragraph-properties fo:text-align="justify" style:justify-single-word="false"/>
      <style:text-properties fo:language="pt" fo:country="BR" officeooo:rsid="01290585" officeooo:paragraph-rsid="01290585"/>
    </style:style>
    <style:style style:name="P126" style:family="paragraph" style:parent-style-name="Heading_20_2">
      <style:paragraph-properties fo:text-align="justify" style:justify-single-word="false"/>
      <style:text-properties fo:language="pt" fo:country="BR" officeooo:rsid="0128696a" officeooo:paragraph-rsid="0128696a"/>
    </style:style>
    <style:style style:name="P127" style:family="paragraph" style:parent-style-name="Heading_20_2">
      <style:paragraph-properties fo:text-align="justify" style:justify-single-word="false"/>
      <style:text-properties style:use-window-font-color="true" style:font-name="Liberation Sans" fo:font-size="10pt" fo:language="pt" fo:country="BR" fo:font-style="normal" officeooo:rsid="0103516d" officeooo:paragraph-rsid="0103516d" style:letter-kerning="true" style:font-name-asian="Times New Roman" style:font-size-asian="10pt" style:font-style-asian="normal" style:font-name-complex="Liberation Sans" style:font-size-complex="10pt" style:language-complex="ar" style:country-complex="SA" style:font-style-complex="normal"/>
    </style:style>
    <style:style style:name="P128" style:family="paragraph" style:parent-style-name="Heading_20_2">
      <style:paragraph-properties fo:break-before="page"/>
      <style:text-properties fo:language="pt" fo:country="BR" officeooo:rsid="004189af"/>
    </style:style>
    <style:style style:name="P129" style:family="paragraph" style:parent-style-name="Heading_20_3">
      <style:text-properties fo:language="pt" fo:country="BR" officeooo:rsid="004189af" officeooo:paragraph-rsid="00f76dee"/>
    </style:style>
    <style:style style:name="P130" style:family="paragraph" style:parent-style-name="Heading_20_3">
      <style:paragraph-properties fo:text-align="justify" style:justify-single-word="false"/>
      <style:text-properties fo:font-style="normal" officeooo:rsid="00cdd4aa" officeooo:paragraph-rsid="00cdd4aa" style:font-style-asian="normal" style:font-style-complex="normal"/>
    </style:style>
    <style:style style:name="P131" style:family="paragraph" style:parent-style-name="Heading_20_3">
      <style:paragraph-properties fo:text-align="justify" style:justify-single-word="false"/>
      <style:text-properties fo:font-style="normal" officeooo:rsid="00db0ea8" officeooo:paragraph-rsid="00db0ea8" style:font-style-asian="normal" style:font-style-complex="normal"/>
    </style:style>
    <style:style style:name="P132" style:family="paragraph" style:parent-style-name="Heading_20_3">
      <style:paragraph-properties fo:text-align="justify" style:justify-single-word="false"/>
      <style:text-properties fo:font-style="normal" officeooo:rsid="00dd8b05" officeooo:paragraph-rsid="00dd8b05" style:font-style-asian="normal" style:font-style-complex="normal"/>
    </style:style>
    <style:style style:name="P133" style:family="paragraph" style:parent-style-name="RH_20_Body_20_Text" style:list-style-name="L1">
      <style:paragraph-properties fo:text-align="justify" style:justify-single-word="false"/>
      <style:text-properties fo:language="pt" fo:country="BR" fo:font-style="normal" officeooo:rsid="00ebd121" officeooo:paragraph-rsid="00ee362f" style:font-style-asian="normal" style:font-style-complex="normal"/>
    </style:style>
    <style:style style:name="P134" style:family="paragraph" style:parent-style-name="RH_20_Body_20_Text" style:list-style-name="L3">
      <style:paragraph-properties fo:text-align="justify" style:justify-single-word="false"/>
      <style:text-properties fo:language="pt" fo:country="BR" fo:font-style="normal" officeooo:rsid="00cb0ec9" officeooo:paragraph-rsid="00cb0ec9" style:font-style-asian="normal" style:font-style-complex="normal"/>
    </style:style>
    <style:style style:name="P135" style:family="paragraph" style:parent-style-name="RH_20_Body_20_Text" style:list-style-name="L3">
      <style:paragraph-properties fo:text-align="justify" style:justify-single-word="false"/>
      <style:text-properties fo:language="pt" fo:country="BR" fo:font-style="normal" officeooo:rsid="00cb0ec9" officeooo:paragraph-rsid="00cc736b" style:font-style-asian="normal" style:font-style-complex="normal"/>
    </style:style>
    <style:style style:name="P136" style:family="paragraph" style:parent-style-name="RH_20_Body_20_Text" style:list-style-name="L7">
      <style:paragraph-properties fo:text-align="justify" style:justify-single-word="false"/>
      <style:text-properties fo:language="pt" fo:country="BR" fo:font-style="normal" officeooo:rsid="0101c1c3" officeooo:paragraph-rsid="0101c1c3" style:font-style-asian="normal" style:font-style-complex="normal"/>
    </style:style>
    <style:style style:name="P137" style:family="paragraph" style:parent-style-name="RH_20_Body_20_Text" style:list-style-name="L2">
      <style:text-properties fo:language="pt" fo:country="BR" officeooo:rsid="00c5699f" officeooo:paragraph-rsid="00c5699f"/>
    </style:style>
    <style:style style:name="P138" style:family="paragraph" style:parent-style-name="RH_20_Body_20_Text" style:list-style-name="L2">
      <style:text-properties fo:language="pt" fo:country="BR" officeooo:rsid="00c5699f" officeooo:paragraph-rsid="00effd74"/>
    </style:style>
    <style:style style:name="P139" style:family="paragraph" style:parent-style-name="RH_20_Body_20_Text" style:list-style-name="L2">
      <style:paragraph-properties fo:text-align="justify" style:justify-single-word="false"/>
      <style:text-properties fo:language="pt" fo:country="BR" officeooo:rsid="00c61835" officeooo:paragraph-rsid="00effd74"/>
    </style:style>
    <style:style style:name="P140" style:family="paragraph" style:parent-style-name="RH_20_Body_20_Text" style:list-style-name="L2">
      <style:paragraph-properties fo:text-align="justify" style:justify-single-word="false"/>
      <style:text-properties fo:language="pt" fo:country="BR" officeooo:rsid="00effd74" officeooo:paragraph-rsid="00f34870"/>
    </style:style>
    <style:style style:name="P141" style:family="paragraph" style:parent-style-name="RH_20_Body_20_Text" style:list-style-name="L3">
      <style:paragraph-properties fo:text-align="justify" style:justify-single-word="false"/>
      <style:text-properties fo:language="pt" fo:country="BR" officeooo:rsid="00cb0ec9" officeooo:paragraph-rsid="00cb0ec9"/>
    </style:style>
    <style:style style:name="P142" style:family="paragraph" style:parent-style-name="RH_20_Body_20_Text" style:list-style-name="L2">
      <style:text-properties officeooo:paragraph-rsid="00effd74"/>
    </style:style>
    <style:style style:name="P143" style:family="paragraph" style:parent-style-name="RH_20_Body_20_Text" style:list-style-name="L4">
      <style:paragraph-properties fo:text-align="justify" style:justify-single-word="false"/>
      <style:text-properties officeooo:paragraph-rsid="0103516d"/>
    </style:style>
    <style:style style:name="P144" style:family="paragraph" style:parent-style-name="RH_20_Body_20_Text" style:list-style-name="L5">
      <style:paragraph-properties fo:text-align="justify" style:justify-single-word="false"/>
      <style:text-properties officeooo:paragraph-rsid="0105860c"/>
    </style:style>
    <style:style style:name="P145" style:family="paragraph" style:parent-style-name="RH_20_Body_20_Text" style:list-style-name="L7">
      <style:paragraph-properties fo:text-align="justify" style:justify-single-word="false"/>
      <style:text-properties officeooo:paragraph-rsid="010d0df3"/>
    </style:style>
    <style:style style:name="P146" style:family="paragraph" style:parent-style-name="RH_20_Body_20_Text" style:list-style-name="L7">
      <style:paragraph-properties fo:text-align="justify" style:justify-single-word="false"/>
      <style:text-properties officeooo:paragraph-rsid="0101c1c3"/>
    </style:style>
    <style:style style:name="P147" style:family="paragraph" style:parent-style-name="RH_20_Body_20_Text" style:list-style-name="L5">
      <style:paragraph-properties fo:text-align="justify" style:justify-single-word="false"/>
      <style:text-properties style:use-window-font-color="true" style:font-name="Liberation Sans" fo:font-size="10pt" fo:language="pt" fo:country="BR" fo:font-style="normal" officeooo:rsid="012780c0" officeooo:paragraph-rsid="012780c0" style:letter-kerning="true" style:font-name-asian="Times New Roman" style:font-size-asian="10pt" style:font-style-asian="normal" style:font-name-complex="Liberation Sans" style:font-size-complex="10pt" style:language-complex="ar" style:country-complex="SA" style:font-style-complex="normal"/>
    </style:style>
    <style:style style:name="P148" style:family="paragraph" style:parent-style-name="RH_20_Body_20_Text" style:list-style-name="L5">
      <style:paragraph-properties fo:text-align="justify" style:justify-single-word="false"/>
      <style:text-properties officeooo:rsid="012780c0" officeooo:paragraph-rsid="012780c0"/>
    </style:style>
    <style:style style:name="P149" style:family="paragraph" style:parent-style-name="RH_20_Body_20_Text" style:list-style-name="L6">
      <style:paragraph-properties fo:text-align="justify" style:justify-single-word="false"/>
      <style:text-properties officeooo:rsid="01290585" officeooo:paragraph-rsid="01290585"/>
    </style:style>
    <style:style style:name="P150" style:family="paragraph" style:parent-style-name="RH_20_Body_20_Text" style:list-style-name="L6">
      <style:paragraph-properties fo:text-align="justify" style:justify-single-word="false"/>
      <style:text-properties officeooo:rsid="00cc8b8b" officeooo:paragraph-rsid="0129b476"/>
    </style:style>
    <style:style style:name="P151" style:family="paragraph" style:parent-style-name="RH_20_Body_20_Text" style:list-style-name="L7">
      <style:paragraph-properties fo:text-align="justify" style:justify-single-word="false"/>
      <style:text-properties officeooo:rsid="0101c1c3" officeooo:paragraph-rsid="0101c1c3"/>
    </style:style>
    <style:style style:name="P152" style:family="paragraph" style:parent-style-name="RH_20_Body_20_Text">
      <style:paragraph-properties fo:text-align="justify" style:justify-single-word="false"/>
      <style:text-properties officeooo:rsid="01307b71" officeooo:paragraph-rsid="01307b71"/>
    </style:style>
    <style:style style:name="P153" style:family="paragraph" style:parent-style-name="RH_20_Body_20_Text">
      <style:paragraph-properties fo:text-align="justify" style:justify-single-word="false"/>
      <style:text-properties officeooo:rsid="013362fe" officeooo:paragraph-rsid="013362fe"/>
    </style:style>
    <style:style style:name="P154" style:family="paragraph" style:parent-style-name="RH_20_Body_20_Text">
      <style:text-properties officeooo:paragraph-rsid="0103516d"/>
    </style:style>
    <style:style style:name="P155" style:family="paragraph" style:parent-style-name="RH_20_Body_20_Text" style:list-style-name="L1">
      <style:paragraph-properties fo:margin-left="1.27cm" fo:margin-right="0cm" fo:text-align="justify" style:justify-single-word="false" fo:text-indent="-0.635cm" style:auto-text-indent="false"/>
      <style:text-properties fo:language="pt" fo:country="BR" officeooo:rsid="00c47a35" officeooo:paragraph-rsid="00c47a35"/>
    </style:style>
    <style:style style:name="P156" style:family="paragraph" style:parent-style-name="RH_20_Body_20_Text" style:list-style-name="L1">
      <style:paragraph-properties fo:margin-left="1.27cm" fo:margin-right="0cm" fo:text-align="justify" style:justify-single-word="false" fo:text-indent="-0.635cm" style:auto-text-indent="false"/>
      <style:text-properties officeooo:rsid="00c47a35" officeooo:paragraph-rsid="00df3f7d"/>
    </style:style>
    <style:style style:name="P157" style:family="paragraph" style:parent-style-name="RH_20_Body_20_Text" style:list-style-name="L1">
      <style:paragraph-properties fo:margin-left="1.27cm" fo:margin-right="0cm" fo:text-align="justify" style:justify-single-word="false" fo:text-indent="-0.635cm" style:auto-text-indent="false"/>
      <style:text-properties officeooo:rsid="00c47a35" officeooo:paragraph-rsid="00c47a35"/>
    </style:style>
    <style:style style:name="P158" style:family="paragraph" style:parent-style-name="RH_20_Body_20_Text" style:list-style-name="L1">
      <style:paragraph-properties fo:margin-left="2.54cm" fo:margin-right="0cm" fo:text-align="justify" style:justify-single-word="false" fo:text-indent="-0.635cm" style:auto-text-indent="false"/>
      <style:text-properties fo:language="pt" fo:country="BR" fo:font-style="normal" officeooo:rsid="00c47a35" officeooo:paragraph-rsid="00c47a35" style:font-style-asian="normal" style:font-style-complex="normal"/>
    </style:style>
    <style:style style:name="P159" style:family="paragraph" style:parent-style-name="RH_20_Body_20_Text" style:list-style-name="L1">
      <style:paragraph-properties fo:margin-left="2.54cm" fo:margin-right="0cm" fo:text-align="justify" style:justify-single-word="false" fo:text-indent="-0.635cm" style:auto-text-indent="false"/>
      <style:text-properties fo:language="pt" fo:country="BR" fo:font-style="normal" officeooo:rsid="00c5699f" officeooo:paragraph-rsid="011792af" style:font-style-asian="normal" style:font-style-complex="normal"/>
    </style:style>
    <style:style style:name="P160" style:family="paragraph" style:parent-style-name="RH_20_Body_20_Text" style:list-style-name="L1">
      <style:paragraph-properties fo:margin-left="2.54cm" fo:margin-right="0cm" fo:text-align="justify" style:justify-single-word="false" fo:text-indent="-0.635cm" style:auto-text-indent="false"/>
      <style:text-properties officeooo:rsid="00c47a35" officeooo:paragraph-rsid="0100258b"/>
    </style:style>
    <style:style style:name="P161" style:family="paragraph" style:parent-style-name="RH_20_Body_20_Text" style:list-style-name="L1">
      <style:paragraph-properties fo:margin-left="0cm" fo:margin-right="0cm" fo:text-align="justify" style:justify-single-word="false" fo:text-indent="0cm" style:auto-text-indent="false"/>
      <style:text-properties fo:language="pt" fo:country="BR" fo:font-style="normal" officeooo:rsid="01241e74" officeooo:paragraph-rsid="01241e74" style:font-style-asian="normal" style:font-style-complex="normal"/>
    </style:style>
    <style:style style:name="P162" style:family="paragraph" style:parent-style-name="RH_20_Body_20_Text" style:list-style-name="L2" style:master-page-name="">
      <style:paragraph-properties fo:text-align="justify" style:justify-single-word="false" style:page-number="auto"/>
      <style:text-properties fo:language="pt" fo:country="BR" officeooo:rsid="00effd74" officeooo:paragraph-rsid="00effd74"/>
    </style:style>
    <style:style style:name="P163" style:family="paragraph" style:parent-style-name="RH_20_Body_20_Text" style:list-style-name="L2" style:master-page-name="">
      <style:paragraph-properties fo:text-align="justify" style:justify-single-word="false" style:page-number="auto"/>
      <style:text-properties fo:language="pt" fo:country="BR" officeooo:rsid="00effd74" officeooo:paragraph-rsid="00f1bced"/>
    </style:style>
    <style:style style:name="P164" style:family="paragraph" style:parent-style-name="RH_20_Body_20_Text" style:list-style-name="L2" style:master-page-name="">
      <style:paragraph-properties fo:text-align="justify" style:justify-single-word="false" style:page-number="auto"/>
      <style:text-properties fo:language="pt" fo:country="BR" officeooo:rsid="00c61835" officeooo:paragraph-rsid="00effd74"/>
    </style:style>
    <style:style style:name="P165" style:family="paragraph" style:parent-style-name="RH_20_Body_20_Text" style:list-style-name="L2" style:master-page-name="">
      <style:paragraph-properties fo:text-align="justify" style:justify-single-word="false" style:page-number="auto"/>
      <style:text-properties fo:language="pt" fo:country="BR" officeooo:rsid="00c7494a" officeooo:paragraph-rsid="00f0608a"/>
    </style:style>
    <style:style style:name="P166" style:family="paragraph" style:parent-style-name="RH_20_Body_20_Text" style:list-style-name="L4" style:master-page-name="">
      <style:paragraph-properties fo:text-align="justify" style:justify-single-word="false" style:page-number="auto"/>
      <style:text-properties officeooo:paragraph-rsid="0103516d"/>
    </style:style>
    <style:style style:name="P167" style:family="paragraph" style:parent-style-name="RH_20_Body_20_Text" style:list-style-name="L2" style:master-page-name="">
      <style:paragraph-properties fo:text-align="justify" style:justify-single-word="false" style:page-number="auto" fo:break-before="page"/>
      <style:text-properties fo:language="pt" fo:country="BR" officeooo:rsid="00effd74" officeooo:paragraph-rsid="00f1bced"/>
    </style:style>
    <style:style style:name="P168" style:family="paragraph" style:parent-style-name="RH_20_Body_20_Text" style:list-style-name="L4" style:master-page-name="">
      <style:paragraph-properties fo:margin-left="1.3cm" fo:margin-right="0cm" fo:margin-top="0cm" fo:margin-bottom="0cm" loext:contextual-spacing="true" fo:text-align="start" style:justify-single-word="false" fo:orphans="2" fo:widows="2" fo:hyphenation-ladder-count="no-limit" fo:text-indent="0cm" style:auto-text-indent="false" style:page-number="auto"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0610d2" officeooo:paragraph-rsid="012aa814" style:font-size-asian="6pt" style:font-style-asian="normal" style:font-size-complex="6pt" style:font-style-complex="normal" fo:hyphenate="false" fo:hyphenation-remain-char-count="2" fo:hyphenation-push-char-count="2"/>
    </style:style>
    <style:style style:name="P169" style:family="paragraph" style:parent-style-name="RH_20_Body_20_Text" style:list-style-name="L4">
      <style:paragraph-properties fo:margin-left="1.3cm" fo:margin-right="0cm" fo:margin-top="0cm" fo:margin-bottom="0cm" loext:contextual-spacing="true" fo:text-align="start" style:justify-single-word="false" fo:orphans="2" fo:widows="2" fo:hyphenation-ladder-count="no-limit" fo:text-indent="0cm" style:auto-text-indent="false"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2aa814" officeooo:paragraph-rsid="012aa814" style:font-size-asian="6pt" style:font-style-asian="normal" style:font-size-complex="6pt" style:font-style-complex="normal" fo:hyphenate="false" fo:hyphenation-remain-char-count="2" fo:hyphenation-push-char-count="2"/>
    </style:style>
    <style:style style:name="P170"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fo:language="pt" fo:country="BR" officeooo:rsid="010610d2" officeooo:paragraph-rsid="010610d2"/>
    </style:style>
    <style:style style:name="P171"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ef97d" officeooo:paragraph-rsid="011c1846"/>
    </style:style>
    <style:style style:name="P172" style:family="paragraph" style:parent-style-name="RH_20_Body_20_Text" style:list-style-name="L4">
      <style:paragraph-properties fo:margin-left="1.27cm" fo:margin-right="0cm" fo:margin-top="0cm" fo:margin-bottom="0cm" loext:contextual-spacing="true" fo:text-align="start" style:justify-single-word="false" fo:orphans="2" fo:widows="2" fo:hyphenation-ladder-count="no-limit" fo:text-indent="0cm" style:auto-text-indent="false"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0610d2" officeooo:paragraph-rsid="012e479d" style:font-size-asian="6pt" style:font-style-asian="normal" style:font-size-complex="6pt" style:font-style-complex="normal" fo:hyphenate="false" fo:hyphenation-remain-char-count="2" fo:hyphenation-push-char-count="2"/>
    </style:style>
    <style:style style:name="P173" style:family="paragraph" style:parent-style-name="RH_20_Body_20_Text" style:list-style-name="L4">
      <style:paragraph-properties fo:margin-left="1.27cm" fo:margin-right="0cm" fo:margin-top="0cm" fo:margin-bottom="0cm" loext:contextual-spacing="true" fo:text-align="start" style:justify-single-word="false" fo:orphans="2" fo:widows="2" fo:hyphenation-ladder-count="no-limit" fo:text-indent="0cm" style:auto-text-indent="false"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2e479d" officeooo:paragraph-rsid="012e479d" style:font-size-asian="6pt" style:font-style-asian="normal" style:font-size-complex="6pt" style:font-style-complex="normal" fo:hyphenate="false" fo:hyphenation-remain-char-count="2" fo:hyphenation-push-char-count="2"/>
    </style:style>
    <style:style style:name="P174" style:family="paragraph" style:parent-style-name="RH_20_Body_20_Text" style:list-style-name="L4">
      <style:paragraph-properties fo:margin-left="1.27cm" fo:margin-right="0cm" fo:margin-top="0cm" fo:margin-bottom="0cm" loext:contextual-spacing="true" fo:text-align="start" style:justify-single-word="false" fo:orphans="2" fo:widows="2" fo:hyphenation-ladder-count="no-limit" fo:text-indent="0cm" style:auto-text-indent="false"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30b5e9" officeooo:paragraph-rsid="0130b5e9" style:font-size-asian="6pt" style:font-style-asian="normal" style:font-size-complex="6pt" style:font-style-complex="normal" fo:hyphenate="false" fo:hyphenation-remain-char-count="2" fo:hyphenation-push-char-count="2"/>
    </style:style>
    <style:style style:name="P175" style:family="paragraph" style:parent-style-name="RH_20_Body_20_Text" style:list-style-name="L4" style:master-page-name="">
      <style:paragraph-properties fo:margin-left="1.27cm" fo:margin-right="0cm" fo:margin-top="0cm" fo:margin-bottom="0cm" loext:contextual-spacing="true" fo:text-align="start" style:justify-single-word="false" fo:orphans="2" fo:widows="2" fo:hyphenation-ladder-count="no-limit" fo:text-indent="0cm" style:auto-text-indent="false" style:page-number="auto" fo:background-color="#000000" fo:padding="0.051cm" fo:border="0.06pt solid #000000" style:shadow="none" style:text-autospace="none" style:punctuation-wrap="simple" style:vertical-align="baseline" style:writing-mode="lr-tb">
        <style:tab-stops>
          <style:tab-stop style:position="1.27cm"/>
        </style:tab-stops>
        <style:background-image/>
      </style:paragraph-properties>
      <style:text-properties style:font-name="Verdana" fo:font-size="6pt" fo:language="pt" fo:country="BR" fo:font-style="normal" officeooo:rsid="010610d2" officeooo:paragraph-rsid="012cf535" style:font-size-asian="6pt" style:font-style-asian="normal" style:font-size-complex="6pt" style:font-style-complex="normal" fo:hyphenate="false" fo:hyphenation-remain-char-count="2" fo:hyphenation-push-char-count="2"/>
    </style:style>
    <style:style style:name="P176"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2e479d" officeooo:paragraph-rsid="012e479d" style:font-size-asian="6pt" style:font-size-complex="6pt"/>
    </style:style>
    <style:style style:name="P177"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2e479d" officeooo:paragraph-rsid="012e479d" fo:background-color="#ffff00" style:font-size-asian="6pt" style:font-size-complex="6pt"/>
    </style:style>
    <style:style style:name="P178"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12e479d" officeooo:paragraph-rsid="012e479d" fo:background-color="transparent" style:font-size-asian="6pt" style:font-size-complex="6pt"/>
    </style:style>
    <style:style style:name="P179" style:family="paragraph" style:parent-style-name="RH_20_Body_20_Text">
      <style:paragraph-properties fo:margin-top="0cm" fo:margin-bottom="0cm" loext:contextual-spacing="false" fo:text-align="justify" style:justify-single-word="false"/>
      <style:text-properties officeooo:rsid="01290585" officeooo:paragraph-rsid="01290585"/>
    </style:style>
    <style:style style:name="P180" style:family="paragraph" style:parent-style-name="RH_20_Body_20_Text">
      <style:paragraph-properties fo:margin-left="1.27cm" fo:margin-right="0cm" fo:text-align="justify" style:justify-single-word="false" fo:text-indent="0cm" style:auto-text-indent="false"/>
      <style:text-properties fo:language="pt" fo:country="BR" officeooo:rsid="00c8f652" officeooo:paragraph-rsid="01082e70"/>
    </style:style>
    <style:style style:name="P181" style:family="paragraph" style:parent-style-name="RH_20_Body_20_Text">
      <style:paragraph-properties fo:margin-left="1.27cm" fo:margin-right="0cm" fo:text-align="justify" style:justify-single-word="false" fo:text-indent="0cm" style:auto-text-indent="false"/>
      <style:text-properties fo:language="pt" fo:country="BR" officeooo:rsid="00c8f652" officeooo:paragraph-rsid="00c8f652"/>
    </style:style>
    <style:style style:name="P182" style:family="paragraph" style:parent-style-name="RH_20_Body_20_Text">
      <style:paragraph-properties fo:margin-left="1.27cm" fo:margin-right="0cm" fo:text-align="justify" style:justify-single-word="false" fo:text-indent="0cm" style:auto-text-indent="false"/>
      <style:text-properties fo:language="pt" fo:country="BR" officeooo:rsid="00ca6aeb" officeooo:paragraph-rsid="010aa45a"/>
    </style:style>
    <style:style style:name="P183" style:family="paragraph" style:parent-style-name="RH_20_Body_20_Text">
      <style:paragraph-properties fo:margin-left="1.27cm" fo:margin-right="0cm" fo:text-align="justify" style:justify-single-word="false" fo:text-indent="0cm" style:auto-text-indent="false"/>
      <style:text-properties fo:language="pt" fo:country="BR" officeooo:rsid="00ca6aeb" officeooo:paragraph-rsid="01082e70"/>
    </style:style>
    <style:style style:name="P184" style:family="paragraph" style:parent-style-name="RH_20_Body_20_Text">
      <style:paragraph-properties fo:margin-left="1.27cm" fo:margin-right="0cm" fo:text-indent="0cm" style:auto-text-indent="false"/>
      <style:text-properties fo:language="pt" fo:country="BR" officeooo:rsid="00ca6aeb" officeooo:paragraph-rsid="00ca6aeb"/>
    </style:style>
    <style:style style:name="P185" style:family="paragraph" style:parent-style-name="RH_20_Body_20_Text">
      <style:paragraph-properties fo:margin-left="1.27cm" fo:margin-right="0cm" fo:text-indent="0cm" style:auto-text-indent="false"/>
      <style:text-properties fo:language="pt" fo:country="BR" officeooo:rsid="006002b6" officeooo:paragraph-rsid="01082e70"/>
    </style:style>
    <style:style style:name="P186" style:family="paragraph" style:parent-style-name="RH_20_Body_20_Text">
      <style:paragraph-properties fo:margin-left="1.27cm" fo:margin-right="0cm" fo:text-indent="0cm" style:auto-text-indent="false"/>
      <style:text-properties fo:language="pt" fo:country="BR" officeooo:rsid="006002b6" officeooo:paragraph-rsid="006002b6"/>
    </style:style>
    <style:style style:name="P187" style:family="paragraph" style:parent-style-name="RH_20_Body_20_Text">
      <style:paragraph-properties fo:margin-left="1.27cm" fo:margin-right="0cm" fo:text-align="justify" style:justify-single-word="false" fo:text-indent="0cm" style:auto-text-indent="false"/>
      <style:text-properties fo:language="pt" fo:country="BR" officeooo:rsid="00e1076f" officeooo:paragraph-rsid="0129b476"/>
    </style:style>
    <style:style style:name="P188" style:family="paragraph" style:parent-style-name="RH_20_Body_20_Text">
      <style:paragraph-properties fo:margin-left="1.27cm" fo:margin-right="0cm" fo:text-align="justify" style:justify-single-word="false" fo:text-indent="0cm" style:auto-text-indent="false"/>
      <style:text-properties fo:language="pt" fo:country="BR" officeooo:rsid="00e1076f" officeooo:paragraph-rsid="0119b8be"/>
    </style:style>
    <style:style style:name="P189" style:family="paragraph" style:parent-style-name="RH_20_Body_20_Text">
      <style:paragraph-properties fo:margin-left="1.27cm" fo:margin-right="0cm" fo:text-align="justify" style:justify-single-word="false" fo:text-indent="0cm" style:auto-text-indent="false"/>
      <style:text-properties fo:language="pt" fo:country="BR" officeooo:rsid="013362fe" officeooo:paragraph-rsid="013362fe"/>
    </style:style>
    <style:style style:name="P190" style:family="paragraph" style:parent-style-name="RH_20_Body_20_Text">
      <style:paragraph-properties fo:margin-left="1.27cm" fo:margin-right="0cm" fo:text-align="justify" style:justify-single-word="false" fo:text-indent="0cm" style:auto-text-indent="false"/>
      <style:text-properties officeooo:paragraph-rsid="01082e70"/>
    </style:style>
    <style:style style:name="P191" style:family="paragraph" style:parent-style-name="RH_20_Body_20_Text">
      <style:paragraph-properties fo:margin-left="1.27cm" fo:margin-right="0cm" fo:text-align="justify" style:justify-single-word="false" fo:text-indent="0cm" style:auto-text-indent="false"/>
      <style:text-properties officeooo:paragraph-rsid="010aa45a"/>
    </style:style>
    <style:style style:name="P192" style:family="paragraph" style:parent-style-name="RH_20_Body_20_Text">
      <style:paragraph-properties fo:margin-left="1.27cm" fo:margin-right="0cm" fo:text-align="justify" style:justify-single-word="false" fo:text-indent="0cm" style:auto-text-indent="false"/>
      <style:text-properties officeooo:paragraph-rsid="011f4e99"/>
    </style:style>
    <style:style style:name="P193" style:family="paragraph" style:parent-style-name="RH_20_Body_20_Text">
      <style:paragraph-properties fo:margin-left="1.27cm" fo:margin-right="0cm" fo:text-align="justify" style:justify-single-word="false" fo:text-indent="0cm" style:auto-text-indent="false"/>
      <style:text-properties officeooo:paragraph-rsid="0100258b"/>
    </style:style>
    <style:style style:name="P194" style:family="paragraph" style:parent-style-name="RH_20_Body_20_Text">
      <style:paragraph-properties fo:margin-left="1.27cm" fo:margin-right="0cm" fo:text-align="justify" style:justify-single-word="false" fo:text-indent="0cm" style:auto-text-indent="false"/>
      <style:text-properties officeooo:paragraph-rsid="00f66fa8"/>
    </style:style>
    <style:style style:name="P195" style:family="paragraph" style:parent-style-name="RH_20_Body_20_Text">
      <style:paragraph-properties fo:margin-left="1.27cm" fo:margin-right="0cm" fo:text-align="justify" style:justify-single-word="false" fo:text-indent="0cm" style:auto-text-indent="false"/>
      <style:text-properties officeooo:rsid="00cc736b" officeooo:paragraph-rsid="01285176"/>
    </style:style>
    <style:style style:name="P196" style:family="paragraph" style:parent-style-name="RH_20_Body_20_Text">
      <style:paragraph-properties fo:margin-left="1.27cm" fo:margin-right="0cm" fo:text-align="justify" style:justify-single-word="false" fo:text-indent="0cm" style:auto-text-indent="false"/>
      <style:text-properties officeooo:rsid="00cc736b" officeooo:paragraph-rsid="00cc736b"/>
    </style:style>
    <style:style style:name="P197" style:family="paragraph" style:parent-style-name="RH_20_Body_20_Text">
      <style:paragraph-properties fo:margin-left="1.27cm" fo:margin-right="0cm" fo:text-align="justify" style:justify-single-word="false" fo:text-indent="0cm" style:auto-text-indent="false"/>
      <style:text-properties officeooo:rsid="00cc736b" officeooo:paragraph-rsid="00cdd4aa"/>
    </style:style>
    <style:style style:name="P198" style:family="paragraph" style:parent-style-name="RH_20_Body_20_Text">
      <style:paragraph-properties fo:margin-left="1.27cm" fo:margin-right="0cm" fo:text-align="justify" style:justify-single-word="false" fo:text-indent="0cm" style:auto-text-indent="false"/>
      <style:text-properties officeooo:rsid="00dd8b05" officeooo:paragraph-rsid="0128696a"/>
    </style:style>
    <style:style style:name="P199" style:family="paragraph" style:parent-style-name="RH_20_Body_20_Text">
      <style:paragraph-properties fo:margin-left="1.27cm" fo:margin-right="0cm" fo:text-align="justify" style:justify-single-word="false" fo:text-indent="0cm" style:auto-text-indent="false"/>
      <style:text-properties officeooo:rsid="00dd8b05" officeooo:paragraph-rsid="00cc736b"/>
    </style:style>
    <style:style style:name="P200" style:family="paragraph" style:parent-style-name="RH_20_Body_20_Text">
      <style:paragraph-properties fo:margin-left="1.27cm" fo:margin-right="0cm" fo:text-align="justify" style:justify-single-word="false" fo:text-indent="0cm" style:auto-text-indent="false"/>
      <style:text-properties officeooo:rsid="00dd8b05" officeooo:paragraph-rsid="00dd8b05"/>
    </style:style>
    <style:style style:name="P201" style:family="paragraph" style:parent-style-name="RH_20_Body_20_Text">
      <style:paragraph-properties fo:margin-left="1.27cm" fo:margin-right="0cm" fo:text-align="justify" style:justify-single-word="false" fo:text-indent="0cm" style:auto-text-indent="false"/>
      <style:text-properties officeooo:rsid="00e1076f" officeooo:paragraph-rsid="0119b8be"/>
    </style:style>
    <style:style style:name="P202" style:family="paragraph" style:parent-style-name="RH_20_Body_20_Text">
      <style:paragraph-properties fo:margin-left="1.27cm" fo:margin-right="0cm" fo:text-align="justify" style:justify-single-word="false" fo:text-indent="0cm" style:auto-text-indent="false"/>
      <style:text-properties officeooo:rsid="00def97d" officeooo:paragraph-rsid="00def97d"/>
    </style:style>
    <style:style style:name="P203" style:family="paragraph" style:parent-style-name="RH_20_Body_20_Text">
      <style:paragraph-properties fo:margin-left="1.27cm" fo:margin-right="0cm" fo:text-align="justify" style:justify-single-word="false" fo:text-indent="0cm" style:auto-text-indent="false"/>
      <style:text-properties officeooo:rsid="00db0ea8" officeooo:paragraph-rsid="00db0ea8"/>
    </style:style>
    <style:style style:name="P204" style:family="paragraph" style:parent-style-name="RH_20_Body_20_Text">
      <style:paragraph-properties fo:margin-left="1.27cm" fo:margin-right="0cm" fo:text-align="justify" style:justify-single-word="false" fo:text-indent="0cm" style:auto-text-indent="false"/>
      <style:text-properties officeooo:rsid="00d639d0" officeooo:paragraph-rsid="00dd8b05"/>
    </style:style>
    <style:style style:name="P205" style:family="paragraph" style:parent-style-name="RH_20_Body_20_Text">
      <style:paragraph-properties fo:margin-left="1.27cm" fo:margin-right="0cm" fo:text-align="justify" style:justify-single-word="false" fo:text-indent="0cm" style:auto-text-indent="false"/>
      <style:text-properties officeooo:rsid="00d639d0" officeooo:paragraph-rsid="00d639d0"/>
    </style:style>
    <style:style style:name="P206" style:family="paragraph" style:parent-style-name="RH_20_Body_20_Text">
      <style:paragraph-properties fo:margin-left="1.27cm" fo:margin-right="0cm" fo:text-align="justify" style:justify-single-word="false" fo:text-indent="0cm" style:auto-text-indent="false"/>
      <style:text-properties officeooo:rsid="00cdd4aa" officeooo:paragraph-rsid="00cdd4aa"/>
    </style:style>
    <style:style style:name="P207" style:family="paragraph" style:parent-style-name="RH_20_Body_20_Text">
      <style:paragraph-properties fo:margin-left="1.27cm" fo:margin-right="0cm" fo:text-align="justify" style:justify-single-word="false" fo:text-indent="0cm" style:auto-text-indent="false"/>
      <style:text-properties officeooo:rsid="00ce3d0d" officeooo:paragraph-rsid="00ce3d0d"/>
    </style:style>
    <style:style style:name="P208" style:family="paragraph" style:parent-style-name="RH_20_Body_20_Text">
      <style:paragraph-properties fo:margin-left="1.27cm" fo:margin-right="0cm" fo:text-align="justify" style:justify-single-word="false" fo:text-indent="0cm" style:auto-text-indent="false"/>
      <style:text-properties officeooo:rsid="00d1d5d6" officeooo:paragraph-rsid="00d1d5d6"/>
    </style:style>
    <style:style style:name="P209" style:family="paragraph" style:parent-style-name="RH_20_Body_20_Text">
      <style:paragraph-properties fo:margin-left="1.27cm" fo:margin-right="0cm" fo:text-align="justify" style:justify-single-word="false" fo:text-indent="0cm" style:auto-text-indent="false"/>
      <style:text-properties officeooo:rsid="00d4307d" officeooo:paragraph-rsid="00d4307d"/>
    </style:style>
    <style:style style:name="P210" style:family="paragraph" style:parent-style-name="RH_20_Body_20_Text">
      <style:paragraph-properties fo:margin-left="1.27cm" fo:margin-right="0cm" fo:text-align="justify" style:justify-single-word="false" fo:text-indent="0cm" style:auto-text-indent="false"/>
      <style:text-properties officeooo:rsid="00d4307d" officeooo:paragraph-rsid="00d52cc3"/>
    </style:style>
    <style:style style:name="P211" style:family="paragraph" style:parent-style-name="RH_20_Body_20_Text">
      <style:paragraph-properties fo:margin-left="1.27cm" fo:margin-right="0cm" fo:text-align="justify" style:justify-single-word="false" fo:text-indent="0cm" style:auto-text-indent="false"/>
      <style:text-properties officeooo:rsid="00d52cc3" officeooo:paragraph-rsid="00d52cc3"/>
    </style:style>
    <style:style style:name="P212" style:family="paragraph" style:parent-style-name="RH_20_Body_20_Text">
      <style:paragraph-properties fo:margin-left="1.27cm" fo:margin-right="0cm" fo:text-align="justify" style:justify-single-word="false" fo:text-indent="0cm" style:auto-text-indent="false"/>
      <style:text-properties fo:font-style="normal" officeooo:rsid="00d639d0" officeooo:paragraph-rsid="00d639d0" style:font-style-asian="normal" style:font-style-complex="normal"/>
    </style:style>
    <style:style style:name="P213" style:family="paragraph" style:parent-style-name="RH_20_Body_20_Text">
      <style:paragraph-properties fo:margin-left="1.27cm" fo:margin-right="0cm" fo:text-align="justify" style:justify-single-word="false" fo:text-indent="0cm" style:auto-text-indent="false"/>
      <style:text-properties fo:font-style="normal" officeooo:rsid="01133413" officeooo:paragraph-rsid="0129b476" style:font-style-asian="normal" style:font-style-complex="normal"/>
    </style:style>
    <style:style style:name="P214" style:family="paragraph" style:parent-style-name="RH_20_Body_20_Text">
      <style:paragraph-properties fo:margin-left="1.27cm" fo:margin-right="0cm" fo:text-indent="0cm" style:auto-text-indent="false"/>
      <style:text-properties style:font-name="Verdana" fo:font-size="6pt" fo:language="pt" fo:country="BR" officeooo:rsid="00cc736b" officeooo:paragraph-rsid="00cc736b" style:font-size-asian="6pt" style:font-size-complex="6pt"/>
    </style:style>
    <style:style style:name="P215" style:family="paragraph" style:parent-style-name="RH_20_Body_20_Text">
      <style:paragraph-properties fo:margin-left="1.27cm" fo:margin-right="0cm" fo:text-align="justify" style:justify-single-word="false" fo:text-indent="0cm" style:auto-text-indent="false"/>
      <style:text-properties fo:font-weight="normal" officeooo:rsid="00cc8b8b" officeooo:paragraph-rsid="00cc8b8b" style:font-weight-asian="normal" style:font-weight-complex="normal"/>
    </style:style>
    <style:style style:name="P216" style:family="paragraph" style:parent-style-name="RH_20_Body_20_Text">
      <style:paragraph-properties fo:margin-left="1.27cm" fo:margin-right="0cm" fo:text-align="justify" style:justify-single-word="false" fo:text-indent="0cm" style:auto-text-indent="false"/>
      <style:text-properties officeooo:rsid="00cc8b8b" officeooo:paragraph-rsid="00cc8b8b"/>
    </style:style>
    <style:style style:name="P217"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10aa45a" officeooo:paragraph-rsid="010aa45a" style:font-size-asian="6pt" style:font-size-complex="6pt"/>
    </style:style>
    <style:style style:name="P218"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a6aeb" officeooo:paragraph-rsid="00cc736b" style:font-size-asian="6pt" style:font-size-complex="6pt"/>
    </style:style>
    <style:style style:name="P219"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a6aeb" officeooo:paragraph-rsid="00ca6aeb" style:font-size-asian="6pt" style:font-size-complex="6pt"/>
    </style:style>
    <style:style style:name="P220"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cc8b8b" style:font-size-asian="6pt" style:font-size-complex="6pt"/>
    </style:style>
    <style:style style:name="P221"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cdd4aa" style:font-size-asian="6pt" style:font-size-complex="6pt"/>
    </style:style>
    <style:style style:name="P222"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e8c928" style:font-size-asian="6pt" style:font-size-complex="6pt"/>
    </style:style>
    <style:style style:name="P223"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officeooo:rsid="00ca6aeb" officeooo:paragraph-rsid="0128696a"/>
    </style:style>
    <style:style style:name="P224" style:family="paragraph" style:parent-style-name="RH_20_Body_20_Text" style:master-page-name="">
      <style:paragraph-properties fo:margin-left="1.27cm" fo:margin-right="0cm" fo:margin-top="0.215cm" fo:margin-bottom="0cm" loext:contextual-spacing="false" fo:text-align="start" style:justify-single-word="false" fo:text-indent="0cm" style:auto-text-indent="false" style:page-number="auto" fo:background-color="#000000" fo:padding="0.051cm" fo:border="0.06pt solid #000000" style:shadow="none">
        <style:background-image/>
      </style:paragraph-properties>
      <style:text-properties officeooo:paragraph-rsid="00d02901"/>
    </style:style>
    <style:style style:name="P225"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10aa45a" style:font-size-asian="6pt" style:font-size-complex="6pt"/>
    </style:style>
    <style:style style:name="P226"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0cc736b" style:font-size-asian="6pt" style:font-size-complex="6pt"/>
    </style:style>
    <style:style style:name="P227"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0f66fa8" style:font-size-asian="6pt" style:font-size-complex="6pt"/>
    </style:style>
    <style:style style:name="P228"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0ca6aeb" style:font-size-asian="6pt" style:font-size-complex="6pt"/>
    </style:style>
    <style:style style:name="P229"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dd4aa" officeooo:paragraph-rsid="00f9fffe" style:font-size-asian="6pt" style:font-size-complex="6pt"/>
    </style:style>
    <style:style style:name="P230"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dd4aa" officeooo:paragraph-rsid="00cdd4aa" style:font-size-asian="6pt" style:font-size-complex="6pt"/>
    </style:style>
    <style:style style:name="P231"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c736b" officeooo:paragraph-rsid="00e8c928" style:font-size-asian="6pt" style:font-size-complex="6pt"/>
    </style:style>
    <style:style style:name="P232"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119b8be" officeooo:paragraph-rsid="0119b8be" style:font-size-asian="6pt" style:font-size-complex="6pt"/>
    </style:style>
    <style:style style:name="P233"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f66fa8" officeooo:paragraph-rsid="00f66fa8" style:font-size-asian="6pt" style:font-size-complex="6pt"/>
    </style:style>
    <style:style style:name="P234"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f76dee" officeooo:paragraph-rsid="00f76dee" style:font-size-asian="6pt" style:font-size-complex="6pt"/>
    </style:style>
    <style:style style:name="P235"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officeooo:paragraph-rsid="011792af"/>
    </style:style>
    <style:style style:name="P236"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use-window-font-color="true" style:font-name="Verdana" fo:font-size="6pt" fo:language="pt" fo:country="BR" officeooo:rsid="00f66fa8" officeooo:paragraph-rsid="00f76dee" style:letter-kerning="true" style:font-name-asian="Times New Roman" style:font-size-asian="6pt" style:font-name-complex="Liberation Sans" style:font-size-complex="6pt" style:language-complex="ar" style:country-complex="SA"/>
    </style:style>
    <style:style style:name="P237"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use-window-font-color="true" style:font-name="Verdana" fo:font-size="6pt" fo:language="pt" fo:country="BR" officeooo:rsid="00f76dee" officeooo:paragraph-rsid="00f76dee" style:letter-kerning="true" style:font-name-asian="Times New Roman" style:font-size-asian="6pt" style:font-name-complex="Liberation Sans" style:font-size-complex="6pt" style:language-complex="ar" style:country-complex="SA"/>
    </style:style>
    <style:style style:name="P238"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83507" officeooo:paragraph-rsid="0128696a"/>
    </style:style>
    <style:style style:name="P239"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83507" officeooo:paragraph-rsid="00dd8b05"/>
    </style:style>
    <style:style style:name="P240"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83507" officeooo:paragraph-rsid="00def97d"/>
    </style:style>
    <style:style style:name="P241"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83507" officeooo:paragraph-rsid="00db0ea8"/>
    </style:style>
    <style:style style:name="P242"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ef97d" officeooo:paragraph-rsid="0119b8be"/>
    </style:style>
    <style:style style:name="P243"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officeooo:rsid="00db0ea8" officeooo:paragraph-rsid="00dd8b05"/>
    </style:style>
    <style:style style:name="P244"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0dd8b05" officeooo:paragraph-rsid="00dd8b05" style:font-size-asian="6pt" style:font-style-asian="normal" style:font-size-complex="6pt" style:font-style-complex="normal"/>
    </style:style>
    <style:style style:name="P245"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0def97d" officeooo:paragraph-rsid="00def97d" style:font-size-asian="6pt" style:font-style-asian="normal" style:font-size-complex="6pt" style:font-style-complex="normal"/>
    </style:style>
    <style:style style:name="P246"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0def97d" officeooo:paragraph-rsid="0119b8be" style:font-size-asian="6pt" style:font-style-asian="normal" style:font-size-complex="6pt" style:font-style-complex="normal"/>
    </style:style>
    <style:style style:name="P247"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0db0ea8" officeooo:paragraph-rsid="00db0ea8" style:font-size-asian="6pt" style:font-style-asian="normal" style:font-size-complex="6pt" style:font-style-complex="normal"/>
    </style:style>
    <style:style style:name="P248" style:family="paragraph" style:parent-style-name="RH_20_Body_20_Text">
      <style:paragraph-properties fo:margin-left="1.27cm" fo:margin-right="0cm" fo:margin-top="0cm" fo:margin-bottom="0cm" loext:contextual-spacing="tru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fo:font-style="normal" officeooo:rsid="00ce3d0d" officeooo:paragraph-rsid="00db0ea8" style:font-size-asian="6pt" style:font-style-asian="normal" style:font-size-complex="6pt" style:font-style-complex="normal"/>
    </style:style>
    <style:style style:name="P249"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d1d5d6" style:font-size-asian="6pt" style:font-size-complex="6pt"/>
    </style:style>
    <style:style style:name="P250"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d4307d" style:font-size-asian="6pt" style:font-size-complex="6pt"/>
    </style:style>
    <style:style style:name="P251"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d52cc3" style:font-size-asian="6pt" style:font-size-complex="6pt"/>
    </style:style>
    <style:style style:name="P252"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def97d" style:font-size-asian="6pt" style:font-size-complex="6pt"/>
    </style:style>
    <style:style style:name="P253"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officeooo:rsid="00cc8b8b" officeooo:paragraph-rsid="00d639d0" style:font-size-asian="6pt" style:font-size-complex="6pt"/>
    </style:style>
    <style:style style:name="P254" style:family="paragraph" style:parent-style-name="RH_20_Body_20_Text" style:master-page-name="">
      <style:paragraph-properties fo:margin-left="1.27cm" fo:margin-right="0cm" fo:margin-top="0cm" fo:margin-bottom="0cm" loext:contextual-spacing="true" fo:text-align="start" style:justify-single-word="false" fo:text-indent="0cm" style:auto-text-indent="false" style:page-number="auto" fo:background-color="#000000" fo:padding="0.051cm" fo:border="0.06pt solid #000000" style:shadow="none">
        <style:background-image/>
      </style:paragraph-properties>
      <style:text-properties style:font-name="Verdana" fo:font-size="6pt" fo:language="pt" fo:country="BR" fo:font-style="normal" officeooo:rsid="00ce3d0d" officeooo:paragraph-rsid="00d639d0" style:font-size-asian="6pt" style:font-style-asian="normal" style:font-size-complex="6pt" style:font-style-complex="normal"/>
    </style:style>
    <style:style style:name="P255" style:family="paragraph" style:parent-style-name="RH_20_Body_20_Text" style:master-page-name="">
      <style:paragraph-properties fo:margin-left="1.27cm" fo:margin-right="0cm" fo:margin-top="0cm" fo:margin-bottom="0cm" loext:contextual-spacing="true" fo:text-align="justify" style:justify-single-word="false" fo:text-indent="0cm" style:auto-text-indent="false" style:page-number="auto" fo:background-color="transparent" style:shadow="none" style:vertical-align="top">
        <style:background-image/>
      </style:paragraph-properties>
      <style:text-properties officeooo:paragraph-rsid="00cc736b"/>
    </style:style>
    <style:style style:name="P256" style:family="paragraph" style:parent-style-name="RH_20_Body_20_Text">
      <style:paragraph-properties fo:margin-left="1.27cm" fo:margin-right="0cm" fo:margin-top="0cm" fo:margin-bottom="0cm" loext:contextual-spacing="true" fo:text-indent="0cm" style:auto-text-indent="false" fo:background-color="#eeeeee" fo:padding="0.051cm" fo:border="0.06pt solid #000000" style:shadow="none">
        <style:background-image/>
      </style:paragraph-properties>
      <style:text-properties style:font-name="Verdana" fo:font-size="6pt" fo:language="pt" fo:country="BR" officeooo:rsid="00d1d5d6" officeooo:paragraph-rsid="00d1d5d6" style:font-size-asian="6pt" style:font-size-complex="6pt"/>
    </style:style>
    <style:style style:name="P257" style:family="paragraph" style:parent-style-name="RH_20_Body_20_Text">
      <style:paragraph-properties fo:margin-left="1.27cm" fo:margin-right="0cm" fo:margin-top="0cm" fo:margin-bottom="0cm" loext:contextual-spacing="true" fo:text-align="justify" style:justify-single-word="false" fo:text-indent="0cm" style:auto-text-indent="false"/>
      <style:text-properties officeooo:paragraph-rsid="00cc736b"/>
    </style:style>
    <style:style style:name="P258" style:family="paragraph" style:parent-style-name="RH_20_Body_20_Text">
      <style:paragraph-properties fo:margin-left="1.27cm" fo:margin-right="0cm" fo:margin-top="0cm" fo:margin-bottom="0cm" loext:contextual-spacing="true" fo:text-align="justify" style:justify-single-word="false" fo:text-indent="0cm" style:auto-text-indent="false"/>
      <style:text-properties officeooo:paragraph-rsid="00d639d0"/>
    </style:style>
    <style:style style:name="P259" style:family="paragraph" style:parent-style-name="RH_20_Body_20_Text" style:master-page-name="">
      <style:paragraph-properties fo:margin-left="1.27cm" fo:margin-right="0cm" fo:text-align="justify" style:justify-single-word="false" fo:text-indent="0cm" style:auto-text-indent="false" style:page-number="auto"/>
      <style:text-properties officeooo:rsid="00def97d" officeooo:paragraph-rsid="00def97d"/>
    </style:style>
    <style:style style:name="P260"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736b" officeooo:paragraph-rsid="00cc736b" style:font-size-asian="6pt" style:font-size-complex="6pt"/>
    </style:style>
    <style:style style:name="P261"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8b8b" officeooo:paragraph-rsid="00cc8b8b" style:font-size-asian="6pt" style:font-size-complex="6pt"/>
    </style:style>
    <style:style style:name="P262"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8b8b" officeooo:paragraph-rsid="00e8c928" style:font-size-asian="6pt" style:font-size-complex="6pt"/>
    </style:style>
    <style:style style:name="P263"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8b8b" officeooo:paragraph-rsid="00cdd4aa" style:font-size-asian="6pt" style:font-size-complex="6pt"/>
    </style:style>
    <style:style style:name="P264"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736b" officeooo:paragraph-rsid="00cc736b" fo:background-color="#ffff99" style:font-size-asian="6pt" style:font-size-complex="6pt"/>
    </style:style>
    <style:style style:name="P265"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dd4aa" officeooo:paragraph-rsid="00cdd4aa" fo:background-color="#ffff99" style:font-size-asian="6pt" style:font-size-complex="6pt"/>
    </style:style>
    <style:style style:name="P266" style:family="paragraph" style:parent-style-name="RH_20_Body_20_Text">
      <style:paragraph-properties fo:margin-left="1.27cm" fo:margin-right="0cm" fo:margin-top="0cm" fo:margin-bottom="0cm" loext:contextual-spacing="false" fo:text-indent="0cm" style:auto-text-indent="false" fo:background-color="#eeeeee" fo:padding="0.051cm" fo:border="0.06pt solid #000000" style:shadow="none">
        <style:background-image/>
      </style:paragraph-properties>
      <style:text-properties style:font-name="Verdana" fo:font-size="6pt" fo:language="pt" fo:country="BR" officeooo:rsid="00cc8b8b" officeooo:paragraph-rsid="00cc8b8b" fo:background-color="#ffff99" style:font-size-asian="6pt" style:font-size-complex="6pt"/>
    </style:style>
    <style:style style:name="P267" style:family="paragraph" style:parent-style-name="RH_20_Body_20_Text">
      <style:paragraph-properties fo:margin-left="1.27cm" fo:margin-right="0cm" fo:text-indent="0cm" style:auto-text-indent="false" fo:break-before="page"/>
      <style:text-properties fo:language="pt" fo:country="BR" officeooo:rsid="00ca6aeb" officeooo:paragraph-rsid="00f66fa8"/>
    </style:style>
    <style:style style:name="P268"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1082e70" style:font-size-asian="6pt" style:font-size-complex="6pt"/>
    </style:style>
    <style:style style:name="P269"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11f4e99" style:font-size-asian="6pt" style:font-size-complex="6pt"/>
    </style:style>
    <style:style style:name="P270"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0ca6aeb" officeooo:paragraph-rsid="00f66fa8" style:font-size-asian="6pt" style:font-size-complex="6pt"/>
    </style:style>
    <style:style style:name="P271"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1082e70" officeooo:paragraph-rsid="011d8d18" style:font-size-asian="6pt" style:font-size-complex="6pt"/>
    </style:style>
    <style:style style:name="P272" style:family="paragraph" style:parent-style-name="RH_20_Body_20_Text">
      <style:paragraph-properties fo:margin-left="1.27cm" fo:margin-right="0cm" fo:margin-top="0.215cm" fo:margin-bottom="0cm" loext:contextual-spacing="false" fo:text-align="start" style:justify-single-word="false" fo:text-indent="0cm" style:auto-text-indent="false" fo:background-color="#000000" fo:padding="0.051cm" fo:border="0.06pt solid #000000" style:shadow="none">
        <style:background-image/>
      </style:paragraph-properties>
      <style:text-properties style:font-name="Verdana" fo:font-size="6pt" fo:language="pt" fo:country="BR" officeooo:rsid="01082e70" officeooo:paragraph-rsid="011f4e99" style:font-size-asian="6pt" style:font-size-complex="6pt"/>
    </style:style>
    <style:style style:name="P273" style:family="paragraph" style:parent-style-name="RH_20_Body_20_Text" style:list-style-name="L1">
      <style:paragraph-properties fo:margin-left="3.81cm" fo:margin-right="0cm" fo:text-align="justify" style:justify-single-word="false" fo:text-indent="-0.635cm" style:auto-text-indent="false"/>
      <style:text-properties fo:language="pt" fo:country="BR" fo:font-style="normal" officeooo:rsid="00c47a35" officeooo:paragraph-rsid="0103e763" style:font-style-asian="normal" style:font-style-complex="normal"/>
    </style:style>
    <style:style style:name="P274" style:family="paragraph" style:parent-style-name="RH_20_Body_20_Text" style:list-style-name="L1">
      <style:paragraph-properties fo:margin-left="3.81cm" fo:margin-right="0cm" fo:text-align="justify" style:justify-single-word="false" fo:text-indent="-0.635cm" style:auto-text-indent="false"/>
      <style:text-properties fo:language="pt" fo:country="BR" fo:font-style="normal" officeooo:rsid="0101c1c3" officeooo:paragraph-rsid="0101c1c3" style:font-style-asian="normal" style:font-style-complex="normal"/>
    </style:style>
    <style:style style:name="P275" style:family="paragraph" style:parent-style-name="RH_20_Body_20_Text">
      <style:paragraph-properties fo:margin-left="0cm" fo:margin-right="0cm" fo:text-align="justify" style:justify-single-word="false" fo:text-indent="0cm" style:auto-text-indent="false"/>
      <style:text-properties fo:font-weight="bold" officeooo:rsid="013362fe" officeooo:paragraph-rsid="013362fe" style:font-weight-asian="bold" style:font-weight-complex="bold"/>
    </style:style>
    <style:style style:name="P276" style:family="paragraph" style:parent-style-name="RH_20_Body_20_Text">
      <style:paragraph-properties fo:margin-left="0cm" fo:margin-right="0cm" fo:text-align="justify" style:justify-single-word="false" fo:text-indent="0cm" style:auto-text-indent="false"/>
      <style:text-properties officeooo:rsid="013362fe" officeooo:paragraph-rsid="013362fe"/>
    </style:style>
    <style:style style:name="P277" style:family="paragraph" style:parent-style-name="Contents_20_2">
      <style:paragraph-properties>
        <style:tab-stops>
          <style:tab-stop style:position="17.78cm" style:type="right" style:leader-style="dotted" style:leader-text="."/>
        </style:tab-stops>
      </style:paragraph-properties>
    </style:style>
    <style:style style:name="P278" style:family="paragraph" style:parent-style-name="Contents_20_1">
      <style:paragraph-properties>
        <style:tab-stops>
          <style:tab-stop style:position="17.78cm" style:type="right" style:leader-style="dotted" style:leader-text="."/>
        </style:tab-stops>
      </style:paragraph-properties>
    </style:style>
    <style:style style:name="P279" style:family="paragraph" style:parent-style-name="Contents_20_3">
      <style:paragraph-properties>
        <style:tab-stops>
          <style:tab-stop style:position="17.78cm" style:type="right" style:leader-style="dotted" style:leader-text="."/>
        </style:tab-stops>
      </style:paragraph-properties>
    </style:style>
    <style:style style:name="T1" style:family="text">
      <style:text-properties officeooo:rsid="00e4f28b"/>
    </style:style>
    <style:style style:name="T2" style:family="text">
      <style:text-properties officeooo:rsid="003c73c2"/>
    </style:style>
    <style:style style:name="T3" style:family="text">
      <style:text-properties style:use-window-font-color="true"/>
    </style:style>
    <style:style style:name="T4" style:family="text">
      <style:text-properties style:use-window-font-color="true" officeooo:rsid="003c73c2"/>
    </style:style>
    <style:style style:name="T5" style:family="text">
      <style:text-properties style:use-window-font-color="true" officeooo:rsid="00c3b408"/>
    </style:style>
    <style:style style:name="T6" style:family="text">
      <style:text-properties style:use-window-font-color="true" officeooo:rsid="00e4f28b"/>
    </style:style>
    <style:style style:name="T7" style:family="text">
      <style:text-properties style:use-window-font-color="true" fo:background-color="transparent" loext:char-shading-value="0"/>
    </style:style>
    <style:style style:name="T8" style:family="text">
      <style:text-properties style:use-window-font-color="true" style:font-name="Verdana" fo:font-size="6pt" fo:language="pt" fo:country="BR" officeooo:rsid="00f9fffe" style:letter-kerning="true" style:font-name-asian="Times New Roman" style:font-size-asian="6pt" style:font-name-complex="Liberation Sans" style:font-size-complex="6pt" style:language-complex="ar" style:country-complex="SA"/>
    </style:style>
    <style:style style:name="T9" style:family="text">
      <style:text-properties style:use-window-font-color="true" style:font-name="Verdana" fo:font-size="6pt" fo:language="pt" fo:country="BR" officeooo:rsid="00d02901" style:letter-kerning="true" style:font-name-asian="Times New Roman" style:font-size-asian="6pt" style:font-name-complex="Liberation Sans" style:font-size-complex="6pt" style:language-complex="ar" style:country-complex="SA"/>
    </style:style>
    <style:style style:name="T10" style:family="text">
      <style:text-properties style:use-window-font-color="true" style:font-name="Verdana" fo:font-size="6pt" fo:language="pt" fo:country="BR" officeooo:rsid="011792af" style:letter-kerning="true" style:font-name-asian="Times New Roman" style:font-size-asian="6pt" style:font-name-complex="Liberation Sans" style:font-size-complex="6pt" style:language-complex="ar" style:country-complex="SA"/>
    </style:style>
    <style:style style:name="T11" style:family="text">
      <style:text-properties style:use-window-font-color="true" style:font-name="Verdana" fo:font-size="6pt" fo:language="pt" fo:country="BR" fo:font-style="normal" style:letter-kerning="true" style:font-name-asian="Times New Roman" style:font-size-asian="6pt" style:font-style-asian="normal" style:font-name-complex="Liberation Sans" style:font-size-complex="6pt" style:language-complex="ar" style:country-complex="SA" style:font-style-complex="normal"/>
    </style:style>
    <style:style style:name="T12" style:family="text">
      <style:text-properties style:use-window-font-color="true" style:font-name="Verdana" fo:font-size="6pt" fo:language="pt" fo:country="BR" fo:font-style="normal" officeooo:rsid="0103e763" style:letter-kerning="true" style:font-name-asian="Times New Roman" style:font-size-asian="6pt" style:font-style-asian="normal" style:font-name-complex="Liberation Sans" style:font-size-complex="6pt" style:language-complex="ar" style:country-complex="SA" style:font-style-complex="normal"/>
    </style:style>
    <style:style style:name="T13" style:family="text">
      <style:text-properties style:use-window-font-color="true" officeooo:rsid="00f66fa8" style:letter-kerning="true" style:font-name-asian="Times New Roman" style:font-name-complex="Liberation Sans" style:language-complex="ar" style:country-complex="SA"/>
    </style:style>
    <style:style style:name="T14" style:family="text">
      <style:text-properties style:use-window-font-color="true" officeooo:rsid="00d02901" style:letter-kerning="true" style:font-name-asian="Times New Roman" style:font-name-complex="Liberation Sans" style:language-complex="ar" style:country-complex="SA"/>
    </style:style>
    <style:style style:name="T15" style:family="text">
      <style:text-properties style:use-window-font-color="true" officeooo:rsid="011792af" style:letter-kerning="true" style:font-name-asian="Times New Roman" style:font-name-complex="Liberation Sans" style:language-complex="ar" style:country-complex="SA"/>
    </style:style>
    <style:style style:name="T16" style:family="text">
      <style:text-properties style:use-window-font-color="true" style:font-name="Liberation Sans" fo:font-size="10pt" fo:language="pt" fo:country="BR" fo:font-style="normal" style:letter-kerning="true" style:font-name-asian="Times New Roman" style:font-size-asian="10pt" style:font-style-asian="normal" style:font-name-complex="Liberation Sans" style:font-size-complex="10pt" style:language-complex="ar" style:country-complex="SA" style:font-style-complex="normal"/>
    </style:style>
    <style:style style:name="T17" style:family="text">
      <style:text-properties style:use-window-font-color="true" style:font-name="Liberation Sans" fo:font-size="10pt" fo:language="pt" fo:country="BR" fo:font-style="normal" officeooo:rsid="0103516d" style:letter-kerning="true" style:font-name-asian="Times New Roman" style:font-size-asian="10pt" style:font-style-asian="normal" style:font-name-complex="Liberation Sans" style:font-size-complex="10pt" style:language-complex="ar" style:country-complex="SA" style:font-style-complex="normal"/>
    </style:style>
    <style:style style:name="T18" style:family="text">
      <style:text-properties style:use-window-font-color="true" style:font-name="Liberation Sans" fo:font-size="10pt" fo:language="pt" fo:country="BR" fo:font-style="normal" officeooo:rsid="00c47a35" style:letter-kerning="true" style:font-name-asian="Times New Roman" style:font-size-asian="10pt" style:font-style-asian="normal" style:font-name-complex="Liberation Sans" style:font-size-complex="10pt" style:language-complex="ar" style:country-complex="SA" style:font-style-complex="normal"/>
    </style:style>
    <style:style style:name="T19" style:family="text">
      <style:text-properties style:use-window-font-color="true" style:font-name="Liberation Sans" fo:font-size="10pt" fo:language="pt" fo:country="BR" fo:font-style="normal" officeooo:rsid="00e5874c" style:letter-kerning="true" style:font-name-asian="Times New Roman" style:font-size-asian="10pt" style:font-style-asian="normal" style:font-name-complex="Liberation Sans" style:font-size-complex="10pt" style:language-complex="ar" style:country-complex="SA" style:font-style-complex="normal"/>
    </style:style>
    <style:style style:name="T20" style:family="text">
      <style:text-properties style:use-window-font-color="true" style:font-name="Liberation Sans" fo:font-size="10pt" fo:language="pt" fo:country="BR" fo:font-style="normal" officeooo:rsid="00c5699f" style:letter-kerning="true" style:font-name-asian="Times New Roman" style:font-size-asian="10pt" style:font-style-asian="normal" style:font-name-complex="Liberation Sans" style:font-size-complex="10pt" style:language-complex="ar" style:country-complex="SA" style:font-style-complex="normal"/>
    </style:style>
    <style:style style:name="T21" style:family="text">
      <style:text-properties style:use-window-font-color="true" style:font-name="Liberation Sans" fo:font-size="10pt" fo:language="pt" fo:country="BR" fo:font-style="normal" officeooo:rsid="00c61835" style:letter-kerning="true" style:font-name-asian="Times New Roman" style:font-size-asian="10pt" style:font-style-asian="normal" style:font-name-complex="Liberation Sans" style:font-size-complex="10pt" style:language-complex="ar" style:country-complex="SA" style:font-style-complex="normal"/>
    </style:style>
    <style:style style:name="T22" style:family="text">
      <style:text-properties style:use-window-font-color="true" style:font-name="Liberation Sans" fo:font-size="10pt" fo:language="pt" fo:country="BR" fo:font-style="normal" officeooo:rsid="0105860c" style:letter-kerning="true" style:font-name-asian="Times New Roman" style:font-size-asian="10pt" style:font-style-asian="normal" style:font-name-complex="Liberation Sans" style:font-size-complex="10pt" style:language-complex="ar" style:country-complex="SA" style:font-style-complex="normal"/>
    </style:style>
    <style:style style:name="T23" style:family="text">
      <style:text-properties style:use-window-font-color="true" style:font-name="Liberation Sans" fo:font-size="10pt" fo:language="pt" fo:country="BR" fo:font-style="normal" officeooo:rsid="01307b71" style:letter-kerning="true" style:font-name-asian="Times New Roman" style:font-size-asian="10pt" style:font-style-asian="normal" style:font-name-complex="Liberation Sans" style:font-size-complex="10pt" style:language-complex="ar" style:country-complex="SA" style:font-style-complex="normal"/>
    </style:style>
    <style:style style:name="T24" style:family="text">
      <style:text-properties style:use-window-font-color="true" style:font-name="Liberation Sans" fo:font-size="10pt" fo:language="pt" fo:country="BR" fo:font-style="italic" style:letter-kerning="true" style:font-name-asian="Times New Roman" style:font-size-asian="10pt" style:font-style-asian="italic" style:font-name-complex="Liberation Sans" style:font-size-complex="10pt" style:language-complex="ar" style:country-complex="SA" style:font-style-complex="italic"/>
    </style:style>
    <style:style style:name="T25" style:family="text">
      <style:text-properties style:use-window-font-color="true" style:font-name="Liberation Sans" fo:font-size="10pt" fo:language="pt" fo:country="BR" fo:font-style="italic" officeooo:rsid="0105860c" style:letter-kerning="true" style:font-name-asian="Times New Roman" style:font-size-asian="10pt" style:font-style-asian="italic" style:font-name-complex="Liberation Sans" style:font-size-complex="10pt" style:language-complex="ar" style:country-complex="SA" style:font-style-complex="italic"/>
    </style:style>
    <style:style style:name="T26" style:family="text">
      <style:text-properties officeooo:rsid="00c3b408"/>
    </style:style>
    <style:style style:name="T27" style:family="text">
      <style:text-properties fo:language="pt" fo:country="BR"/>
    </style:style>
    <style:style style:name="T28" style:family="text">
      <style:text-properties fo:language="pt" fo:country="BR" officeooo:rsid="00c3b408"/>
    </style:style>
    <style:style style:name="T29" style:family="text">
      <style:text-properties fo:language="pt" fo:country="BR" officeooo:rsid="00c47a35"/>
    </style:style>
    <style:style style:name="T30" style:family="text">
      <style:text-properties fo:language="pt" fo:country="BR" fo:font-style="italic" officeooo:rsid="00c47a35" style:font-style-asian="italic" style:font-style-complex="italic"/>
    </style:style>
    <style:style style:name="T31" style:family="text">
      <style:text-properties fo:language="pt" fo:country="BR" fo:font-style="italic" officeooo:rsid="00c61835" style:font-style-asian="italic" style:font-style-complex="italic"/>
    </style:style>
    <style:style style:name="T32" style:family="text">
      <style:text-properties fo:language="pt" fo:country="BR" fo:font-style="italic" officeooo:rsid="00c8f652" style:font-style-asian="italic" style:font-style-complex="italic"/>
    </style:style>
    <style:style style:name="T33" style:family="text">
      <style:text-properties fo:language="pt" fo:country="BR" fo:font-style="italic" officeooo:rsid="01082e70" style:font-style-asian="italic" style:font-style-complex="italic"/>
    </style:style>
    <style:style style:name="T34" style:family="text">
      <style:text-properties fo:language="pt" fo:country="BR" fo:font-style="italic" officeooo:rsid="011f4e99" style:font-style-asian="italic" style:font-style-complex="italic"/>
    </style:style>
    <style:style style:name="T35" style:family="text">
      <style:text-properties fo:language="pt" fo:country="BR" fo:font-style="italic" fo:font-weight="bold" fo:background-color="#ffffff" loext:char-shading-value="0" style:font-style-asian="italic" style:font-weight-asian="bold" style:font-style-complex="italic" style:font-weight-complex="bold"/>
    </style:style>
    <style:style style:name="T36" style:family="text">
      <style:text-properties fo:language="pt" fo:country="BR" fo:font-style="normal" style:font-style-asian="normal" style:font-style-complex="normal"/>
    </style:style>
    <style:style style:name="T37" style:family="text">
      <style:text-properties fo:language="pt" fo:country="BR" fo:font-style="normal" officeooo:rsid="00c47a35" style:font-style-asian="normal" style:font-style-complex="normal"/>
    </style:style>
    <style:style style:name="T38" style:family="text">
      <style:text-properties fo:language="pt" fo:country="BR" fo:font-style="normal" officeooo:rsid="00c5699f" style:font-style-asian="normal" style:font-style-complex="normal"/>
    </style:style>
    <style:style style:name="T39" style:family="text">
      <style:text-properties fo:language="pt" fo:country="BR" fo:font-style="normal" officeooo:rsid="00c61835" style:font-style-asian="normal" style:font-style-complex="normal"/>
    </style:style>
    <style:style style:name="T40" style:family="text">
      <style:text-properties fo:language="pt" fo:country="BR" fo:font-style="normal" officeooo:rsid="00ca6aeb" style:font-style-asian="normal" style:font-style-complex="normal"/>
    </style:style>
    <style:style style:name="T41" style:family="text">
      <style:text-properties fo:language="pt" fo:country="BR" fo:font-style="normal" officeooo:rsid="00c8f652" style:font-style-asian="normal" style:font-style-complex="normal"/>
    </style:style>
    <style:style style:name="T42" style:family="text">
      <style:text-properties fo:language="pt" fo:country="BR" fo:font-style="normal" officeooo:rsid="0100258b" style:font-style-asian="normal" style:font-style-complex="normal"/>
    </style:style>
    <style:style style:name="T43" style:family="text">
      <style:text-properties fo:language="pt" fo:country="BR" fo:font-style="normal" officeooo:rsid="01082e70" style:font-style-asian="normal" style:font-style-complex="normal"/>
    </style:style>
    <style:style style:name="T44" style:family="text">
      <style:text-properties fo:language="pt" fo:country="BR" fo:font-style="normal" officeooo:rsid="010d0df3" style:font-style-asian="normal" style:font-style-complex="normal"/>
    </style:style>
    <style:style style:name="T45" style:family="text">
      <style:text-properties fo:language="pt" fo:country="BR" officeooo:rsid="00ca6aeb"/>
    </style:style>
    <style:style style:name="T46" style:family="text">
      <style:text-properties fo:language="pt" fo:country="BR" officeooo:rsid="00c5699f"/>
    </style:style>
    <style:style style:name="T47" style:family="text">
      <style:text-properties fo:language="pt" fo:country="BR" officeooo:rsid="00c61835"/>
    </style:style>
    <style:style style:name="T48" style:family="text">
      <style:text-properties fo:language="pt" fo:country="BR" officeooo:rsid="00f47f55"/>
    </style:style>
    <style:style style:name="T49" style:family="text">
      <style:text-properties fo:language="pt" fo:country="BR" officeooo:rsid="010610d2"/>
    </style:style>
    <style:style style:name="T50" style:family="text">
      <style:text-properties fo:language="pt" fo:country="BR" officeooo:rsid="0119b8be"/>
    </style:style>
    <style:style style:name="T51" style:family="text">
      <style:text-properties fo:language="pt" fo:country="BR" officeooo:rsid="0103516d"/>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officeooo:rsid="005ee17e" style:font-style-asian="italic" style:font-style-complex="italic"/>
    </style:style>
    <style:style style:name="T55" style:family="text">
      <style:text-properties fo:font-style="italic" officeooo:rsid="00ca6aeb" style:font-style-asian="italic" style:font-style-complex="italic"/>
    </style:style>
    <style:style style:name="T56" style:family="text">
      <style:text-properties fo:font-style="italic" officeooo:rsid="00ce3d0d" style:font-style-asian="italic" style:font-style-complex="italic"/>
    </style:style>
    <style:style style:name="T57" style:family="text">
      <style:text-properties fo:font-style="italic" officeooo:rsid="00d02901" style:font-style-asian="italic" style:font-style-complex="italic"/>
    </style:style>
    <style:style style:name="T58" style:family="text">
      <style:text-properties fo:font-style="italic" officeooo:rsid="00d52cc3" style:font-style-asian="italic" style:font-style-complex="italic"/>
    </style:style>
    <style:style style:name="T59" style:family="text">
      <style:text-properties fo:font-style="italic" officeooo:rsid="00e1eb2f" style:font-style-asian="italic" style:font-style-complex="italic"/>
    </style:style>
    <style:style style:name="T60" style:family="text">
      <style:text-properties fo:font-style="italic" officeooo:rsid="00effd74" style:font-style-asian="italic" style:font-style-complex="italic"/>
    </style:style>
    <style:style style:name="T61" style:family="text">
      <style:text-properties fo:font-style="italic" officeooo:rsid="00f0608a" style:font-style-asian="italic" style:font-style-complex="italic"/>
    </style:style>
    <style:style style:name="T62" style:family="text">
      <style:text-properties fo:font-style="italic" officeooo:rsid="00f1bced" style:font-style-asian="italic" style:font-style-complex="italic"/>
    </style:style>
    <style:style style:name="T63" style:family="text">
      <style:text-properties fo:font-style="italic" officeooo:rsid="00c8f652" style:font-style-asian="italic" style:font-style-complex="italic"/>
    </style:style>
    <style:style style:name="T64" style:family="text">
      <style:text-properties fo:font-style="italic" officeooo:rsid="00f34870" style:font-style-asian="italic" style:font-style-complex="italic"/>
    </style:style>
    <style:style style:name="T65" style:family="text">
      <style:text-properties fo:font-style="italic" officeooo:rsid="010610d2" style:font-style-asian="italic" style:font-style-complex="italic"/>
    </style:style>
    <style:style style:name="T66" style:family="text">
      <style:text-properties fo:font-style="italic" officeooo:rsid="01082e70" style:font-style-asian="italic" style:font-style-complex="italic"/>
    </style:style>
    <style:style style:name="T67" style:family="text">
      <style:text-properties fo:font-style="italic" officeooo:rsid="010aa45a" style:font-style-asian="italic" style:font-style-complex="italic"/>
    </style:style>
    <style:style style:name="T68" style:family="text">
      <style:text-properties fo:font-style="italic" officeooo:rsid="0113fa53" style:font-style-asian="italic" style:font-style-complex="italic"/>
    </style:style>
    <style:style style:name="T69" style:family="text">
      <style:text-properties fo:font-style="italic" officeooo:rsid="00e44a8c" style:font-style-asian="italic" style:font-style-complex="italic"/>
    </style:style>
    <style:style style:name="T70" style:family="text">
      <style:text-properties fo:font-style="italic" officeooo:rsid="011d3678"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officeooo:rsid="0029426c"/>
    </style:style>
    <style:style style:name="T73" style:family="text">
      <style:text-properties officeooo:rsid="0039f886"/>
    </style:style>
    <style:style style:name="T74" style:family="text">
      <style:text-properties officeooo:rsid="003ab8bd"/>
    </style:style>
    <style:style style:name="T75" style:family="text">
      <style:text-properties officeooo:rsid="005ee17e"/>
    </style:style>
    <style:style style:name="T76" style:family="text">
      <style:text-properties fo:font-weight="bold" style:font-weight-asian="bold" style:font-weight-complex="bold"/>
    </style:style>
    <style:style style:name="T77" style:family="text">
      <style:text-properties fo:font-weight="bold" officeooo:rsid="0129b476" style:font-weight-asian="bold" style:font-weight-complex="bold"/>
    </style:style>
    <style:style style:name="T78" style:family="text">
      <style:text-properties fo:font-weight="normal" style:font-weight-asian="normal" style:font-weight-complex="normal"/>
    </style:style>
    <style:style style:name="T79" style:family="text">
      <style:text-properties fo:color="#008080" style:font-name="Monospace"/>
    </style:style>
    <style:style style:name="T80" style:family="text">
      <style:text-properties fo:color="#008080" style:font-name="Monospace" officeooo:rsid="00cdd4aa"/>
    </style:style>
    <style:style style:name="T81" style:family="text">
      <style:text-properties fo:color="#008080" style:font-name="Monospace" fo:font-size="6pt" style:font-size-asian="6pt" style:font-size-complex="6pt"/>
    </style:style>
    <style:style style:name="T82" style:family="text">
      <style:text-properties fo:color="#3f7f7f" style:font-name="Monospace"/>
    </style:style>
    <style:style style:name="T83" style:family="text">
      <style:text-properties fo:color="#3f7f7f" style:font-name="Monospace" officeooo:rsid="00cdd4aa"/>
    </style:style>
    <style:style style:name="T84" style:family="text">
      <style:text-properties fo:color="#3f7f7f" style:font-name="Monospace" fo:font-size="6pt" style:font-size-asian="6pt" style:font-size-complex="6pt"/>
    </style:style>
    <style:style style:name="T85" style:family="text">
      <style:text-properties fo:color="#7f007f" style:font-name="Monospace"/>
    </style:style>
    <style:style style:name="T86" style:family="text">
      <style:text-properties fo:color="#7f007f" style:font-name="Monospace" officeooo:rsid="00cdd4aa"/>
    </style:style>
    <style:style style:name="T87" style:family="text">
      <style:text-properties fo:color="#7f007f" style:font-name="Monospace" fo:font-size="6pt" style:font-size-asian="6pt" style:font-size-complex="6pt"/>
    </style:style>
    <style:style style:name="T88" style:family="text">
      <style:text-properties fo:color="#2a00ff" style:font-name="Monospace" fo:font-style="italic" style:font-style-asian="italic"/>
    </style:style>
    <style:style style:name="T89" style:family="text">
      <style:text-properties fo:color="#2a00ff" style:font-name="Monospace" fo:font-style="italic" officeooo:rsid="00cdd4aa" style:font-style-asian="italic"/>
    </style:style>
    <style:style style:name="T90" style:family="text">
      <style:text-properties fo:color="#2a00ff" style:font-name="Monospace" fo:font-style="italic" officeooo:rsid="00e44a8c" style:font-style-asian="italic"/>
    </style:style>
    <style:style style:name="T91" style:family="text">
      <style:text-properties fo:color="#2a00ff" style:font-name="Monospace" fo:font-style="italic" officeooo:rsid="010ed53f" style:font-style-asian="italic"/>
    </style:style>
    <style:style style:name="T92" style:family="text">
      <style:text-properties fo:color="#2a00ff" style:font-name="Monospace" fo:font-style="italic" officeooo:rsid="010f69b4" style:font-style-asian="italic"/>
    </style:style>
    <style:style style:name="T93" style:family="text">
      <style:text-properties fo:color="#2a00ff" style:font-name="Monospace" fo:font-style="italic" officeooo:rsid="0110c224" style:font-style-asian="italic"/>
    </style:style>
    <style:style style:name="T94" style:family="text">
      <style:text-properties fo:color="#2a00ff" style:font-name="Monospace" fo:font-style="italic" officeooo:rsid="01181416" style:font-style-asian="italic"/>
    </style:style>
    <style:style style:name="T95" style:family="text">
      <style:text-properties fo:color="#2a00ff" style:font-name="Monospace" fo:font-size="6pt" fo:font-style="italic" style:font-size-asian="6pt" style:font-style-asian="italic" style:font-size-complex="6pt"/>
    </style:style>
    <style:style style:name="T96" style:family="text">
      <style:text-properties fo:color="#2a00ff" style:font-name="Monospace" fo:font-size="6pt" fo:font-style="italic" officeooo:rsid="010f69b4" style:font-size-asian="6pt" style:font-style-asian="italic" style:font-size-complex="6pt"/>
    </style:style>
    <style:style style:name="T97" style:family="text">
      <style:text-properties fo:color="#2a00ff" style:font-name="Monospace" fo:language="pt" fo:country="BR" fo:font-style="italic" officeooo:rsid="010ed53f" style:letter-kerning="true" style:font-name-asian="Times New Roman" style:font-style-asian="italic" style:font-name-complex="Liberation Sans" style:language-complex="ar" style:country-complex="SA"/>
    </style:style>
    <style:style style:name="T98" style:family="text">
      <style:text-properties fo:font-style="normal" style:font-style-asian="normal" style:font-style-complex="normal"/>
    </style:style>
    <style:style style:name="T99" style:family="text">
      <style:text-properties fo:font-style="normal" officeooo:rsid="00c7494a" style:font-style-asian="normal" style:font-style-complex="normal"/>
    </style:style>
    <style:style style:name="T100" style:family="text">
      <style:text-properties fo:font-style="normal" officeooo:rsid="00cb0ec9" style:font-style-asian="normal" style:font-style-complex="normal"/>
    </style:style>
    <style:style style:name="T101" style:family="text">
      <style:text-properties fo:font-style="normal" officeooo:rsid="00cc736b" style:font-style-asian="normal" style:font-style-complex="normal"/>
    </style:style>
    <style:style style:name="T102" style:family="text">
      <style:text-properties fo:font-style="normal" officeooo:rsid="00ce3d0d" style:font-style-asian="normal" style:font-style-complex="normal"/>
    </style:style>
    <style:style style:name="T103" style:family="text">
      <style:text-properties fo:font-style="normal" officeooo:rsid="00d02901" style:font-style-asian="normal" style:font-style-complex="normal"/>
    </style:style>
    <style:style style:name="T104" style:family="text">
      <style:text-properties fo:font-style="normal" officeooo:rsid="00d4307d" style:font-style-asian="normal" style:font-style-complex="normal"/>
    </style:style>
    <style:style style:name="T105" style:family="text">
      <style:text-properties fo:font-style="normal" officeooo:rsid="00d52cc3" style:font-style-asian="normal" style:font-style-complex="normal"/>
    </style:style>
    <style:style style:name="T106" style:family="text">
      <style:text-properties fo:font-style="normal" officeooo:rsid="00d639d0" style:font-style-asian="normal" style:font-style-complex="normal"/>
    </style:style>
    <style:style style:name="T107" style:family="text">
      <style:text-properties fo:font-style="normal" officeooo:rsid="00def97d" style:font-style-asian="normal" style:font-style-complex="normal"/>
    </style:style>
    <style:style style:name="T108" style:family="text">
      <style:text-properties fo:font-style="normal" officeooo:rsid="00e8c928" style:font-style-asian="normal" style:font-style-complex="normal"/>
    </style:style>
    <style:style style:name="T109" style:family="text">
      <style:text-properties fo:font-style="normal" officeooo:rsid="00ee4c81" style:font-style-asian="normal" style:font-style-complex="normal"/>
    </style:style>
    <style:style style:name="T110" style:family="text">
      <style:text-properties fo:font-style="normal" officeooo:rsid="00effd74" style:font-style-asian="normal" style:font-style-complex="normal"/>
    </style:style>
    <style:style style:name="T111" style:family="text">
      <style:text-properties fo:font-style="normal" officeooo:rsid="00ef7638" style:font-style-asian="normal" style:font-style-complex="normal"/>
    </style:style>
    <style:style style:name="T112" style:family="text">
      <style:text-properties fo:font-style="normal" officeooo:rsid="00f0608a" style:font-style-asian="normal" style:font-style-complex="normal"/>
    </style:style>
    <style:style style:name="T113" style:family="text">
      <style:text-properties fo:font-style="normal" officeooo:rsid="00c61835" style:font-style-asian="normal" style:font-style-complex="normal"/>
    </style:style>
    <style:style style:name="T114" style:family="text">
      <style:text-properties fo:font-style="normal" officeooo:rsid="00f1bced" style:font-style-asian="normal" style:font-style-complex="normal"/>
    </style:style>
    <style:style style:name="T115" style:family="text">
      <style:text-properties fo:font-style="normal" officeooo:rsid="00c8f652" style:font-style-asian="normal" style:font-style-complex="normal"/>
    </style:style>
    <style:style style:name="T116" style:family="text">
      <style:text-properties fo:font-style="normal" officeooo:rsid="00f34870" style:font-style-asian="normal" style:font-style-complex="normal"/>
    </style:style>
    <style:style style:name="T117" style:family="text">
      <style:text-properties fo:font-style="normal" officeooo:rsid="00ebd121" style:font-style-asian="normal" style:font-style-complex="normal"/>
    </style:style>
    <style:style style:name="T118" style:family="text">
      <style:text-properties fo:font-style="normal" officeooo:rsid="0103516d" style:font-style-asian="normal" style:font-style-complex="normal"/>
    </style:style>
    <style:style style:name="T119" style:family="text">
      <style:text-properties fo:font-style="normal" officeooo:rsid="01082e70" style:font-style-asian="normal" style:font-style-complex="normal"/>
    </style:style>
    <style:style style:name="T120" style:family="text">
      <style:text-properties fo:font-style="normal" officeooo:rsid="0109f120" style:font-style-asian="normal" style:font-style-complex="normal"/>
    </style:style>
    <style:style style:name="T121" style:family="text">
      <style:text-properties fo:font-style="normal" officeooo:rsid="010aa45a" style:font-style-asian="normal" style:font-style-complex="normal"/>
    </style:style>
    <style:style style:name="T122" style:family="text">
      <style:text-properties fo:font-style="normal" officeooo:rsid="010f69b4" style:font-style-asian="normal" style:font-style-complex="normal"/>
    </style:style>
    <style:style style:name="T123" style:family="text">
      <style:text-properties fo:font-style="normal" officeooo:rsid="0115cd5f" style:font-style-asian="normal" style:font-style-complex="normal"/>
    </style:style>
    <style:style style:name="T124" style:family="text">
      <style:text-properties fo:font-style="normal" officeooo:rsid="011b34d1" style:font-style-asian="normal" style:font-style-complex="normal"/>
    </style:style>
    <style:style style:name="T125" style:family="text">
      <style:text-properties fo:font-style="normal" officeooo:rsid="011c1846" style:font-style-asian="normal" style:font-style-complex="normal"/>
    </style:style>
    <style:style style:name="T126" style:family="text">
      <style:text-properties fo:font-style="normal" officeooo:rsid="0129b476"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c5699f"/>
    </style:style>
    <style:style style:name="T129" style:family="text">
      <style:text-properties officeooo:rsid="00c61835"/>
    </style:style>
    <style:style style:name="T130" style:family="text">
      <style:text-properties officeooo:rsid="00ca6aeb"/>
    </style:style>
    <style:style style:name="T131" style:family="text">
      <style:text-properties style:font-name="Verdana" fo:font-size="6pt" fo:language="pt" fo:country="BR" fo:font-style="normal" style:font-size-asian="6pt" style:font-style-asian="normal" style:font-size-complex="6pt" style:font-style-complex="normal"/>
    </style:style>
    <style:style style:name="T132" style:family="text">
      <style:text-properties style:font-name="Verdana" fo:font-size="6pt" fo:language="pt" fo:country="BR" fo:font-style="normal" officeooo:rsid="00ce3d0d" style:font-size-asian="6pt" style:font-style-asian="normal" style:font-size-complex="6pt" style:font-style-complex="normal"/>
    </style:style>
    <style:style style:name="T133" style:family="text">
      <style:text-properties style:font-name="Verdana" fo:font-size="6pt" fo:language="pt" fo:country="BR" fo:font-style="normal" officeooo:rsid="00db0ea8" style:font-size-asian="6pt" style:font-style-asian="normal" style:font-size-complex="6pt" style:font-style-complex="normal"/>
    </style:style>
    <style:style style:name="T134" style:family="text">
      <style:text-properties style:font-name="Verdana" fo:font-size="6pt" fo:language="pt" fo:country="BR" fo:font-style="normal" officeooo:rsid="00dd8b05" style:font-size-asian="6pt" style:font-style-asian="normal" style:font-size-complex="6pt" style:font-style-complex="normal"/>
    </style:style>
    <style:style style:name="T135" style:family="text">
      <style:text-properties style:font-name="Verdana" fo:font-size="6pt" fo:language="pt" fo:country="BR" fo:font-style="normal" officeooo:rsid="00def97d" style:font-size-asian="6pt" style:font-style-asian="normal" style:font-size-complex="6pt" style:font-style-complex="normal"/>
    </style:style>
    <style:style style:name="T136" style:family="text">
      <style:text-properties style:font-name="Verdana" fo:font-size="6pt" fo:language="pt" fo:country="BR" fo:font-style="normal" officeooo:rsid="00e1076f" style:font-size-asian="6pt" style:font-style-asian="normal" style:font-size-complex="6pt" style:font-style-complex="normal"/>
    </style:style>
    <style:style style:name="T137" style:family="text">
      <style:text-properties style:font-name="Verdana" fo:font-size="6pt" fo:language="pt" fo:country="BR" fo:font-style="normal" officeooo:rsid="0103516d" style:font-size-asian="6pt" style:font-style-asian="normal" style:font-size-complex="6pt" style:font-style-complex="normal"/>
    </style:style>
    <style:style style:name="T138" style:family="text">
      <style:text-properties style:font-name="Verdana" fo:font-size="6pt" fo:language="pt" fo:country="BR" fo:font-style="normal" officeooo:rsid="0105860c" style:font-size-asian="6pt" style:font-style-asian="normal" style:font-size-complex="6pt" style:font-style-complex="normal"/>
    </style:style>
    <style:style style:name="T139" style:family="text">
      <style:text-properties style:font-name="Verdana" fo:font-size="6pt" fo:language="pt" fo:country="BR" fo:font-style="normal" officeooo:rsid="01181416" style:font-size-asian="6pt" style:font-style-asian="normal" style:font-size-complex="6pt" style:font-style-complex="normal"/>
    </style:style>
    <style:style style:name="T140" style:family="text">
      <style:text-properties style:font-name="Verdana" fo:font-size="6pt" fo:language="pt" fo:country="BR" fo:font-style="normal" officeooo:rsid="011c1846" style:font-size-asian="6pt" style:font-style-asian="normal" style:font-size-complex="6pt" style:font-style-complex="normal"/>
    </style:style>
    <style:style style:name="T141" style:family="text">
      <style:text-properties style:font-name="Verdana" fo:font-size="6pt" fo:language="pt" fo:country="BR" fo:font-style="normal" officeooo:rsid="012026a7" style:font-size-asian="6pt" style:font-style-asian="normal" style:font-size-complex="6pt" style:font-style-complex="normal"/>
    </style:style>
    <style:style style:name="T142" style:family="text">
      <style:text-properties style:font-name="Verdana" fo:font-size="6pt" fo:language="pt" fo:country="BR" fo:font-style="normal" officeooo:rsid="01307b71" style:font-size-asian="6pt" style:font-style-asian="normal" style:font-size-complex="6pt" style:font-style-complex="normal"/>
    </style:style>
    <style:style style:name="T143" style:family="text">
      <style:text-properties style:font-name="Verdana" fo:font-size="6pt" fo:language="pt" fo:country="BR" style:font-size-asian="6pt" style:font-size-complex="6pt"/>
    </style:style>
    <style:style style:name="T144" style:family="text">
      <style:text-properties style:font-name="Verdana" fo:font-size="6pt" fo:language="pt" fo:country="BR" officeooo:rsid="00ca6aeb" style:font-size-asian="6pt" style:font-size-complex="6pt"/>
    </style:style>
    <style:style style:name="T145" style:family="text">
      <style:text-properties style:font-name="Verdana" fo:font-size="6pt" fo:language="pt" fo:country="BR" officeooo:rsid="00e6ea44" style:font-size-asian="6pt" style:font-size-complex="6pt"/>
    </style:style>
    <style:style style:name="T146" style:family="text">
      <style:text-properties style:font-name="Verdana" fo:font-size="6pt" fo:language="pt" fo:country="BR" officeooo:rsid="00e8c928" style:font-size-asian="6pt" style:font-size-complex="6pt"/>
    </style:style>
    <style:style style:name="T147" style:family="text">
      <style:text-properties style:font-name="Verdana" fo:font-size="6pt" fo:language="pt" fo:country="BR" officeooo:rsid="00cdd4aa" style:font-size-asian="6pt" style:font-size-complex="6pt"/>
    </style:style>
    <style:style style:name="T148" style:family="text">
      <style:text-properties style:font-name="Verdana" fo:font-size="6pt" fo:language="pt" fo:country="BR" officeooo:rsid="00d02901" style:font-size-asian="6pt" style:font-size-complex="6pt"/>
    </style:style>
    <style:style style:name="T149" style:family="text">
      <style:text-properties style:font-name="Verdana" fo:font-size="6pt" fo:language="pt" fo:country="BR" officeooo:rsid="0128696a" style:font-size-asian="6pt" style:font-size-complex="6pt"/>
    </style:style>
    <style:style style:name="T150" style:family="text">
      <style:text-properties style:font-name="Verdana" fo:font-size="6pt" fo:language="pt" fo:country="BR" officeooo:rsid="01290585" style:font-size-asian="6pt" style:font-size-complex="6pt"/>
    </style:style>
    <style:style style:name="T151" style:family="text">
      <style:text-properties style:font-name="Verdana" fo:font-size="6pt" fo:language="pt" fo:country="BR" officeooo:rsid="01307b71" style:font-size-asian="6pt" style:font-size-complex="6pt"/>
    </style:style>
    <style:style style:name="T152" style:family="text">
      <style:text-properties style:font-name="Verdana" fo:font-size="6pt" fo:font-style="normal" style:font-size-asian="6pt" style:font-style-asian="normal" style:font-size-complex="6pt" style:font-style-complex="normal"/>
    </style:style>
    <style:style style:name="T153" style:family="text">
      <style:text-properties officeooo:rsid="00cb0ec9"/>
    </style:style>
    <style:style style:name="T154" style:family="text">
      <style:text-properties officeooo:rsid="00cc736b"/>
    </style:style>
    <style:style style:name="T155" style:family="text">
      <style:text-properties officeooo:rsid="00cc8b8b"/>
    </style:style>
    <style:style style:name="T156" style:family="text">
      <style:text-properties fo:background-color="#ffff99" loext:char-shading-value="0"/>
    </style:style>
    <style:style style:name="T157" style:family="text">
      <style:text-properties officeooo:rsid="00cdd4aa" fo:background-color="#ffff99" loext:char-shading-value="0"/>
    </style:style>
    <style:style style:name="T158" style:family="text">
      <style:text-properties officeooo:rsid="00cdd4aa"/>
    </style:style>
    <style:style style:name="T159" style:family="text">
      <style:text-properties officeooo:rsid="00ce3d0d"/>
    </style:style>
    <style:style style:name="T160" style:family="text">
      <style:text-properties officeooo:rsid="00d02901"/>
    </style:style>
    <style:style style:name="T161" style:family="text">
      <style:text-properties style:font-name="Monospace"/>
    </style:style>
    <style:style style:name="T162" style:family="text">
      <style:text-properties style:font-name="Monospace" fo:font-size="6pt" style:font-size-asian="6pt" style:font-size-complex="6pt"/>
    </style:style>
    <style:style style:name="T163" style:family="text">
      <style:text-properties style:font-name="Monospace" officeooo:rsid="00cdd4aa"/>
    </style:style>
    <style:style style:name="T164" style:family="text">
      <style:text-properties fo:color="#1a1a1a" style:font-name="Monospace"/>
    </style:style>
    <style:style style:name="T165" style:family="text">
      <style:text-properties fo:color="#1a1a1a" style:font-name="Monospace" officeooo:rsid="00cdd4aa"/>
    </style:style>
    <style:style style:name="T166" style:family="text">
      <style:text-properties fo:color="#1a1a1a" style:font-name="Monospace" fo:font-size="6pt" style:font-size-asian="6pt" style:font-size-complex="6pt"/>
    </style:style>
    <style:style style:name="T167" style:family="text">
      <style:text-properties fo:color="#1a1a1a" style:font-name="Monospace" officeooo:rsid="00e44a8c"/>
    </style:style>
    <style:style style:name="T168" style:family="text">
      <style:text-properties fo:color="#1a1a1a" style:font-name="Monospace" officeooo:rsid="010f69b4" style:letter-kerning="true" style:font-name-asian="Times New Roman" style:font-name-complex="Liberation Sans" style:language-complex="ar" style:country-complex="SA"/>
    </style:style>
    <style:style style:name="T169" style:family="text">
      <style:text-properties fo:color="#1a1a1a" style:font-name="Monospace" officeooo:rsid="010ed53f"/>
    </style:style>
    <style:style style:name="T170" style:family="text">
      <style:text-properties fo:color="#1a1a1a" style:font-name="Monospace" officeooo:rsid="010f69b4"/>
    </style:style>
    <style:style style:name="T171" style:family="text">
      <style:text-properties fo:color="#1a1a1a" style:font-name="Monospace" officeooo:rsid="0111bc0c"/>
    </style:style>
    <style:style style:name="T172" style:family="text">
      <style:text-properties officeooo:rsid="00d1d5d6"/>
    </style:style>
    <style:style style:name="T173" style:family="text">
      <style:text-properties officeooo:rsid="00d3a15f"/>
    </style:style>
    <style:style style:name="T174" style:family="text">
      <style:text-properties officeooo:rsid="00dd8b05"/>
    </style:style>
    <style:style style:name="T175" style:family="text">
      <style:text-properties officeooo:rsid="00e1eb2f"/>
    </style:style>
    <style:style style:name="T176" style:family="text">
      <style:text-properties officeooo:rsid="00e44a8c"/>
    </style:style>
    <style:style style:name="T177" style:family="text">
      <style:text-properties officeooo:rsid="00e5874c"/>
    </style:style>
    <style:style style:name="T178" style:family="text">
      <style:text-properties officeooo:rsid="00e6ea44"/>
    </style:style>
    <style:style style:name="T179" style:family="text">
      <style:text-properties officeooo:rsid="00e8c928"/>
    </style:style>
    <style:style style:name="T180" style:family="text">
      <style:text-properties officeooo:rsid="00ebd121"/>
    </style:style>
    <style:style style:name="T181" style:family="text">
      <style:text-properties officeooo:rsid="00ee362f"/>
    </style:style>
    <style:style style:name="T182" style:family="text">
      <style:text-properties officeooo:rsid="00ef7638"/>
    </style:style>
    <style:style style:name="T183" style:family="text">
      <style:text-properties officeooo:rsid="00effd74"/>
    </style:style>
    <style:style style:name="T184" style:family="text">
      <style:text-properties officeooo:rsid="00f0608a"/>
    </style:style>
    <style:style style:name="T185" style:family="text">
      <style:text-properties officeooo:rsid="00f1bced"/>
    </style:style>
    <style:style style:name="T186" style:family="text">
      <style:text-properties officeooo:rsid="00f34870"/>
    </style:style>
    <style:style style:name="T187" style:family="text">
      <style:text-properties officeooo:rsid="00f66fa8"/>
    </style:style>
    <style:style style:name="T188" style:family="text">
      <style:text-properties officeooo:rsid="00f76dee"/>
    </style:style>
    <style:style style:name="T189" style:family="text">
      <style:text-properties officeooo:rsid="00f9fffe"/>
    </style:style>
    <style:style style:name="T190" style:family="text">
      <style:text-properties officeooo:rsid="00fbf776"/>
    </style:style>
    <style:style style:name="T191" style:family="text">
      <style:text-properties officeooo:rsid="00fc10a5"/>
    </style:style>
    <style:style style:name="T192" style:family="text">
      <style:text-properties officeooo:rsid="00fc66e7"/>
    </style:style>
    <style:style style:name="T193" style:family="text">
      <style:text-properties style:font-name="LiberationSans" fo:font-size="10pt" style:font-size-asian="10pt" style:font-size-complex="10pt"/>
    </style:style>
    <style:style style:name="T194" style:family="text">
      <style:text-properties style:font-name="LiberationSans" fo:font-size="10pt" officeooo:rsid="0103516d" style:font-size-asian="10pt" style:font-size-complex="10pt"/>
    </style:style>
    <style:style style:name="T195" style:family="text">
      <style:text-properties style:font-name="LiberationSans" fo:font-size="10pt" officeooo:rsid="010d0df3" style:font-size-asian="10pt" style:font-size-complex="10pt"/>
    </style:style>
    <style:style style:name="T196" style:family="text">
      <style:text-properties officeooo:rsid="0101c1c3"/>
    </style:style>
    <style:style style:name="T197" style:family="text">
      <style:text-properties fo:color="#000080" style:font-name="Liberation Sans" fo:font-size="10pt" fo:language="pt" fo:country="BR" fo:font-style="normal" style:text-underline-style="solid" style:text-underline-width="auto" style:text-underline-color="font-color" officeooo:rsid="00ee362f" style:letter-kerning="true" style:font-name-asian="Times New Roman" style:font-size-asian="10pt" style:font-style-asian="normal" style:font-name-complex="Liberation Sans" style:font-size-complex="10pt" style:language-complex="ar" style:country-complex="SA" style:font-style-complex="normal"/>
    </style:style>
    <style:style style:name="T198" style:family="text">
      <style:text-properties officeooo:rsid="0103516d"/>
    </style:style>
    <style:style style:name="T199" style:family="text">
      <style:text-properties officeooo:rsid="0103e763"/>
    </style:style>
    <style:style style:name="T200" style:family="text">
      <style:text-properties officeooo:rsid="010610d2"/>
    </style:style>
    <style:style style:name="T201" style:family="text">
      <style:text-properties officeooo:rsid="01082e70"/>
    </style:style>
    <style:style style:name="T202" style:family="text">
      <style:text-properties officeooo:rsid="010aa45a"/>
    </style:style>
    <style:style style:name="T203" style:family="text">
      <style:text-properties officeooo:rsid="0110c224"/>
    </style:style>
    <style:style style:name="T204" style:family="text">
      <style:text-properties officeooo:rsid="0113fa53"/>
    </style:style>
    <style:style style:name="T205" style:family="text">
      <style:text-properties officeooo:rsid="01166cf7"/>
    </style:style>
    <style:style style:name="T206" style:family="text">
      <style:text-properties officeooo:rsid="011792af"/>
    </style:style>
    <style:style style:name="T207" style:family="text">
      <style:text-properties officeooo:rsid="01181416"/>
    </style:style>
    <style:style style:name="T208" style:family="text">
      <style:text-properties officeooo:rsid="0119b8be"/>
    </style:style>
    <style:style style:name="T209" style:family="text">
      <style:text-properties officeooo:rsid="011c1846"/>
    </style:style>
    <style:style style:name="T210" style:family="text">
      <style:text-properties officeooo:rsid="011c4653"/>
    </style:style>
    <style:style style:name="T211" style:family="text">
      <style:text-properties officeooo:rsid="011d3678"/>
    </style:style>
    <style:style style:name="T212" style:family="text">
      <style:text-properties officeooo:rsid="011d8d18"/>
    </style:style>
    <style:style style:name="T213" style:family="text">
      <style:text-properties officeooo:rsid="011f4e99"/>
    </style:style>
    <style:style style:name="T214" style:family="text">
      <style:text-properties officeooo:rsid="0128696a"/>
    </style:style>
    <style:style style:name="T215" style:family="text">
      <style:text-properties officeooo:rsid="0129b476"/>
    </style:style>
    <style:style style:name="T216" style:family="text">
      <style:text-properties officeooo:rsid="012aa814"/>
    </style:style>
    <style:style style:name="T217" style:family="text">
      <style:text-properties officeooo:rsid="012cf535"/>
    </style:style>
    <style:style style:name="T218" style:family="text">
      <style:text-properties officeooo:rsid="012e479d"/>
    </style:style>
    <style:style style:name="T219" style:family="text">
      <style:text-properties officeooo:rsid="012efdc3"/>
    </style:style>
    <style:style style:name="T220" style:family="text">
      <style:text-properties officeooo:rsid="0130b5e9"/>
    </style:style>
    <style:style style:name="T221" style:family="text">
      <style:text-properties officeooo:rsid="0135103e"/>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101"/>
      <text:p text:style-name="P32"/>
      <text:p text:style-name="P30"/>
      <text:p text:style-name="P30"/>
      <text:p text:style-name="P32"/>
      <text:p text:style-name="P32"/>
      <text:p text:style-name="P32"><text:line-break/><text:span text:style-name="T73">Projeto bRms 6 + JOn</text:span></text:p>
      <text:p text:style-name="P31">instalação do <text:span text:style-name="T26">AMBIENTE BPMS 6 + JON</text:span></text:p>
      <text:p text:style-name="P30">preparado para: <text:span text:style-name="T1">DUPONT</text:span></text:p>
      <text:p text:style-name="P30"/>
      <text:p text:style-name="P29"/>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102">Índice</text:p>
          </text:index-title>
          <text:p text:style-name="P278">1 Informações deste documento<text:tab/>3</text:p>
          <text:p text:style-name="P277">1.1 Originador<text:tab/>3</text:p>
          <text:p text:style-name="P277">1.2 Propriedade<text:tab/>3</text:p>
          <text:p text:style-name="P277">1.3 Copyright<text:tab/>3</text:p>
          <text:p text:style-name="P277">1.4 Distribuição<text:tab/>3</text:p>
          <text:p text:style-name="P277">1.5 Confidencialidade<text:tab/>3</text:p>
          <text:p text:style-name="P278">2 Introdução<text:tab/>4</text:p>
          <text:p text:style-name="P278">3 Arquitetura<text:tab/>4</text:p>
          <text:p text:style-name="P278">4 Ambiente BPMS 6<text:tab/>4</text:p>
          <text:p text:style-name="P277">4.1 Pré-requisitos<text:tab/>4</text:p>
          <text:p text:style-name="P277">4.2 Instalação do pacote BPMS 6<text:tab/>5</text:p>
          <text:p text:style-name="P279">4.2.1 Instalação dos patches do BPMS 6<text:tab/>7</text:p>
          <text:p text:style-name="P277">4.3 Configuração do BPMS 6<text:tab/>8</text:p>
          <text:p text:style-name="P279">4.3.1 Configuração do serviço BPMS 6 no sistema operacional<text:tab/>8</text:p>
          <text:p text:style-name="P279">4.3.2 Instalação do driver JDBC PostgreSQL e configuração do datasource<text:tab/>11</text:p>
          <text:p text:style-name="P279">4.3.3 Configuração dos repositórios GIT e Maven do BPMS 6<text:tab/>13</text:p>
          <text:p text:style-name="P279">4.3.4 Configuração de segurança no sistema operacional<text:tab/>13</text:p>
          <text:p text:style-name="P277">4.4 Considerações finais sobre o produto BPMS<text:tab/>14</text:p>
          <text:p text:style-name="P278">5 Ambiente JON<text:tab/>15</text:p>
          <text:p text:style-name="P277">5.1 Pré-Requisitos<text:tab/>15</text:p>
          <text:p text:style-name="P277">5.2 Instalação e configuração do produto<text:tab/>15</text:p>
          <text:p text:style-name="P277">5.3 Instalação dos patches do JON<text:tab/>16</text:p>
          <text:p text:style-name="P277">5.4 Configuração do plugin para suporte ao BPMS<text:tab/>17</text:p>
          <text:p text:style-name="P277">5.5 Configuração dos agentes<text:tab/>17</text:p>
          <text:p text:style-name="P277">5.6 Executando e parando o JON<text:tab/>18</text:p>
          <text:p text:style-name="P278">6 REFERÊNCIAS<text:tab/>19</text:p>
        </text:index-body>
      </text:table-of-content>
      <text:p text:style-name="Standard"><text:span text:style-name="RH_20_Instructive_20_Text"><text:span text:style-name="T27"/></text:span></text:p>
      <text:p text:style-name="P3"/>
      <text:h text:style-name="P115" text:outline-level="1">Informações deste documento</text:h>
      <text:h text:style-name="P118" text:outline-level="2" text:restart-numbering="true" text:start-value="-1">Originador</text:h>
      <text:p text:style-name="P24">Red Hat Brasil – Red Hat Consulting Services</text:p>
      <text:p text:style-name="P7"/>
      <text:h text:style-name="P118" text:outline-level="2">Propriedade</text:h>
      <text:p text:style-name="P8">Red Hat Consulting Services e <text:span text:style-name="T177">DuPont</text:span></text:p>
      <text:p text:style-name="P8"/>
      <text:h text:style-name="P118" text:outline-level="2">Copyright</text:h>
      <text:p text:style-name="P34"/>
      <text:p text:style-name="P34"><text:tab/>Este documento é parte integrante do projeto <text:span text:style-name="T74">de instalação do ambiente BPMS 6 da DuPont</text:span> e contém informações confidenciais e exclusivas ao ambiente do cliente. Não devem ser compartilhadas com outras pessoas e/ou organizações que não sejam seus proprietários.</text:p>
      <text:p text:style-name="P34"/>
      <text:h text:style-name="P118" text:outline-level="2">Distribuição</text:h>
      <text:p text:style-name="P35">Não é permitida a distribuição deste documento sem prévia autorização.</text:p>
      <text:p text:style-name="P35"><text:tab/>Cópias deste documento estão restritas às seguintes empresas:</text:p>
      <text:p text:style-name="P33"/>
      <text:p text:style-name="P37">Red Hat Brasil</text:p>
      <text:p text:style-name="P38">DuPont</text:p>
      <text:h text:style-name="P118" text:outline-level="2" text:is-list-header="true"/>
      <text:h text:style-name="P118" text:outline-level="2">Confidencialidade</text:h>
      <text:p text:style-name="P33">Todas as informações descritas neste relatório são consideradas confidenciais</text:p>
      <text:h text:style-name="P115" text:outline-level="1">Introdução</text:h>
      <text:p text:style-name="P9"/>
      <text:p text:style-name="P9">Esse documento <text:span text:style-name="T72">faz parte do projeto de instalação do ambiente BPMS 6 da DuPont, tendo como foco o processo de instalação da infraestrutura do servidor BPMS, com todos os patchs lançados, e o ambiente de monitoramento JON. Na próxima seção será abordada a arquitetura desse ambiente, seguida do passo a passo de instalação do mesmo.</text:span></text:p>
      <text:p text:style-name="P7"/>
      <text:h text:style-name="P113" text:outline-level="1">Arquitetura</text:h>
      <text:p text:style-name="P40"/>
      <text:p text:style-name="P41">A arquitetura de instalação do ambiente se utilizará da configuração <text:span text:style-name="T53">standalone</text:span><text:span text:style-name="T98"> do EAP e não necessitará de </text:span><text:span text:style-name="T53">cluster</text:span><text:span text:style-name="T98"> em nenhum dos ambientes, já que o repositório GIT não funciona em </text:span><text:span text:style-name="T53">cluster</text:span><text:span text:style-name="T98">.</text:span></text:p>
      <text:p text:style-name="P42">Os repositórios GIT devem ser clonados COMPLETAMENTE de um ambiente para o outro, utilizando recursos internos do BPMS 6, afim de controlar o ciclo de vida das aplicações em desenvolvimento, homologação e produção. Caso necessite que partes específicas do repositório sejam clonadas, deve-se utilizar ferramentas GIT externas.</text:p>
      <text:p text:style-name="P41"><text:span text:style-name="T98">Abaixo mostra como será o esquema de clonagem, com o </text:span><text:span text:style-name="T53">Node</text:span><text:span text:style-name="T98"> a direita clonando recursos do </text:span><text:span text:style-name="T53">Node</text:span><text:span text:style-name="T98"> a esquerda:</text:span></text:p>
      <text:p text:style-name="P41">DESENVOLVIMENTO &lt;- HOMOLOGAÇÃO &lt;- PRODUÇÃO</text:p>
      <text:h text:style-name="P114" text:outline-level="1">Ambiente <text:span text:style-name="T26">BPMS 6</text:span></text:h>
      <text:p text:style-name="P10"/>
      <text:p text:style-name="P10"><text:span text:style-name="T75">Neste capítulo será abordado a instalação do Red Hat BPMS 6 e será descrita a instalação do modo </text:span><text:span text:style-name="T54">standalone</text:span><text:span text:style-name="T75"> com todos os patchs lançados.</text:span></text:p>
      <text:h text:style-name="P119" text:outline-level="2">Pré-requi<text:span text:style-name="T180">si</text:span>tos</text:h>
      <text:p text:style-name="P20"/>
      <text:p text:style-name="P27">Todos os comandos realizados são executados com o usuário <text:span text:style-name="T53">root</text:span><text:span text:style-name="T98">.</text:span></text:p>
      <text:p text:style-name="P27">É necessário a instalação dos seguintes pacotes no sistema operacional:</text:p>
      <text:list xml:id="list6160537792425593119" text:style-name="L1">
        <text:list-item>
          <text:p text:style-name="P155">Java Development Kit 7:</text:p>
          <text:p text:style-name="P156"><text:span text:style-name="T27">Para instalação do JDK 7, execute o seguinte comando: </text:span><text:span text:style-name="T35">yum install java-1.7.0-openjdk-devel</text:span></text:p>
        </text:list-item>
        <text:list-item>
          <text:p text:style-name="P157"><text:span text:style-name="T27">Os seguintes arquivos devem existir </text:span><text:span text:style-name="T38">no sistema operaci</text:span><text:span text:style-name="T42">o</text:span><text:span text:style-name="T38">nal</text:span><text:span text:style-name="T39">, por exemplo, na pasta </text:span><text:span text:style-name="T31">/tmp</text:span><text:span text:style-name="T39">. Quando necessário, realize as cópias dos arquivos para o diretório corrente</text:span><text:span text:style-name="T36">:</text:span></text:p>
        </text:list-item>
        <text:list-item>
          <text:p text:style-name="P158">jboss-<text:span text:style-name="T177">bpms</text:span>-installer-6.0.<text:span text:style-name="T177">3</text:span>.GA-redhat-<text:span text:style-name="T177">1</text:span>.jar: <text:span text:style-name="T181">Instalador da ferramenta BPMS [1]</text:span></text:p>
        </text:list-item>
        <text:list-item>
          <text:p text:style-name="P133">jboss-bpms-6.0.3-BZ-1138157.zip: CVE-2014-3574 CVE-2014-3529 apache-poi: various flaws <text:span text:style-name="T196">[2]</text:span></text:p>
        </text:list-item>
        <text:list-item>
          <text:p text:style-name="P133">EAP6.1.1-Patch.zip: BRMS/BPM Suite security patch for EAP 6.1.1 <text:span text:style-name="T196">[2]</text:span></text:p>
        </text:list-item>
        <text:list-item>
          <text:p text:style-name="P159"><text:span text:style-name="T206">postgresql-9.3-1102.jdbc41.jar</text:span>: Driver JDBC <text:span text:style-name="T181">para a conexão</text:span> <text:span text:style-name="T206">com o banco PostgreSQL [3]</text:span></text:p>
          <text:p text:style-name="P161"/>
          <text:p text:style-name="P161">A versão instalada do produto é 6.0.3, versão suportada mais recente no momento da instalação. O download desta versão pode ser realizado em [1], sendo necessário o login no Customer Portal com as credenciais da DuPont.</text:p>
        </text:list-item>
      </text:list>
      <text:h text:style-name="P128" text:outline-level="2">Instalação do pacote <text:span text:style-name="T128">BPMS 6</text:span></text:h>
      <text:p text:style-name="P11"/>
      <text:p text:style-name="P21">Para instalação do BPMS 6, siga os seguintes passos:</text:p>
      <text:list xml:id="list9189263076462227556" text:style-name="L2">
        <text:list-item>
          <text:p text:style-name="P137">Crie o diretório de instalação:</text:p>
        </text:list-item>
      </text:list>
      <text:p text:style-name="P43"><text:span text:style-name="T144">$ mkdir -p /opt/rh/</text:span><text:span text:style-name="T145">bpms-</text:span><text:span text:style-name="T144">6.0.</text:span><text:span text:style-name="T146">3</text:span></text:p>
      <text:list xml:id="list111211976207133" text:continue-numbering="true" text:style-name="L2">
        <text:list-header>
          <text:p text:style-name="P142"/>
        </text:list-header>
        <text:list-item>
          <text:p text:style-name="P142"><text:span text:style-name="T46">Crie </text:span><text:span text:style-name="T47">um link simbólico para o diretório de instalação</text:span><text:span text:style-name="T46">:</text:span></text:p>
        </text:list-item>
      </text:list>
      <text:p text:style-name="P50">$ ln -s /opt/rh/<text:span text:style-name="T178">bpms-</text:span>6.0.<text:span text:style-name="T182">3</text:span> /opt/rh/<text:span text:style-name="T179">bpms</text:span></text:p>
      <text:list xml:id="list111210784506010" text:continue-numbering="true" text:style-name="L2">
        <text:list-header>
          <text:p text:style-name="P138"/>
        </text:list-header>
        <text:list-item>
          <text:p text:style-name="P138">Altere o dir<text:span text:style-name="T129">e</text:span>tório corrente para o diretório de instalação:</text:p>
        </text:list-item>
      </text:list>
      <text:p text:style-name="P50">$ cd /opt/rh/</text:p>
      <text:list xml:id="list111211663757729" text:continue-numbering="true" text:style-name="L2">
        <text:list-header>
          <text:p text:style-name="P138"/>
        </text:list-header>
        <text:list-item>
          <text:p text:style-name="P138">Execute o <text:span text:style-name="T53">script</text:span> de instalação:</text:p>
        </text:list-item>
      </text:list>
      <text:p text:style-name="P50">$ java -jar jboss-<text:span text:style-name="T178">bpms</text:span>-installer-6.0.<text:span text:style-name="T178">3</text:span>.GA-redhat-<text:span text:style-name="T178">1</text:span>.jar -console</text:p>
      <text:p text:style-name="P13"/>
      <text:p text:style-name="P13"><text:span text:style-name="T184">Obs.: </text:span>A partir desse comando, o <text:span text:style-name="T53">script</text:span><text:span text:style-name="T98"> </text:span><text:span text:style-name="T110">solicitará</text:span><text:span text:style-name="T98"> diversas interações com o usuário. Serã</text:span><text:span text:style-name="T109">o</text:span><text:span text:style-name="T98"> descrito</text:span><text:span text:style-name="T109">s</text:span><text:span text:style-name="T98"> os valores que deverão ser fornecidos, esse documento </text:span><text:span text:style-name="T123">descreverá</text:span><text:span text:style-name="T98"> somente trechos </text:span><text:span text:style-name="T109">de</text:span><text:span text:style-name="T98"> etapas que exig</text:span><text:span text:style-name="T109">em</text:span><text:span text:style-name="T98"> intervenção.</text:span></text:p>
      <text:p text:style-name="P23"/>
      <text:list xml:id="list111211403990190" text:continue-numbering="true" text:style-name="L2">
        <text:list-item>
          <text:p text:style-name="P139"><text:span text:style-name="T98">No primeiro momento serã</text:span><text:span text:style-name="T111">o</text:span><text:span text:style-name="T98"> exibido</text:span><text:span text:style-name="T111">s</text:span><text:span text:style-name="T98"> o</text:span><text:span text:style-name="T111">s</text:span><text:span text:style-name="T98"> termos da licença, </text:span><text:span text:style-name="T111">e </text:span><text:span text:style-name="T98">ao final será </text:span><text:span text:style-name="T111">solicitada a confirmação de que o usuário </text:span><text:span text:style-name="T98">aceita e deseja continuar, </text:span><text:span text:style-name="T111">p</text:span><text:span text:style-name="T98">ressione 1:</text:span></text:p>
        </text:list-item>
      </text:list>
      <text:p text:style-name="P51">Copyright (c) 2010 Red Hat, Inc. All rights reserved. Red Hat, JBoss and the JBoss logo are registered trademarks of Red Hat, Inc. All other trademarks are the property of their respective owners. <text:s/></text:p>
      <text:p text:style-name="P44">press 1 to continue, 2 to quit, 3 to redisplay. </text:p>
      <text:p text:style-name="P13"/>
      <text:list xml:id="list111210169776567" text:continue-numbering="true" text:style-name="L2">
        <text:list-item>
          <text:p text:style-name="P139"><text:span text:style-name="T183">O script irá solicitar o caminho para a instalação, caso este não seja definido ele irá utilizar o diretótio home do usuário que está executando o script. Insira o caminho do diretório criado no passo 1 (</text:span><text:span text:style-name="T60">/opt/rh/bpms</text:span><text:span text:style-name="T183">), pressione ENTER:</text:span></text:p>
        </text:list-item>
      </text:list>
      <text:p text:style-name="P53">If you wish to install on an existing EAP installation, the parent directory of that EAP installation should be specified. [/root] </text:p>
      <text:p text:style-name="P14"/>
      <text:list xml:id="list111210826112884" text:continue-numbering="true" text:style-name="L2">
        <text:list-item>
          <text:p text:style-name="P162">Verifique se o caminho do diretório está correto e pressione 1 <text:span text:style-name="T184">e ENTER </text:span>para confirmar:</text:p>
        </text:list-item>
      </text:list>
      <text:p text:style-name="P46">press 1 to continue, 2 to quit, 3 to redisplay.</text:p>
      <text:p text:style-name="P14"/>
      <text:list xml:id="list111211838279946" text:continue-numbering="true" text:style-name="L2">
        <text:list-item>
          <text:p text:style-name="P164"><text:span text:style-name="T184">Nesse ponto o script solicitará a criação de um usuário</text:span> que será utilizado para administração do EAP. Somente aperte ENTER, pois o valor default <text:span text:style-name="T53">admin</text:span><text:span text:style-name="T98"> é suficiente. </text:span><text:span text:style-name="T99">Após </text:span><text:span text:style-name="T112">essa etapa será solicitada a criação de uma senha para o usuário, siga os passos e ao término pressione 1 e ENTER para continuar</text:span>:</text:p>
        </text:list-item>
      </text:list>
      <text:p text:style-name="P51">Create an administrative user </text:p>
      <text:p text:style-name="P44">This user will be added to the host container's management realm for administrative purposes. It can be used to access the management console, the management CLI or other applications secured in this realm. </text:p>
      <text:p text:style-name="P44">The password must have at least 8 characters, and contain at least one number and one non-alphanumeric symbol. </text:p>
      <text:p text:style-name="P44">Admin username: [admin] </text:p>
      <text:p text:style-name="P12"><text:soft-page-break/></text:p>
      <text:list xml:id="list111211888610681" text:continue-numbering="true" text:style-name="L2">
        <text:list-item>
          <text:p text:style-name="P165"><text:span text:style-name="T184">O script solicitará a </text:span>criação do usuário administrativo do BPMS, ou seja, do aplicação Business Central que é parte da solução. Somente aperte ENTER, pois o valor default <text:span text:style-name="T61">bpms</text:span><text:span text:style-name="T53">Admin</text:span> é suficiente. <text:span text:style-name="T98">Após </text:span><text:span text:style-name="T112">essa etapa será solicitada a criação de uma senha para o usuário, siga os passos e ao término pressione 1 e ENTER para continuar</text:span><text:span text:style-name="T113">:</text:span></text:p>
        </text:list-item>
      </text:list>
      <text:p text:style-name="P52">Create a Business Process Management Suite User </text:p>
      <text:p text:style-name="P45">Create a BPM Suite user. The user will be added to the ApplicationRealm, and can be used to access the Business Central Console. The User will be assigned the 'admin' application roles. The BPMS username cannot be any of the following: 'admin', 'analyst', 'user', 'manager' or 'developer'. </text:p>
      <text:p text:style-name="P45">The password must have at least 8 characters, and contain at least one number and one non-alphanumeric symbol. </text:p>
      <text:p text:style-name="P45">BPMS username: [bpmsAdmin] </text:p>
      <text:p text:style-name="P12"/>
      <text:list xml:id="list111210813648966" text:continue-numbering="true" text:style-name="L2">
        <text:list-item>
          <text:p text:style-name="P165">A próxima etapa é a da configuração do <text:span text:style-name="T53">Java Security Manager</text:span><text:span text:style-name="T98">. Não necessita</text:span><text:span text:style-name="T112">re</text:span><text:span text:style-name="T98">mos dessa configuração, então escolha a opção 0 </text:span><text:span text:style-name="T112">e pressione ENTER para confirmar que não iremos precisar dessa funcionalidade, logo em seguida pressione 1 e ENTER para continuar</text:span><text:span text:style-name="T98">:</text:span></text:p>
        </text:list-item>
      </text:list>
      <text:p text:style-name="P52">Configure the Java Security Manager </text:p>
      <text:p text:style-name="P45">A Java security manager offers JVM level security beyond what is provided by the application container. It enforces access rules at the JVM runtime based on one or more security policies. </text:p>
      <text:p text:style-name="P45">This installer will place two security policies in the installation directory with the filenames 'security.policy' and 'kie.policy' regardless of choice. Those policies will be enabled at runtime if the option below is selected. </text:p>
      <text:p text:style-name="P45">Please note that a security manager imposes a significant performance overhead when enabled. It is suggested the included policies be applied in production if user requirements call for a stronger measure than what is already provided by the application container's authentication and authorization mechanism. </text:p>
      <text:p text:style-name="P45">Please see the JBoss Business Process Management Suite administrative documentation for further details and consideration. </text:p>
      <text:p text:style-name="P45"><text:s text:c="2"/>[x] Enable the Java security manager </text:p>
      <text:p text:style-name="P45">Input 1 to select, 0 to deselect:</text:p>
      <text:p text:style-name="P15"/>
      <text:list xml:id="list111211867343877" text:continue-numbering="true" text:style-name="L2">
        <text:list-item>
          <text:p text:style-name="P165">Na <text:span text:style-name="T184">próxima </text:span>etapa <text:span text:style-name="T184">será solicitada a </text:span>configuração da <text:span text:style-name="T53">keystore JMS</text:span><text:span text:style-name="T98">, criaremos </text:span><text:span text:style-name="T53">passwords</text:span><text:span text:style-name="T98"> para </text:span><text:span text:style-name="T53">keystores</text:span><text:span text:style-name="T98"> que serão utilizadas caso </text:span><text:span text:style-name="T112">seja necessária a</text:span><text:span text:style-name="T98"> utilizaç</text:span><text:span text:style-name="T112">ão</text:span><text:span text:style-name="T98"> </text:span><text:span text:style-name="T112">de </text:span><text:span text:style-name="T98">mensageria. </text:span><text:span text:style-name="T112">Defina e g</text:span><text:span text:style-name="T98">uarde o</text:span><text:span text:style-name="T114">s</text:span><text:span text:style-name="T98"> </text:span><text:span text:style-name="T53">password</text:span><text:span text:style-name="T62">s</text:span><text:span text:style-name="T98"> </text:span><text:span text:style-name="T114">do servidor e cliente </text:span><text:span text:style-name="T98">em </text:span><text:span text:style-name="T114">um </text:span><text:span text:style-name="T98">lugar seguro, mesmo que os requisitos atuais não exigam a utlização do JMS. Escolha a opção 1 quando perguntado da quantidades de </text:span><text:span text:style-name="T53">keystores</text:span><text:span text:style-name="T98"> clientes que deseja criar </text:span><text:span text:style-name="T114">e logo em seguida pressione 1 e ENTER para continuar</text:span><text:span text:style-name="T98">:</text:span></text:p>
        </text:list-item>
      </text:list>
      <text:p text:style-name="P52">Configure JMS SSL keystores </text:p>
      <text:p text:style-name="P45">Some JMS messages sent to BPMS can contain password information. In order to make sure that this information is sent safely, SSL must be used, which uses public/private key encryption to set up an encrypted connection between the client and the server. </text:p>
      <text:p text:style-name="P45">Please supply the private passwords to use with BPMS. These passwords should not be shared with others. </text:p>
      <text:p text:style-name="P45">If multiple distinct clients are necessary, the number of distinct client keystores can also be indicated. The server's keystore certificate will automatically be imported into the client keystores. </text:p>
      <text:p text:style-name="P45">Passwords to use for the generated keystores. They must have at least 6 characters. </text:p>
      <text:p text:style-name="P45">Server keystore password: [] </text:p>
      <text:p text:style-name="P45">... </text:p>
      <text:p text:style-name="P45">Number of client keystores to generate: [1]</text:p>
      <text:p text:style-name="P15"/>
      <text:list xml:id="list111211522847538" text:continue-numbering="true" text:style-name="L2">
        <text:list-item>
          <text:p text:style-name="P163"><text:span text:style-name="T185">Será solicitadda a configuração da utilização da </text:span><text:span text:style-name="T63">stack</text:span><text:span text:style-name="T115"> de IPV6. Selecion</text:span><text:span text:style-name="T114">e</text:span><text:span text:style-name="T115"> a opção 0 para negar a utilização, </text:span><text:span text:style-name="T114">logo em seguida pressione 1 e ENTER para continuar</text:span>:</text:p>
        </text:list-item>
      </text:list>
      <text:p text:style-name="P54">If this computer is using a pure IPv6 configuration, please check the box below. A pure IPv6 setup requires additional configuration at runtime to ensure the proper bindings of the management and http interfaces. </text:p>
      <text:p text:style-name="P47"><text:s text:c="2"/>[ ] Enable pure IPv6 configuration </text:p>
      <text:p text:style-name="P47">Input 1 to select, 0 to deselect:</text:p>
      <text:p text:style-name="P15"/>
      <text:list xml:id="list111210138295040" text:continue-numbering="true" text:style-name="L2">
        <text:list-item>
          <text:p text:style-name="P167"><text:span text:style-name="T185">Nesse ponto o instalador irá solicitar a definição das configurações de runtime, utilize a configuração padrão visto que ajustes mais finos podem ser realizados após o processo de instação. Selecione a opção 0, e logo em seguida pressione 1 e ENTER para continuar</text:span>:</text:p>
        </text:list-item>
      </text:list>
      <text:p text:style-name="P48">Configure runtime environment</text:p>
      <text:p text:style-name="P48">Red Hat JBoss Business Process Management Suite can be further customized at this time.</text:p>
      <text:p text:style-name="P48">0 <text:s/>[x] Perform default configuration</text:p>
      <text:p text:style-name="P48">1 <text:s/>[ ] Perform advanced configuration</text:p>
      <text:p text:style-name="P48">Input Selection: </text:p>
      <text:list xml:id="list111210481656516" text:continue-numbering="true" text:style-name="L2">
        <text:list-header>
          <text:p text:style-name="P140"/>
        </text:list-header>
        <text:list-item>
          <text:p text:style-name="P140"><text:span text:style-name="T186">Será solicitada a criação de um </text:span><text:span text:style-name="T64">password</text:span><text:span text:style-name="T186"> para o </text:span><text:span text:style-name="T64">vault</text:span><text:span text:style-name="T186"> que faz a encriptação de strings sensíveis no sistema, siga os passos para a definição da senha, logo em seguida pressione 1 e ENTER para continuar</text:span>:</text:p>
        </text:list-item>
      </text:list>
      <text:p text:style-name="P49">Configure password vault</text:p>
      <text:p text:style-name="P49">A password vault encrypts sensitive strings and stores them in an encrypted keystore. The vault mechanism manages decrypting the strings for use with security domains, security realms, or other verification systems.</text:p>
      <text:p text:style-name="P49">Please make note of your entry below in order to mask any subsequent passwords. See EAP 6 documentation for further details.</text:p>
      <text:p text:style-name="P49">The password must have no fewer than 6 characters.</text:p>
      <text:p text:style-name="P49">Vault keystore password: [] </text:p>
      <text:p text:style-name="P49">...</text:p>
      <text:p text:style-name="P16"/>
      <text:p text:style-name="P17">A partir desse ponto, o instalador <text:span text:style-name="T185">irá iniciar e desligar o </text:span>servidor diversas vezes, realizando as configurações necessárias, <text:span text:style-name="T186">por favor aguarde a execução completa desse passo, </text:span>ao final, será exibid<text:span text:style-name="T186">a</text:span> uma mensagem de sucesso da instalação, também será <text:span text:style-name="T186">solicitada a confirmação da criação de</text:span> um <text:span text:style-name="T53">script</text:span><text:span text:style-name="T98"> de instalação a partir da instação efetuada, </text:span><text:span text:style-name="T116">e</text:span><text:span text:style-name="T98">scolha a opção </text:span><text:span text:style-name="T127">n</text:span><text:span text:style-name="T71">:</text:span></text:p>
      <text:p text:style-name="P39">Application installed on /opt/rh/bpms.6.0.2.ga </text:p>
      <text:p text:style-name="P73">Would you like to generate an automatic intallation script and properties file? (y/n) [n]: n</text:p>
      <text:p text:style-name="P74">[ Console installation done ]</text:p>
      <text:p text:style-name="P18"/>
      <text:h text:style-name="P129" text:outline-level="3">Instalação do<text:span text:style-name="T188">s</text:span> <text:span text:style-name="T188">patches do</text:span> <text:span text:style-name="T128">BPMS 6</text:span></text:h>
      <text:p text:style-name="P181">Para aproveitar o máximo que a ferramenta tem a oferecer, faz-se necessário a instalação dos <text:span text:style-name="T53">patchs</text:span> lançados, que até o momento da criação desse documento eram dois, afim de corrigir os <text:span text:style-name="T53">bugs</text:span><text:span text:style-name="T98"> já identificados </text:span><text:span text:style-name="T116">pela </text:span><text:span text:style-name="T98">equipe de engenharia da Red Hat.</text:span></text:p>
      <text:p text:style-name="P181"><text:span text:style-name="T98">Fique atento ao lançamento de novos </text:span><text:span text:style-name="T53">patch</text:span><text:span text:style-name="T55">e</text:span><text:span text:style-name="T53">s.</text:span><text:span text:style-name="T98"> Instruções de como instalá-los encontra-se no arquivo README.txt existente no arquivo ZIP disponibilizados. </text:span></text:p>
      <text:p text:style-name="P194"><text:span text:style-name="T41">Para a instalação do </text:span><text:span text:style-name="T32">patch</text:span><text:span text:style-name="T41"> </text:span><text:span text:style-name="T32">jboss-bpms-6.0.3-BZ-1138157</text:span><text:span text:style-name="T41"> </text:span><text:span text:style-name="T40">deve-se realizar os seguintes passos abaixo. Como dito anteriormente, copie o arquivo utilizado para o diretório corrente:</text:span></text:p>
      <text:p text:style-name="P227">$ rm -f <text:span text:style-name="T187">/opt/rh/bpms/jboss-eap-6.1/modules/system/layers/bpms/org/apache/poi/main/</text:span>* </text:p>
      <text:p text:style-name="P227">$ cd /opt/rh/bpms/</text:p>
      <text:p text:style-name="P227">$ unzip jboss-bpms-6.0.3-BZ-1138157.zip</text:p>
      <text:p text:style-name="P227">$ rm -f jboss-bpms-6.0.3-BZ-1138157.zip</text:p>
      <text:p text:style-name="P184"/>
      <text:p text:style-name="P267">Para a instalação do <text:span text:style-name="T53">patch</text:span><text:span text:style-name="T98"> </text:span><text:span text:style-name="T117">EAP6.1.1-Patch</text:span><text:span text:style-name="T98"> deve-se realizar os seguintes passos:</text:span></text:p>
      <text:p text:style-name="P219">$ <text:span text:style-name="T187">cd /opt/rh/bpms</text:span></text:p>
      <text:p text:style-name="P233">$ rm -f jboss-eap-6.1/bin/client/jboss-cli-client.jar</text:p>
      <text:p text:style-name="P233">$ rm -f jboss-eap-6.1/bin/client/jboss-client.jar</text:p>
      <text:p text:style-name="P233">$ rm -<text:span text:style-name="T188">r</text:span>f jboss-eap-6.1/bundles/system/layers/base/org/jboss/as/osgi/configadmin/main</text:p>
      <text:p text:style-name="P233">$ rm -f jboss-eap-6.1/docs/schema/module-1_3.xsd</text:p>
      <text:p text:style-name="P233">$ rm -f jboss-eap-6.1/jboss-modules.jar</text:p>
      <text:p text:style-name="P233">$ rm -<text:span text:style-name="T188">r</text:span>f jboss-eap-6.1/modules/system/layers/base/org/apache/xalan</text:p>
      <text:p text:style-name="P233">$ rm -<text:span text:style-name="T188">r</text:span>f jboss-eap-6.1/modules/system/layers/base/org/fusesource/jansi</text:p>
      <text:p text:style-name="P233">$ rm -<text:span text:style-name="T188">r</text:span>f jboss-eap-6.1/modules/system/layers/base/org/jboss/as/</text:p>
      <text:p text:style-name="P233">$ rm -<text:span text:style-name="T188">r</text:span>f jboss-eap-6.1/modules/system/layers/base/org/jboss/vfs</text:p>
      <text:p text:style-name="P233">$ rm -<text:span text:style-name="T188">r</text:span>f jboss-eap-6.1/modules/system/layers/base/org/opensaml</text:p>
      <text:p text:style-name="P233">$ rm -<text:span text:style-name="T188">r</text:span>f jboss-eap-6.1/modules/system/layers/base/org/picketbox</text:p>
      <text:p text:style-name="P227">$ unzip <text:span text:style-name="T187">EAP6.1.1-Patch.zip</text:span></text:p>
      <text:p text:style-name="P236">$ cp EAP6.1.1-Patch/eap-6.1.1-patch.zip .</text:p>
      <text:p text:style-name="P237">$ unzip <text:s/><text:span text:style-name="T187">eap-6.1.1-patch.zip</text:span></text:p>
      <text:p text:style-name="P228">$ rm -f jboss-bpms-6.0.3-BZ-1138157.zip</text:p>
      <text:p text:style-name="P234">$ rm -f <text:s/><text:span text:style-name="T13">eap-6.1.1-patch.zip</text:span></text:p>
      <text:p text:style-name="P186"/>
      <text:p text:style-name="P184">Assim finalizamos a insta<text:span text:style-name="T153">la</text:span>ção da suíte <text:span text:style-name="T179">BMPS</text:span> 6 com seus respectivos <text:span text:style-name="T53">patches.</text:span></text:p>
      <text:h text:style-name="P120" text:outline-level="2"><text:span text:style-name="T130">Configuração do</text:span> <text:span text:style-name="T128">BPMS 6</text:span></text:h>
      <text:p text:style-name="P19">Nessa seção se<text:span text:style-name="T188">rá</text:span> realiza<text:span text:style-name="T188">da</text:span> a configuração do ambiente instalado. Vale notar que, nas configurações abaixo, quando cria-se um vínculo a algum recurso externo, como os servidores de banco de dados, eles dizem respeito a servidores de desenvolvimento, caso se utilize esse guia para instalação de servidores de qualidade, homologação e produção, deve-se realizar os ajustes necessários.</text:p>
      <text:p text:style-name="P19">As configurações <text:span text:style-name="T154">serão </text:span>divididas nas seguintes etapas:</text:p>
      <text:list xml:id="list1527832468382159065" text:style-name="L3">
        <text:list-item>
          <text:p text:style-name="P141">Configuração do serviço BPMS 6 no sistema operacional;</text:p>
        </text:list-item>
        <text:list-item>
          <text:p text:style-name="P141">Instalação do <text:span text:style-name="T158">d</text:span>river JDBC Oracle e configuração do <text:span text:style-name="T53">datasource</text:span><text:span text:style-name="T98">;</text:span></text:p>
        </text:list-item>
        <text:list-item>
          <text:p text:style-name="P134">Instalação da autenticação LDAP/AD no Business Central;</text:p>
        </text:list-item>
        <text:list-item>
          <text:p text:style-name="P134">Configuração dos repositórios GIT e Maven do BPMS 6;</text:p>
        </text:list-item>
        <text:list-item>
          <text:p text:style-name="P135">Configuração de segurança no sistema operacional.</text:p>
        </text:list-item>
      </text:list>
      <text:p text:style-name="P19"/>
      <text:h text:style-name="Heading_20_3" text:outline-level="3"><text:span text:style-name="T100">Configuração d</text:span><text:span text:style-name="T101">o serviço BPMS 6 no sistema operacional</text:span></text:h>
      <text:p text:style-name="P196">Para se instalar o BPMS 6 como serviço no sistema operacional RHEL, realize os passos abaixo.</text:p>
      <text:p text:style-name="P196">Crie um <text:span text:style-name="T53">link</text:span> simbólico para o arquivo de configuração e o edite, conforme listagem a seguir (itens alterados estão destacados):</text:p>
      <text:p text:style-name="P218">$ <text:span text:style-name="T154">mkdir -p /etc/bpms</text:span></text:p>
      <text:p text:style-name="P226">$ <text:span text:style-name="T154">ln -s /opt/rh/bpms/jboss-eap-6.1/bin/init.d/jboss-as.conf /etc/bpms/jboss-as.conf</text:span></text:p>
      <text:p text:style-name="P231">$ vim /opt/rh/bpms/jboss-eap-6.1/bin/init.d/jboss-as.conf</text:p>
      <text:p text:style-name="P214"/>
      <text:p text:style-name="P260"># General configuration for the init.d scripts, </text:p>
      <text:p text:style-name="P260"># not necessarily for JBoss AS itself. </text:p>
      <text:p text:style-name="P260"/>
      <text:p text:style-name="P260"><text:soft-page-break/># The username who should own the process. </text:p>
      <text:p text:style-name="P260"># </text:p>
      <text:p text:style-name="P264">JBOSS_USER=bpms </text:p>
      <text:p text:style-name="P260"/>
      <text:p text:style-name="P260"># The amount of time to wait for startup </text:p>
      <text:p text:style-name="P260"># </text:p>
      <text:p text:style-name="P260"># STARTUP_WAIT=30 </text:p>
      <text:p text:style-name="P260"/>
      <text:p text:style-name="P260"># The amount of time to wait for shutdown </text:p>
      <text:p text:style-name="P260"># </text:p>
      <text:p text:style-name="P260"># SHUTDOWN_WAIT=30 </text:p>
      <text:p text:style-name="P260"/>
      <text:p text:style-name="P260"># Location to keep the console log </text:p>
      <text:p text:style-name="P260"># </text:p>
      <text:p text:style-name="P264">JBOSS_CONSOLE_LOG=/var/log/bpms/console.log</text:p>
      <text:p text:style-name="P196"/>
      <text:p text:style-name="P196">A configuração JBOSS_USER=bpms será <text:span text:style-name="T188">melhor detalhada</text:span> a seguir, na seção <text:span text:style-name="T76">4.3.5</text:span><text:span text:style-name="T78">.</text:span></text:p>
      <text:p text:style-name="P215">Crie o diretório no qual será criado o arquivo PID do processo:</text:p>
      <text:p text:style-name="P220">$ mkdir -p /var/run/<text:span text:style-name="T205">bpms</text:span></text:p>
      <text:p text:style-name="P206">Crie o diretório no qual será criado o arquivo de LOG:</text:p>
      <text:p text:style-name="P221">$ <text:span text:style-name="T158">mkdir -p /var/log/bpms</text:span></text:p>
      <text:p text:style-name="P216">Crie um <text:span text:style-name="T53">link</text:span> simbólico para o <text:span text:style-name="T53">script</text:span><text:span text:style-name="T98"> de inicia</text:span><text:span text:style-name="T126">liza</text:span><text:span text:style-name="T98">ção do </text:span><text:span text:style-name="T108">BPMS </text:span><text:span text:style-name="T126">e configure a execução no sistema</text:span><text:span text:style-name="T98">:</text:span></text:p>
      <text:p text:style-name="P222">$ <text:span text:style-name="T158">ln -s /opt/rh/bpms/jboss-eap-6.1/bin/init.d/jboss-as-standalone.sh /etc/init.d/bpms</text:span></text:p>
      <text:p text:style-name="P230">$ chkconfig --add bpms</text:p>
      <text:p text:style-name="P230">$ chkconfig bpms on</text:p>
      <text:p text:style-name="P232">$ systemctl daemon-reload</text:p>
      <text:p text:style-name="P213">Altere o arquivo “<text:span text:style-name="T53">/</text:span><text:span text:style-name="T68">opt/rh/bpms/jboss-eap-6.1/bin/init.d/jboss-as-standalone.sh</text:span><text:span text:style-name="T204">”, conforme o modelo abaixo (itens adicionados ou alterados estão destacados):</text:span></text:p>
      <text:p text:style-name="P261">!/bin/sh </text:p>
      <text:p text:style-name="P261"># </text:p>
      <text:p text:style-name="P261"># JBoss standalone control script </text:p>
      <text:p text:style-name="P261"># </text:p>
      <text:p text:style-name="P261"># chkconfig: - 80 20 </text:p>
      <text:p text:style-name="P261"># description: JBoss AS Standalone </text:p>
      <text:p text:style-name="P261"># processname: standalone </text:p>
      <text:p text:style-name="P261"># pidfile: /var/run/jboss-as/jboss-as-standalone.pid </text:p>
      <text:p text:style-name="P261"># config: /etc/jboss-as/jboss-as.conf </text:p>
      <text:p text:style-name="P261"/>
      <text:p text:style-name="P261"># Source function library. </text:p>
      <text:p text:style-name="P261">. /etc/init.d/functions </text:p>
      <text:p text:style-name="P261"/>
      <text:p text:style-name="P265">SERVER_BINDING=<text:span text:style-name="T155">sisdes2.mp.rs.gov.br</text:span></text:p>
      <text:p text:style-name="P261"/>
      <text:p text:style-name="P261"># Load Java configuration. </text:p>
      <text:p text:style-name="P261">[ -r /etc/java/java.conf ] &amp;&amp; . /etc/java/java.conf </text:p>
      <text:p text:style-name="P261">export JAVA_HOME </text:p>
      <text:p text:style-name="P261"/>
      <text:p text:style-name="P261"># Load JBoss AS init.d configuration. </text:p>
      <text:p text:style-name="P261">if [ -z "$JBOSS_CONF" ]; then </text:p>
      <text:p text:style-name="P262"><text:s text:c="2"/><text:span text:style-name="T156">JBOSS_CONF="/etc/</text:span><text:span text:style-name="T157">bpms</text:span><text:span text:style-name="T156">/jboss-as.conf"</text:span> </text:p>
      <text:p text:style-name="P261">fi </text:p>
      <text:p text:style-name="P261"/>
      <text:p text:style-name="P261">[ -r "$JBOSS_CONF" ] &amp;&amp; . "${JBOSS_CONF}" </text:p>
      <text:p text:style-name="P261"/>
      <text:p text:style-name="P261"># Set defaults. </text:p>
      <text:p text:style-name="P261"/>
      <text:p text:style-name="P261">if [ -z "$JBOSS_HOME" ]; then </text:p>
      <text:p text:style-name="P262"><text:s text:c="2"/><text:span text:style-name="T156">JBOSS_HOME=/home/jboss/</text:span><text:span text:style-name="T157">bpms</text:span><text:span text:style-name="T156">/jboss-eap-6.1</text:span></text:p>
      <text:p text:style-name="P261">fi </text:p>
      <text:p text:style-name="P261">export JBOSS_HOME </text:p>
      <text:p text:style-name="P261"/>
      <text:p text:style-name="P261">if [ -z "$JBOSS_PIDFILE" ]; then </text:p>
      <text:p text:style-name="P261"><text:s text:c="2"/>JBOSS_PIDFILE=/var/run/jboss-as/jboss-as-standalone.pid </text:p>
      <text:p text:style-name="P261">fi </text:p>
      <text:p text:style-name="P261">export JBOSS_PIDFILE </text:p>
      <text:p text:style-name="P261"/>
      <text:p text:style-name="P261">if [ -z "$JBOSS_CONSOLE_LOG" ]; then </text:p>
      <text:p text:style-name="P261"><text:s text:c="2"/>JBOSS_CONSOLE_LOG=/var/log/jboss-as/console.log </text:p>
      <text:p text:style-name="P261">fi </text:p>
      <text:p text:style-name="P261"/>
      <text:p text:style-name="P261">if [ -z "$STARTUP_WAIT" ]; then </text:p>
      <text:p text:style-name="P261"><text:soft-page-break/><text:s text:c="2"/>STARTUP_WAIT=30 </text:p>
      <text:p text:style-name="P261">fi </text:p>
      <text:p text:style-name="P261"/>
      <text:p text:style-name="P261">if [ -z "$SHUTDOWN_WAIT" ]; then </text:p>
      <text:p text:style-name="P261"><text:s text:c="2"/>SHUTDOWN_WAIT=30 </text:p>
      <text:p text:style-name="P261">fi </text:p>
      <text:p text:style-name="P261"/>
      <text:p text:style-name="P261">if [ -z "$JBOSS_CONFIG" ]; then </text:p>
      <text:p text:style-name="P261"><text:s text:c="2"/>JBOSS_CONFIG=standalone.xml </text:p>
      <text:p text:style-name="P261">fi </text:p>
      <text:p text:style-name="P261"/>
      <text:p text:style-name="P261">JBOSS_SCRIPT=$JBOSS_HOME/bin/standalone.sh <text:s/></text:p>
      <text:p text:style-name="P266">prog='bpms'</text:p>
      <text:p text:style-name="P261"/>
      <text:p text:style-name="P261">CMD_PREFIX='' </text:p>
      <text:p text:style-name="P261">if [ ! -z "$JBOSS_USER" ]; then </text:p>
      <text:p text:style-name="P261"><text:s text:c="2"/>if [ -r /etc/rc.d/init.d/functions ]; then </text:p>
      <text:p text:style-name="P261"><text:s text:c="4"/>CMD_PREFIX="daemon --user $JBOSS_USER" </text:p>
      <text:p text:style-name="P261"><text:s text:c="2"/>else </text:p>
      <text:p text:style-name="P261"><text:s text:c="4"/>CMD_PREFIX="su - $JBOSS_USER -c" </text:p>
      <text:p text:style-name="P261"><text:s text:c="2"/>fi </text:p>
      <text:p text:style-name="P261">fi </text:p>
      <text:p text:style-name="P261"/>
      <text:p text:style-name="P261">start() { </text:p>
      <text:p text:style-name="P261"><text:s text:c="2"/>echo -n "Starting $prog: " </text:p>
      <text:p text:style-name="P261"><text:s text:c="2"/>if [ -f $JBOSS_PIDFILE ]; then </text:p>
      <text:p text:style-name="P261"><text:s text:c="4"/>read ppid &lt; $JBOSS_PIDFILE </text:p>
      <text:p text:style-name="P261"><text:s text:c="4"/>if [ `ps --pid $ppid 2&gt; /dev/null | grep -c $ppid 2&gt; /dev/null` -eq '1' ]; then </text:p>
      <text:p text:style-name="P261"><text:s text:c="6"/>echo -n "$prog is already running" </text:p>
      <text:p text:style-name="P261"><text:s text:c="6"/>failure </text:p>
      <text:p text:style-name="P261"><text:s text:c="6"/>echo </text:p>
      <text:p text:style-name="P261"><text:s text:c="6"/>return 1 </text:p>
      <text:p text:style-name="P261"><text:s text:c="4"/>else </text:p>
      <text:p text:style-name="P261"><text:s text:c="6"/>rm -f $JBOSS_PIDFILE </text:p>
      <text:p text:style-name="P261"><text:s text:c="4"/>fi </text:p>
      <text:p text:style-name="P261"><text:s text:c="2"/>fi </text:p>
      <text:p text:style-name="P261"><text:s text:c="2"/>mkdir -p $(dirname $JBOSS_CONSOLE_LOG) </text:p>
      <text:p text:style-name="P261"><text:s text:c="2"/>cat /dev/null &gt; $JBOSS_CONSOLE_LOG </text:p>
      <text:p text:style-name="P261"/>
      <text:p text:style-name="P261"><text:s text:c="2"/>mkdir -p $(dirname $JBOSS_PIDFILE) </text:p>
      <text:p text:style-name="P261"><text:s text:c="2"/>chown $JBOSS_USER $(dirname $JBOSS_PIDFILE) || true </text:p>
      <text:p text:style-name="P261"><text:s text:c="2"/>#$CMD_PREFIX JBOSS_PIDFILE=$JBOSS_PIDFILE $JBOSS_SCRIPT 2&gt;&amp;1 &gt; $JBOSS_CONSOLE_LOG &amp; </text:p>
      <text:p text:style-name="P261"><text:s text:c="2"/>#$CMD_PREFIX JBOSS_PIDFILE=$JBOSS_PIDFILE $JBOSS_SCRIPT &amp; </text:p>
      <text:p text:style-name="P261"/>
      <text:p text:style-name="P261"><text:s text:c="2"/>if [ ! -z "$JBOSS_USER" ]; then </text:p>
      <text:p text:style-name="P261"><text:s text:c="4"/>if [ -r /etc/rc.d/init.d/functions ]; then </text:p>
      <text:p text:style-name="P261"><text:s text:c="6"/>daemon --user $JBOSS_USER LAUNCH_JBOSS_IN_BACKGROUND=1 JBOSS_PIDFILE=$JBOSS_PIDFILE $JBOSS_SCRIPT <text:span text:style-name="T156">-Djboss.bind.address=</text:span><text:span text:style-name="T157">$SERVER_BINDING</text:span><text:span text:style-name="T158"> </text:span>-c $JBOSS_CONFIG 2&gt;&amp;1 &gt; $JBOSS_CONSOLE_LOG &amp;</text:p>
      <text:p text:style-name="P261"><text:s text:c="4"/>else </text:p>
      <text:p text:style-name="P263"><text:s text:c="6"/>su - $JBOSS_USER -c "LAUNCH_JBOSS_IN_BACKGROUND=1 JBOSS_PIDFILE=$JBOSS_PIDFILE $JBOSS_SCRIPT -c $JBOSS_CONFIG <text:span text:style-name="T156">-Djboss.bind.address=</text:span><text:span text:style-name="T157">$SERVER_BINDING</text:span>" 2&gt;&amp;1 &gt; $JBOSS_CONSOLE_LOG &amp;</text:p>
      <text:p text:style-name="P261"><text:s text:c="4"/>fi </text:p>
      <text:p text:style-name="P261"><text:s text:c="2"/>fi </text:p>
      <text:p text:style-name="P261"/>
      <text:p text:style-name="P261"><text:s text:c="2"/>count=0 </text:p>
      <text:p text:style-name="P261"><text:s text:c="2"/>launched=false </text:p>
      <text:p text:style-name="P261"/>
      <text:p text:style-name="P261"><text:s text:c="2"/>until [ $count -gt $STARTUP_WAIT ] </text:p>
      <text:p text:style-name="P261"><text:s text:c="2"/>do </text:p>
      <text:p text:style-name="P261"><text:s text:c="4"/>grep 'JBAS015874:' $JBOSS_CONSOLE_LOG &gt; /dev/null </text:p>
      <text:p text:style-name="P261"><text:s text:c="4"/>if [ $? -eq 0 ] ; then </text:p>
      <text:p text:style-name="P261"><text:s text:c="6"/>launched=true </text:p>
      <text:p text:style-name="P261"><text:s text:c="6"/>break </text:p>
      <text:p text:style-name="P261"><text:s text:c="4"/>fi </text:p>
      <text:p text:style-name="P261"><text:s text:c="4"/>sleep 1 </text:p>
      <text:p text:style-name="P261"><text:s text:c="4"/>let count=$count+1; </text:p>
      <text:p text:style-name="P261"><text:s text:c="2"/>done </text:p>
      <text:p text:style-name="P261"/>
      <text:p text:style-name="P261"><text:s text:c="2"/>success </text:p>
      <text:p text:style-name="P261"><text:s text:c="2"/>echo </text:p>
      <text:p text:style-name="P261"><text:s text:c="2"/>return 0 </text:p>
      <text:p text:style-name="P261">} </text:p>
      <text:p text:style-name="P261"/>
      <text:p text:style-name="P261">stop() { </text:p>
      <text:p text:style-name="P261"><text:s text:c="2"/>echo -n $"Stopping $prog: " </text:p>
      <text:p text:style-name="P261"><text:s text:c="2"/>count=0; </text:p>
      <text:p text:style-name="P261"/>
      <text:p text:style-name="P261"><text:s text:c="2"/>if [ -f $JBOSS_PIDFILE ]; then </text:p>
      <text:p text:style-name="P261"><text:s text:c="4"/>read kpid &lt; $JBOSS_PIDFILE </text:p>
      <text:p text:style-name="P261"><text:s text:c="4"/>let kwait=$SHUTDOWN_WAIT </text:p>
      <text:p text:style-name="P261"/>
      <text:p text:style-name="P261"><text:s text:c="4"/># Try issuing SIGTERM </text:p>
      <text:p text:style-name="P261"/>
      <text:p text:style-name="P261"><text:s text:c="4"/>kill -15 $kpid </text:p>
      <text:p text:style-name="P261"><text:s text:c="4"/>until [ `ps --pid $kpid 2&gt; /dev/null | grep -c $kpid 2&gt; /dev/null` -eq '0' ] || [ $count -gt $kwait ] </text:p>
      <text:p text:style-name="P261"><text:s text:c="4"/>do </text:p>
      <text:p text:style-name="P261"><text:s text:c="6"/>sleep 1 </text:p>
      <text:p text:style-name="P261"><text:soft-page-break/><text:s text:c="6"/>let count=$count+1; </text:p>
      <text:p text:style-name="P261"><text:s text:c="4"/>done </text:p>
      <text:p text:style-name="P261"/>
      <text:p text:style-name="P261"><text:s text:c="4"/>if [ $count -gt $kwait ]; then </text:p>
      <text:p text:style-name="P261"><text:s text:c="6"/>kill -9 $kpid </text:p>
      <text:p text:style-name="P261"><text:s text:c="4"/>fi </text:p>
      <text:p text:style-name="P261"><text:s text:c="2"/>fi </text:p>
      <text:p text:style-name="P261"><text:s text:c="2"/>rm -f $JBOSS_PIDFILE </text:p>
      <text:p text:style-name="P261"><text:s text:c="2"/>success </text:p>
      <text:p text:style-name="P261"><text:s text:c="2"/>echo </text:p>
      <text:p text:style-name="P261">} </text:p>
      <text:p text:style-name="P261"/>
      <text:p text:style-name="P261">status() { </text:p>
      <text:p text:style-name="P261"><text:s text:c="2"/>if [ -f $JBOSS_PIDFILE ]; then </text:p>
      <text:p text:style-name="P261"><text:s text:c="4"/>read ppid &lt; $JBOSS_PIDFILE </text:p>
      <text:p text:style-name="P261"><text:s text:c="4"/>if [ `ps --pid $ppid 2&gt; /dev/null | grep -c $ppid 2&gt; /dev/null` -eq '1' ]; then </text:p>
      <text:p text:style-name="P261"><text:s text:c="6"/>echo "$prog is running (pid $ppid)" </text:p>
      <text:p text:style-name="P261"><text:s text:c="6"/>return 0 </text:p>
      <text:p text:style-name="P261"><text:s text:c="4"/>else </text:p>
      <text:p text:style-name="P261"><text:s text:c="6"/>echo "$prog dead but pid file exists" </text:p>
      <text:p text:style-name="P261"><text:s text:c="6"/>return 1 </text:p>
      <text:p text:style-name="P261"><text:s text:c="4"/>fi </text:p>
      <text:p text:style-name="P261"><text:s text:c="2"/>fi </text:p>
      <text:p text:style-name="P261"><text:s text:c="2"/>echo "$prog is not running" </text:p>
      <text:p text:style-name="P261"><text:s text:c="2"/>return 3 </text:p>
      <text:p text:style-name="P261">} </text:p>
      <text:p text:style-name="P261"/>
      <text:p text:style-name="P261">case "$1" in </text:p>
      <text:p text:style-name="P261"><text:s text:c="2"/>start) </text:p>
      <text:p text:style-name="P261"><text:s text:c="6"/>start </text:p>
      <text:p text:style-name="P261"><text:s text:c="6"/>;; </text:p>
      <text:p text:style-name="P261"><text:s text:c="2"/>stop) </text:p>
      <text:p text:style-name="P261"><text:s text:c="6"/>stop </text:p>
      <text:p text:style-name="P261"><text:s text:c="6"/>;; </text:p>
      <text:p text:style-name="P261"><text:s text:c="2"/>restart) </text:p>
      <text:p text:style-name="P261"><text:s text:c="6"/>$0 stop </text:p>
      <text:p text:style-name="P261"><text:s text:c="6"/>$0 start </text:p>
      <text:p text:style-name="P261"><text:s text:c="6"/>;; </text:p>
      <text:p text:style-name="P261"><text:s text:c="2"/>status) </text:p>
      <text:p text:style-name="P261"><text:s text:c="3"/>status </text:p>
      <text:p text:style-name="P261"><text:s text:c="6"/>;; </text:p>
      <text:p text:style-name="P261"><text:s text:c="2"/>*) </text:p>
      <text:p text:style-name="P261"><text:s text:c="6"/>## If no parameters are given, print which are avaiable. </text:p>
      <text:p text:style-name="P261"><text:s text:c="6"/>echo "Usage: $0 {start|stop|status|restart|reload}" </text:p>
      <text:p text:style-name="P261"><text:s text:c="6"/>exit 1 </text:p>
      <text:p text:style-name="P261"><text:s text:c="6"/>;; </text:p>
      <text:p text:style-name="P197">A configuração JBOSS_<text:span text:style-name="T158">HOME</text:span>=/<text:span text:style-name="T158">home/jboss/bpms/jboos-eap-6.1</text:span> será explicada <text:span text:style-name="T188">detalhadamente</text:span> a seguir, na seção <text:span text:style-name="T76">4.3.</text:span><text:span text:style-name="T77">4</text:span><text:span text:style-name="T78">.</text:span></text:p>
      <text:h text:style-name="P130" text:outline-level="3">Instalação do driver JDBC <text:span text:style-name="T206">PostgreSQL</text:span> e configuração do datasource</text:h>
      <text:p text:style-name="P153"/>
      <text:p text:style-name="P275">Obs.: A instalação atual foi feita utilizando uma base de dados local ao servidor de aplicação e conforme a utilização deve ser modificada para um servidor específico RDS.</text:p>
      <text:p text:style-name="P276"/>
      <text:p text:style-name="P206">As tabelas <text:span text:style-name="T159">de banco de dados utlizadas pela solução devem acessar o banco dados PostgreSQL, para isso deve-se instalar o </text:span><text:span text:style-name="T56">driver</text:span><text:span text:style-name="T159"> JDBC no BPMS e configurar o </text:span><text:span text:style-name="T56">datasource</text:span><text:span text:style-name="T102"> e as aplicações para que se utilizem dele. Os passos a seguir detalham como executa-los: </text:span></text:p>
      <text:p text:style-name="P207">Para <text:span text:style-name="T160">instalar o </text:span><text:span text:style-name="T57">driver</text:span><text:span text:style-name="T160"> JDBC crie um módulo no EAP, copie o drive e crie um arquivo de módulo chamado modules.xml:</text:span></text:p>
      <text:p text:style-name="P224"><text:span text:style-name="T148">$ mkdir -p </text:span><text:span text:style-name="T9">/opt/rh/bpms/jboss-eap-6.1/modules/system/layers/dupont/</text:span><text:span text:style-name="T10">org/postgresql</text:span><text:span text:style-name="T9">/main</text:span></text:p>
      <text:p text:style-name="P235"><text:span text:style-name="T147">$ </text:span><text:span text:style-name="T8">cp </text:span><text:span text:style-name="T10">postgresql-9.3-1102.jdbc41.jar</text:span><text:span text:style-name="T8"> </text:span><text:span text:style-name="T9">/opt/rh/bpms/jboss-eap-6.1/modules/system/layers/dupont/</text:span><text:span text:style-name="T10">org/postgresql</text:span><text:span text:style-name="T9">/main</text:span></text:p>
      <text:p text:style-name="P229">$ <text:span text:style-name="T172">vim </text:span><text:span text:style-name="T14">/opt/rh/bpms/jboss-eap-6.1/modules/system/layers/dupont/</text:span><text:span text:style-name="T15">org/postgresql</text:span><text:span text:style-name="T14">/main</text:span><text:span text:style-name="T172">/module.xml</text:span></text:p>
      <text:p text:style-name="P79"/>
      <text:p text:style-name="P80">Copie o conteúdo abaixo para o arquivo criado.</text:p>
      <text:p text:style-name="P79"/>
      <text:p text:style-name="P76"><text:span text:style-name="T79">&lt;</text:span><text:span text:style-name="T82">module</text:span><text:span text:style-name="T161"> </text:span><text:span text:style-name="T85">xmlns</text:span><text:span text:style-name="T164">=</text:span><text:span text:style-name="T88">"urn:jboss:module:1.1"</text:span><text:span text:style-name="T161"> </text:span><text:span text:style-name="T85">name</text:span><text:span text:style-name="T164">=</text:span><text:span text:style-name="T88">"</text:span><text:span text:style-name="T91">org.postgresql</text:span><text:span text:style-name="T88">"</text:span><text:span text:style-name="T79">&gt;</text:span></text:p>
      <text:p text:style-name="P85"><text:span text:style-name="T164"><text:tab/></text:span><text:span text:style-name="T79">&lt;</text:span><text:span text:style-name="T82">resources</text:span><text:span text:style-name="T79">&gt;</text:span></text:p>
      <text:p text:style-name="P87"><text:span text:style-name="T164"><text:tab/><text:tab/></text:span><text:span text:style-name="T79">&lt;</text:span><text:span text:style-name="T82">resource-root</text:span><text:span text:style-name="T161"> </text:span><text:span text:style-name="T85">path</text:span><text:span text:style-name="T164">=</text:span><text:span text:style-name="T88">"</text:span><text:span text:style-name="T97">postgresql-9.3-1102.jdbc41.jar</text:span><text:span text:style-name="T88">"</text:span><text:span text:style-name="T79">/&gt;</text:span></text:p>
      <text:p text:style-name="P85"><text:span text:style-name="T164"><text:tab/></text:span><text:span text:style-name="T79">&lt;/</text:span><text:span text:style-name="T82">resources</text:span><text:span text:style-name="T79">&gt;</text:span></text:p>
      <text:p text:style-name="P85"><text:span text:style-name="T164"><text:tab/></text:span><text:span text:style-name="T79">&lt;</text:span><text:span text:style-name="T82">dependencies</text:span><text:span text:style-name="T79">&gt;</text:span></text:p>
      <text:p text:style-name="P85"><text:soft-page-break/><text:span text:style-name="T164"><text:tab/><text:tab/></text:span><text:span text:style-name="T79">&lt;</text:span><text:span text:style-name="T82">module</text:span><text:span text:style-name="T161"> </text:span><text:span text:style-name="T85">name</text:span><text:span text:style-name="T164">=</text:span><text:span text:style-name="T88">"javax.api"</text:span><text:span text:style-name="T79">/&gt;</text:span></text:p>
      <text:p text:style-name="P85"><text:span text:style-name="T164"><text:tab/><text:tab/></text:span><text:span text:style-name="T79">&lt;</text:span><text:span text:style-name="T82">module</text:span><text:span text:style-name="T161"> </text:span><text:span text:style-name="T85">name</text:span><text:span text:style-name="T164">=</text:span><text:span text:style-name="T88">"javax.transaction.api"</text:span><text:span text:style-name="T79">/&gt;</text:span></text:p>
      <text:p text:style-name="P85"><text:span text:style-name="T164"><text:tab/></text:span><text:span text:style-name="T79">&lt;/</text:span><text:span text:style-name="T82">dependencies</text:span><text:span text:style-name="T79">&gt;</text:span></text:p>
      <text:p text:style-name="P85"><text:span text:style-name="T79">&lt;/</text:span><text:span text:style-name="T82">module</text:span><text:span text:style-name="T79">&gt;</text:span></text:p>
      <text:p text:style-name="P208"><text:span text:style-name="T189">Como você deve ter percebido f</text:span>oi criada uma pasta específica para instalação de módulos d<text:span text:style-name="T189">a</text:span> <text:span text:style-name="T189">DuPont</text:span>, dessa forma <text:span text:style-name="T173">é preciso </text:span>configurar o EAP para carregar os módulos existentes nessa pasta. Para tal, edite o arquivo layers.conf, conforme descrito abaixo:</text:p>
      <text:p text:style-name="P249"><text:span text:style-name="T102">$ </text:span><text:span text:style-name="T103">vim /opt/rh/bpms/jboss-eap-6.1/modules/layers.conf</text:span></text:p>
      <text:p text:style-name="P255"/>
      <text:p text:style-name="P256">layers=bpms,<text:span text:style-name="T190">dupont</text:span></text:p>
      <text:p text:style-name="P209">Altere o arquivo standalone.xml para instalar o <text:span text:style-name="T53">driver</text:span><text:span text:style-name="T98"> e </text:span><text:span text:style-name="T122">configurar</text:span><text:span text:style-name="T98"> o </text:span><text:span text:style-name="T53">datasource</text:span><text:span text:style-name="T98">:</text:span></text:p>
      <text:p text:style-name="P250"><text:span text:style-name="T102">$ </text:span><text:span text:style-name="T103">vim /opt/rh/bpms/jboss-eap-6.1/</text:span><text:span text:style-name="T104">standalone/configuration/standalone.xml</text:span></text:p>
      <text:p text:style-name="P209">Localize o <text:span text:style-name="T53">subsytem</text:span><text:span text:style-name="T98"> chamado </text:span><text:span text:style-name="T53">datasources</text:span><text:span text:style-name="T98">, conforme trecho abaixo:</text:span></text:p>
      <text:p text:style-name="P77"><text:span text:style-name="T79">&lt;</text:span><text:span text:style-name="T82">subsystem</text:span><text:span text:style-name="T161"> </text:span><text:span text:style-name="T85">xmlns</text:span><text:span text:style-name="T164">=</text:span><text:span text:style-name="T88">"urn:jboss:domain:datasources:1.1"</text:span><text:span text:style-name="T79">&gt;</text:span></text:p>
      <text:p text:style-name="P210"><text:span text:style-name="T98">Adicione o trecho de </text:span><text:span text:style-name="T53">datasource</text:span><text:span text:style-name="T98"> internamente da </text:span><text:span text:style-name="T53">tag</text:span><text:span text:style-name="T98"> </text:span><text:span text:style-name="T53">&lt;datasources&gt; ... &lt;/datasources&gt;:</text:span></text:p>
      <text:p text:style-name="P94"><text:span text:style-name="T80">&lt;</text:span><text:span text:style-name="T83">datasource</text:span><text:span text:style-name="T165"> </text:span><text:span text:style-name="T86">jndi-name</text:span><text:span text:style-name="T165">=</text:span><text:span text:style-name="T89">"java:jboss/jdbc/bpms"</text:span><text:span text:style-name="T165"> </text:span><text:span text:style-name="T86">pool-name</text:span><text:span text:style-name="T165">=</text:span><text:span text:style-name="T89">"bpms-ds"</text:span><text:span text:style-name="T165"> </text:span><text:span text:style-name="T86">enabled</text:span><text:span text:style-name="T165">=</text:span><text:span text:style-name="T89">"true"</text:span><text:span text:style-name="T165"> </text:span><text:span text:style-name="T86">use-java-context</text:span><text:span text:style-name="T165">=</text:span><text:span text:style-name="T89">"true"</text:span><text:span text:style-name="T80">&gt;</text:span><text:span text:style-name="T164"> <text:s text:c="3"/></text:span></text:p>
      <text:p text:style-name="P88"><text:span text:style-name="T164"><text:s text:c="4"/></text:span><text:span text:style-name="T79">&lt;</text:span><text:span text:style-name="T82">connection-url</text:span><text:span text:style-name="T79">&gt;</text:span><text:span text:style-name="T164">j</text:span><text:span text:style-name="T170">dbc:postgresql://</text:span><text:span text:style-name="T171">dupontbpmpostgres.ct3gfimgj8nu.us-east-1.rds.amazonaws.com:5432</text:span><text:span text:style-name="T170">/</text:span><text:span text:style-name="T171">jbossbpmpostgres</text:span><text:span text:style-name="T79">&lt;/</text:span><text:span text:style-name="T82">connection-url</text:span><text:span text:style-name="T79">&gt;</text:span></text:p>
      <text:p text:style-name="P89"><text:span text:style-name="T164"><text:s text:c="4"/></text:span><text:span text:style-name="T79">&lt;</text:span><text:span text:style-name="T82">driver</text:span><text:span text:style-name="T79">&gt;</text:span><text:span text:style-name="T169">postgresql</text:span><text:span text:style-name="T79">&lt;/</text:span><text:span text:style-name="T82">driver</text:span><text:span text:style-name="T79">&gt;</text:span></text:p>
      <text:p text:style-name="P89"><text:span text:style-name="T164"><text:s text:c="4"/></text:span><text:span text:style-name="T79">&lt;</text:span><text:span text:style-name="T82">security</text:span><text:span text:style-name="T79">&gt;</text:span></text:p>
      <text:p text:style-name="P89"><text:span text:style-name="T164"><text:s text:c="8"/></text:span><text:span text:style-name="T79">&lt;</text:span><text:span text:style-name="T82">user-name</text:span><text:span text:style-name="T79">&gt;</text:span><text:span text:style-name="T170">dupontbpm</text:span><text:span text:style-name="T79">&lt;/</text:span><text:span text:style-name="T82">user-name</text:span><text:span text:style-name="T79">&gt;</text:span></text:p>
      <text:p text:style-name="P89"><text:span text:style-name="T164"><text:s text:c="8"/></text:span><text:span text:style-name="T79">&lt;</text:span><text:span text:style-name="T82">password</text:span><text:span text:style-name="T79">&gt;</text:span><text:span text:style-name="T171">red20hat</text:span><text:span text:style-name="T79">&lt;/</text:span><text:span text:style-name="T82">password</text:span><text:span text:style-name="T79">&gt;</text:span></text:p>
      <text:p text:style-name="P89"><text:span text:style-name="T164"><text:s text:c="4"/></text:span><text:span text:style-name="T79">&lt;/</text:span><text:span text:style-name="T82">security</text:span><text:span text:style-name="T79">&gt;</text:span></text:p>
      <text:p text:style-name="P92">&lt;/datasource&gt;</text:p>
      <text:p text:style-name="P210"><text:span text:style-name="T98">Adicione o trecho de </text:span><text:span text:style-name="T58">driver</text:span><text:span text:style-name="T98"> internamente da </text:span><text:span text:style-name="T53">tag</text:span><text:span text:style-name="T98"> </text:span><text:span text:style-name="T53">&lt;</text:span><text:span text:style-name="T58">drivers</text:span><text:span text:style-name="T53">&gt; ... &lt;/</text:span><text:span text:style-name="T58">drivers</text:span><text:span text:style-name="T53">&gt;:</text:span></text:p>
      <text:p text:style-name="P95"><text:span text:style-name="T79">&lt;</text:span><text:span text:style-name="T82">driver</text:span><text:span text:style-name="T161"> </text:span><text:span text:style-name="T85">name</text:span><text:span text:style-name="T164">=</text:span><text:span text:style-name="T88">"</text:span><text:span text:style-name="T91">postgresql</text:span><text:span text:style-name="T88">"</text:span><text:span text:style-name="T161"> </text:span><text:span text:style-name="T85">module</text:span><text:span text:style-name="T164">=</text:span><text:span text:style-name="T88">"</text:span><text:span text:style-name="T91">org.postgresql</text:span><text:span text:style-name="T88">"</text:span><text:span text:style-name="T161"> </text:span><text:span text:style-name="T79">/&gt;</text:span></text:p>
      <text:p text:style-name="P90"><text:span text:style-name="T79"><text:s text:c="4"/>&lt;</text:span><text:span text:style-name="T82">xa-datasource-class</text:span><text:span text:style-name="T79">&gt;</text:span><text:span text:style-name="T168">org.postgresql.xa.PGXADataSource</text:span><text:span text:style-name="T79">&lt;/</text:span><text:span text:style-name="T82">xa-datasource-class</text:span><text:span text:style-name="T79">&gt;</text:span></text:p>
      <text:p text:style-name="P93"><text:span text:style-name="T81">&lt;/</text:span><text:span text:style-name="T84">driver</text:span><text:span text:style-name="T81">&gt;</text:span></text:p>
      <text:p text:style-name="P211">O passo a seguir <text:span text:style-name="T191">irá </text:span>configura<text:span text:style-name="T191">r</text:span> as aplicação Business Central e Dashbuilder para utilizar o novo <text:span text:style-name="T53">datasource</text:span><text:span text:style-name="T98"> criado. Primeiramente a aplicação Business Central, substituindo os valores no XML conforme os trechos abaixo:</text:span></text:p>
      <text:p text:style-name="P251"><text:span text:style-name="T102">$ </text:span><text:span text:style-name="T103">vim /opt/rh/</text:span><text:span text:style-name="T108">bpms</text:span><text:span text:style-name="T103">/jboss-eap-6.1/</text:span><text:span text:style-name="T105">standalone/deployments/business-central.war/WEB-INF/classes/META-INF/persistence.xml</text:span></text:p>
      <text:p text:style-name="P257"/>
      <text:p text:style-name="P96"><text:span text:style-name="T81">&lt;</text:span><text:span text:style-name="T84">jta-data-source</text:span><text:span text:style-name="T81">&gt;</text:span><text:span text:style-name="T166">java:jboss/jdbc/bpms</text:span><text:span text:style-name="T81">&lt;/</text:span><text:span text:style-name="T84">jta-data-source</text:span><text:span text:style-name="T81">&gt;</text:span></text:p>
      <text:p text:style-name="P257"/>
      <text:p text:style-name="P97"><text:span text:style-name="T81">&lt;</text:span><text:span text:style-name="T84">property</text:span><text:span text:style-name="T162"> </text:span><text:span text:style-name="T87">name</text:span><text:span text:style-name="T166">=</text:span><text:span text:style-name="T95">"hibernate.dialect"</text:span><text:span text:style-name="T162"> </text:span><text:span text:style-name="T87">value</text:span><text:span text:style-name="T166">=</text:span><text:span text:style-name="T95">"</text:span><text:span text:style-name="T96">org.hibernate.dialect.PostgreSQLDialect</text:span><text:span text:style-name="T95">"</text:span><text:span text:style-name="T162"> </text:span><text:span text:style-name="T81">/&gt;</text:span></text:p>
      <text:p text:style-name="P202">Edite o arquivo jboss-deployment-structure.xml da aplicação:</text:p>
      <text:p text:style-name="P252"><text:span text:style-name="T102">$ </text:span><text:span text:style-name="T103">vim /opt/rh/bpms/jboss-eap-6.1/</text:span><text:span text:style-name="T105">standalone/deployments/business-central.war/</text:span><text:span text:style-name="T107">WEB-INF/jboss-deployment-structure.xml</text:span></text:p>
      <text:p text:style-name="P202">Insira o seguinte trecho dentro da TAG &lt;dependencies&gt; ... &lt;/dependencies&gt;:</text:p>
      <text:p text:style-name="P98"><text:span text:style-name="T79">&lt;</text:span><text:span text:style-name="T82">module</text:span><text:span text:style-name="T161"> </text:span><text:span text:style-name="T85">name</text:span><text:span text:style-name="T164">=</text:span><text:span text:style-name="T88">"</text:span><text:span text:style-name="T92">org.postgresql</text:span><text:span text:style-name="T88">"</text:span><text:span text:style-name="T161"> </text:span><text:span text:style-name="T79">/&gt;</text:span></text:p>
      <text:p text:style-name="P211">Agora, a aplicação Dashbuilder:</text:p>
      <text:p text:style-name="P253"><text:span text:style-name="T102">$ </text:span><text:span text:style-name="T103">vim /opt/rh/bpms/</text:span><text:span text:style-name="T106">jboss-eap-6.1/standalone/deployments/dashbuilder.war/WEB-INF/jboss-web.xml</text:span></text:p>
      <text:p text:style-name="P258"/>
      <text:p text:style-name="P99"><text:span text:style-name="T79">&lt;</text:span><text:span text:style-name="T82">jndi-name</text:span><text:span text:style-name="T79">&gt;</text:span><text:span text:style-name="T164">java:jboss/jdbc/bpms</text:span><text:span text:style-name="T79">&lt;/</text:span><text:span text:style-name="T82">jndi-name</text:span><text:span text:style-name="T79">&gt;</text:span></text:p>
      <text:p text:style-name="P259">Edite o arquivo jboss-deployment-structure.xml da aplicação:</text:p>
      <text:p text:style-name="P252"><text:span text:style-name="T102">$ </text:span><text:span text:style-name="T103">vim /opt/rh/bpms/jboss-eap-6.1/</text:span><text:span text:style-name="T105">standalone/deployments/</text:span><text:span text:style-name="T107">dashbuilder.war/WEB-INF/jboss-deployment-structure.xml</text:span></text:p>
      <text:p text:style-name="P202">Insira o seguinte trecho dentro da TAG &lt;dependencies&gt; ... &lt;/dependencies&gt;:</text:p>
      <text:p text:style-name="P100"><text:span text:style-name="T79">&lt;</text:span><text:span text:style-name="T82">module</text:span><text:span text:style-name="T161"> </text:span><text:span text:style-name="T85">name</text:span><text:span text:style-name="T164">=</text:span><text:span text:style-name="T88">"</text:span><text:span text:style-name="T93">org.postgresql</text:span><text:span text:style-name="T88">"</text:span><text:span text:style-name="T161"> </text:span><text:span text:style-name="T79">/&gt;</text:span></text:p>
      <text:p text:style-name="P212">Para evitar que o LOG do BPMS seja poluído com mensagens do tipo WARN geradas pelo Hibernate Search, siga os passos a seguir (esse problema é um <text:span text:style-name="T53">side effect</text:span> da utilização do driver <text:span text:style-name="T203">PostgreSQL</text:span> para <text:soft-page-break/>acesso ao banco, porém não indica nenhum erro que exigiria atenção; em novas versões esse problema será corrigido):</text:p>
      <text:p text:style-name="P254">$ vim /opt/rh/bpms/jboss-eap-6.1/standalone/configuration/standalone.xml</text:p>
      <text:p text:style-name="P205">Localize o <text:span text:style-name="T53">subsystem logging</text:span><text:span text:style-name="T98">, conforme trecho abaixo:</text:span></text:p>
      <text:p text:style-name="P78"><text:span text:style-name="T79">&lt;</text:span><text:span text:style-name="T82">subsystem</text:span><text:span text:style-name="T161"> </text:span><text:span text:style-name="T85">xmlns</text:span><text:span text:style-name="T164">=</text:span><text:span text:style-name="T88">"urn:jboss:domain:logging:1.2"</text:span><text:span text:style-name="T79">&gt;</text:span></text:p>
      <text:p text:style-name="P205">Adicione a seguinte configuração de LOG abaixo de qualquer TAG &lt;logger&gt; ... &lt;/logger&gt;</text:p>
      <text:p text:style-name="P78"><text:span text:style-name="T79">&lt;</text:span><text:span text:style-name="T82">logger</text:span><text:span text:style-name="T161"> </text:span><text:span text:style-name="T85">category</text:span><text:span text:style-name="T164">=</text:span><text:span text:style-name="T88">"org.hibernate.loader.Loader"</text:span><text:span text:style-name="T79">&gt;</text:span></text:p>
      <text:p text:style-name="P84"><text:span text:style-name="T79"><text:s text:c="4"/>&lt;</text:span><text:span text:style-name="T82">level</text:span><text:span text:style-name="T161"> </text:span><text:span text:style-name="T85">name</text:span><text:span text:style-name="T164">=</text:span><text:span text:style-name="T88">"OFF"</text:span><text:span text:style-name="T79">/&gt;</text:span></text:p>
      <text:p text:style-name="P91"><text:span text:style-name="T80">&lt;/</text:span><text:span text:style-name="T83">logger</text:span><text:span text:style-name="T80">&gt;</text:span></text:p>
      <text:p text:style-name="P205"><text:span text:style-name="T200">Isso</text:span> finaliz<text:span text:style-name="T200">a</text:span> a configuração dos <text:span text:style-name="T53">datasources</text:span><text:span text:style-name="T98"> do BPMS.</text:span></text:p>
      <text:p text:style-name="P26"/>
      <text:h text:style-name="P131" text:outline-level="3">Configuração dos repositórios GIT e Maven do BPMS 6</text:h>
      <text:p text:style-name="P25"/>
      <text:p text:style-name="P203">O BPMS 6 utiliza-se dos projetos GIT e Maven para o controle do ciclo de vida e construção das aplicações criadas a partir dele, assim, deve-se configurar no BPMS as pastas nas quais serão criados seus respectivos repositórios, URL de conexão, etc.</text:p>
      <text:p text:style-name="P203">Nessa seção <text:span text:style-name="T191">iremos</text:span> configurar outras propriedades de sistema que não se relacionam com o GIT ou Maven, porém como ocorrem <text:span text:style-name="T191">durante esse processo</text:span>, é preferível <text:span text:style-name="T191">realizar também sua </text:span>configur<text:span text:style-name="T191">ação</text:span>.</text:p>
      <text:p text:style-name="P203">Primeiramente, deve-se criar as pastas que receberão os repositórios:</text:p>
      <text:p text:style-name="P241"><text:span text:style-name="T132">$ </text:span><text:span text:style-name="T133">mkdir -p /opt/rh/</text:span><text:span text:style-name="T139">bpms/</text:span><text:span text:style-name="T133">repo/git</text:span></text:p>
      <text:p text:style-name="P247">$ mkdir -p /opt/rh/<text:span text:style-name="T207">bpms/</text:span>repo/kie</text:p>
      <text:p text:style-name="P247">$ mkdir -p /opt/rh/<text:span text:style-name="T207">bpms/</text:span>index</text:p>
      <text:p text:style-name="P247">$ mkdir -p /opt/rh/<text:span text:style-name="T207">bpms/</text:span>security</text:p>
      <text:p text:style-name="P203">Edite o arquivo standalone.xml para configurar as propriedades de sistema que, dentre outras coisas, farão referência aos diretórios criados. </text:p>
      <text:p text:style-name="P248">$ vim /opt/rh/bpms/jboss-eap-6.1/standalone/configuration/standalone.xml</text:p>
      <text:p text:style-name="P204">Localize <text:span text:style-name="T174">a TAG &lt;system-properties&gt; ... &lt;/system-properties&gt; e insira o trecho abaixo internamente:</text:span><text:span text:style-name="T98"> </text:span></text:p>
      <text:p text:style-name="P75"><text:span text:style-name="T79">&lt;</text:span><text:span text:style-name="T82">property</text:span><text:span text:style-name="T161"> </text:span><text:span text:style-name="T85">name</text:span><text:span text:style-name="T164">=</text:span><text:span text:style-name="T88">"org.uberfire.nio.git.dir</text:span><text:span text:style-name="T164">"</text:span><text:span text:style-name="T161"> </text:span><text:span text:style-name="T85">value</text:span><text:span text:style-name="T164">=</text:span><text:span text:style-name="T88">"/opt/rh/</text:span><text:span text:style-name="T94">bpms/</text:span><text:span text:style-name="T88">repo/git"</text:span><text:span text:style-name="T161"> </text:span><text:span text:style-name="T79">/&gt;</text:span></text:p>
      <text:p text:style-name="P81"><text:span text:style-name="T79">&lt;</text:span><text:span text:style-name="T82">property</text:span><text:span text:style-name="T161"> </text:span><text:span text:style-name="T85">name</text:span><text:span text:style-name="T164">=</text:span><text:span text:style-name="T88">"org.guvnor.m2repo.dir"</text:span><text:span text:style-name="T161"> </text:span><text:span text:style-name="T85">value</text:span><text:span text:style-name="T164">=</text:span><text:span text:style-name="T88">"/opt/rh/</text:span><text:span text:style-name="T94">bpms/</text:span><text:span text:style-name="T88">repo/kie"</text:span><text:span text:style-name="T161"> </text:span><text:span text:style-name="T79">/&gt;</text:span></text:p>
      <text:p text:style-name="P81"><text:span text:style-name="T79">&lt;</text:span><text:span text:style-name="T82">property</text:span><text:span text:style-name="T161"> </text:span><text:span text:style-name="T85">name</text:span><text:span text:style-name="T164">=</text:span><text:span text:style-name="T88">"org.uberfire.metadata.index.dir"</text:span><text:span text:style-name="T161"> </text:span><text:span text:style-name="T85">value</text:span><text:span text:style-name="T164">=</text:span><text:span text:style-name="T88">"/opt/rh/</text:span><text:span text:style-name="T94">bpms/</text:span><text:span text:style-name="T88">index"</text:span><text:span text:style-name="T161"> </text:span><text:span text:style-name="T79">/&gt;</text:span></text:p>
      <text:p text:style-name="P81"><text:span text:style-name="T79">&lt;</text:span><text:span text:style-name="T82">property</text:span><text:span text:style-name="T161"> </text:span><text:span text:style-name="T85">name</text:span><text:span text:style-name="T164">=</text:span><text:span text:style-name="T88">"org.uberfire.nio.git.ssh.cert.dir"</text:span><text:span text:style-name="T161"> </text:span><text:span text:style-name="T85">value</text:span><text:span text:style-name="T164">=</text:span><text:span text:style-name="T88">"/opt/rh/</text:span><text:span text:style-name="T94">bpms/</text:span><text:span text:style-name="T88">security"</text:span><text:span text:style-name="T161"> </text:span><text:span text:style-name="T79">/&gt;</text:span></text:p>
      <text:p text:style-name="P82"><text:span text:style-name="T79">&lt;</text:span><text:span text:style-name="T82">property</text:span><text:span text:style-name="T79"> </text:span><text:span text:style-name="T85">name</text:span><text:span text:style-name="T164">=</text:span><text:span text:style-name="T88">"org.uberfire.</text:span><text:span text:style-name="T90">domain</text:span><text:span text:style-name="T88">"</text:span><text:span text:style-name="T79"> </text:span><text:span text:style-name="T85">value</text:span><text:span text:style-name="T167">=</text:span><text:span text:style-name="T88">"</text:span><text:span text:style-name="T90">bpms</text:span><text:span text:style-name="T88">" </text:span><text:span text:style-name="T79">/&gt;</text:span></text:p>
      <text:p text:style-name="P83"><text:span text:style-name="T79">&lt;</text:span><text:span text:style-name="T82">property</text:span><text:span text:style-name="T161"> </text:span><text:span text:style-name="T85">name</text:span><text:span text:style-name="T164">=</text:span><text:span text:style-name="T88">"org.uberfire.nio.git.daemon.host"</text:span><text:span text:style-name="T161"> </text:span><text:span text:style-name="T85">value</text:span><text:span text:style-name="T164">=</text:span><text:span text:style-name="T88">"</text:span><text:span text:style-name="T94">ec2-54-174-27-148.compute-1.amazonaws.com</text:span><text:span text:style-name="T88">"</text:span><text:span text:style-name="T79">/&gt;</text:span></text:p>
      <text:p text:style-name="P86"><text:span text:style-name="T80">&lt;</text:span><text:span text:style-name="T83">property</text:span><text:span text:style-name="T163"> </text:span><text:span text:style-name="T86">name</text:span><text:span text:style-name="T165">=</text:span><text:span text:style-name="T89">"org.uberfire.nio.git.ssh.host"</text:span><text:span text:style-name="T163"> </text:span><text:span text:style-name="T86">value</text:span><text:span text:style-name="T165">=</text:span><text:span text:style-name="T89">"</text:span><text:span text:style-name="T94">ec2-54-174-27-148.compute-1.amazonaws.com</text:span><text:span text:style-name="T89">"</text:span><text:span text:style-name="T80">/&gt;</text:span></text:p>
      <text:p text:style-name="P200"><text:span text:style-name="T192">Obs.:</text:span> <text:span text:style-name="T192">Note </text:span>que os valores das duas últimas propriedades são o HOSTNAME da máquina. Em outros ambientes usar outro valor (HOSTNAME ou IP). <text:span text:style-name="T176">Também notar que a propriedade anterior ao </text:span><text:span text:style-name="T69">host</text:span><text:span text:style-name="T176"> do </text:span><text:span text:style-name="T69">daemon</text:span><text:span text:style-name="T176"> faz referência ao </text:span><text:span text:style-name="T69">security domain</text:span><text:span text:style-name="T176"> criado anteriormente.</text:span></text:p>
      <text:h text:style-name="P132" text:outline-level="3">Configuração de segurança no sistema operacional</text:h>
      <text:p text:style-name="P199">Para se evitar a possibilidade de execução de trechos mal intencionados no sistema operacional, é necessário a criação de um usuário e grupo específico para a execução do BPMS 6. </text:p>
      <text:p text:style-name="P200">A criação do usuário e grupo é realizada realizando os comandos abaixo:</text:p>
      <text:p text:style-name="P239"><text:span text:style-name="T132">$ </text:span><text:span text:style-name="T134">groupadd bpms</text:span></text:p>
      <text:p text:style-name="P243"><text:span text:style-name="T131">$ </text:span><text:span text:style-name="T134">useradd -s /bin/bash -d /home/jboss -m -g bpms bpms</text:span></text:p>
      <text:p text:style-name="P200">Altere as permissões das pastas criadas realizando os comandos abaixo:</text:p>
      <text:p text:style-name="P240"><text:span text:style-name="T132">$ </text:span><text:span text:style-name="T135">chown -R bpms:bpms /opt/rh/*</text:span></text:p>
      <text:p text:style-name="P244">$ chown -R bpms:bpms /var/log/bpms</text:p>
      <text:p text:style-name="P244">$ chown -R bpms:bpms /etc/bpms</text:p>
      <text:p text:style-name="P245">$ chown -R bpms:bpms /var/run/<text:span text:style-name="T207">bpms</text:span></text:p>
      <text:p text:style-name="P245">$ chown -R bpms:bpms /etc/init.d/bpms</text:p>
      <text:p text:style-name="P202"><text:soft-page-break/>Finalmente, crie um link simbólico da HOME do usuário <text:span text:style-name="T179">bpms</text:span> para <text:span text:style-name="T175">o </text:span><text:span text:style-name="T59">path <text:s/>da </text:span>instalação do <text:span text:style-name="T175">BPMS:</text:span></text:p>
      <text:p text:style-name="P246">$ <text:span text:style-name="T204">ln -s /opt/rh/bpms /home/jboss/bpms</text:span></text:p>
      <text:h text:style-name="P121" text:outline-level="2">Considerações finais <text:span text:style-name="T208">sobre o produto BPMS</text:span></text:h>
      <text:p text:style-name="P201"><text:span text:style-name="T45">O </text:span><text:span text:style-name="T27">BP</text:span><text:span text:style-name="T48">M</text:span><text:span text:style-name="T27">S 6 está finalmente instalado e configurado. Para iniciá-lo digite o seguinte comando:</text:span></text:p>
      <text:p text:style-name="P242"><text:span text:style-name="T131">$ </text:span><text:span text:style-name="T136">service bpms start</text:span></text:p>
      <text:p text:style-name="P188">Para finalizá-lo:</text:p>
      <text:p text:style-name="P242"><text:span text:style-name="T131">$ </text:span><text:span text:style-name="T136">service bpms stop</text:span></text:p>
      <text:p text:style-name="P188">Para acessar a aplicação Business Central, digite a seguinte URL em seu navegador de internet:</text:p>
      <text:p text:style-name="P201"><text:a xlink:type="simple" xlink:href="http://ec2-54-174-27-148.compute-1.amazonaws.com:8080/business-central" text:style-name="Internet_20_link" text:visited-style-name="Visited_20_Internet_20_Link"><text:span text:style-name="T50">http://ec2-54-174-27-148.compute-1.amazonaws.com:8080/business-central</text:span></text:a><text:span text:style-name="T50"> </text:span></text:p>
      <text:h text:style-name="P116" text:outline-level="1">Ambiente JON</text:h>
      <text:h text:style-name="P122" text:outline-level="2">Pré-Requisitos</text:h>
      <text:p text:style-name="P193"><text:span text:style-name="T29">Todos os comandos realizados são executados com o usuário </text:span><text:span text:style-name="T30">root</text:span><text:span text:style-name="T37">.</text:span></text:p>
      <text:p text:style-name="P193"><text:span text:style-name="T28">É necessário a instalação dos segu</text:span><text:span text:style-name="T29">intes pacotes no sistema operacional:</text:span></text:p>
      <text:list xml:id="list111210440629805" text:continue-list="list6160537792425593119" text:style-name="L1">
        <text:list-item>
          <text:p text:style-name="P160"><text:span text:style-name="T27">Os seguintes arquivos devem existir </text:span><text:span text:style-name="T38">no sistema operaci</text:span><text:span text:style-name="T42">o</text:span><text:span text:style-name="T38">nal</text:span><text:span text:style-name="T39">, por exemplo, na pasta </text:span><text:span text:style-name="T31">/tmp</text:span><text:span text:style-name="T39">. Quando necessário, realize as cópias dos arquivos para o diretório corrente</text:span><text:span text:style-name="T36">:</text:span></text:p>
        </text:list-item>
        <text:list-item>
          <text:p text:style-name="P273"><text:span text:style-name="T199">jon-server-3.2.0.GA.zip</text:span>: <text:span text:style-name="T181">Instalador da ferramenta BPMS [4]</text:span></text:p>
        </text:list-item>
        <text:list-item>
          <text:p text:style-name="P274">jon-server-3.2.0.GA-update-01.zip [5]</text:p>
        </text:list-item>
        <text:list-item>
          <text:p text:style-name="P274">jon-server-3.2.0.GA-update-02.zip [5]</text:p>
        </text:list-item>
        <text:list-item>
          <text:p text:style-name="P274">jon-server-3.2.0.GA-update-03.zip [5]</text:p>
        </text:list-item>
        <text:list-item>
          <text:p text:style-name="P274">BZ1096338.zip [5]</text:p>
        </text:list-item>
        <text:list-item>
          <text:p text:style-name="P274">jon-plugin-pack-brms-bpms-3.2.0.GA.zip [6]</text:p>
        </text:list-item>
      </text:list>
      <text:p text:style-name="P112">A versão instalada do produto é 3.2.0, versão suportada mais recente no momento da instalação. O <text:span text:style-name="T52">download </text:span>desta versão pode ser realizado em [4], sendo necessário o <text:span text:style-name="T52">login </text:span>no Customer Portal com as credenciais da DuPont. </text:p>
      <text:h text:style-name="P127" text:outline-level="2">Instalação <text:span text:style-name="T221">e configuração do produto</text:span></text:h>
      <text:p text:style-name="P154"/>
      <text:p text:style-name="P154"><text:span text:style-name="T46">Para instalação do </text:span><text:span text:style-name="T51">JON</text:span><text:span text:style-name="T46">, siga os seguintes passos:</text:span></text:p>
      <text:list xml:id="list7680165855362210960" text:style-name="L4">
        <text:list-item>
          <text:p text:style-name="P143"><text:span text:style-name="T17">Descompacte o arquivo j</text:span><text:span text:style-name="T18">boss-</text:span><text:span text:style-name="T19">bpms</text:span><text:span text:style-name="T18">-installer-6.0.</text:span><text:span text:style-name="T19">3</text:span><text:span text:style-name="T18">.GA-redhat-</text:span><text:span text:style-name="T19">1</text:span><text:span text:style-name="T18">.jar</text:span><text:span text:style-name="T17">:</text:span></text:p>
        </text:list-item>
      </text:list>
      <text:p text:style-name="P60"><text:span text:style-name="T131">$ </text:span><text:span text:style-name="T140">mkdir -p /opt/rh/jon</text:span></text:p>
      <text:p text:style-name="P60"><text:span text:style-name="T140">$ </text:span><text:span text:style-name="T137">cd /opt/rh/</text:span><text:span text:style-name="T140">jon</text:span></text:p>
      <text:p text:style-name="P59"><text:span text:style-name="T11">$ unzip </text:span><text:span text:style-name="T12">jon-server-3.2.0.GA.zip</text:span></text:p>
      <text:list xml:id="list111210390035538" text:continue-numbering="true" text:style-name="L4">
        <text:list-header>
          <text:p text:style-name="P143"/>
        </text:list-header>
        <text:list-item>
          <text:p text:style-name="P143"><text:span text:style-name="T20">Crie </text:span><text:span text:style-name="T21">um link simbólico para o diretório de instalação:</text:span></text:p>
        </text:list-item>
      </text:list>
      <text:p text:style-name="P55"><text:span text:style-name="T131">$ ln -s /opt/rh/</text:span><text:span text:style-name="T125">jon/</text:span><text:span text:style-name="T118">jon-server-3.2.0.GA </text:span><text:span text:style-name="T131">/opt/rh/</text:span><text:span text:style-name="T118">jon/</text:span><text:span text:style-name="T125">jon-server</text:span></text:p>
      <text:list xml:id="list111210868002278" text:continue-numbering="true" text:style-name="L4">
        <text:list-header>
          <text:p text:style-name="P166"/>
        </text:list-header>
        <text:list-item>
          <text:p text:style-name="P103"><text:span text:style-name="T194">N</text:span><text:span text:style-name="T193">o diretório bin dentro da pasta do jon alter</text:span><text:span text:style-name="T194">e</text:span><text:span text:style-name="T193"> o arquivo rhq-server.properties para atender as configurações da base de dados </text:span><text:span text:style-name="T195">PostgreSQL</text:span><text:span text:style-name="T194"> </text:span><text:span text:style-name="T193">e </text:span><text:span text:style-name="T195">interface de conexão</text:span><text:span text:style-name="T193"> do J</text:span><text:span text:style-name="T194">ON:</text:span></text:p>
        </text:list-item>
      </text:list>
      <text:p text:style-name="P56"><text:span text:style-name="T98">$ </text:span><text:span text:style-name="T124">vim /opt/rh/jon/</text:span><text:span text:style-name="T125">jon-server/</text:span><text:span text:style-name="T124">bin/rhq-server.properties</text:span></text:p>
      <text:p text:style-name="P36"/>
      <text:p text:style-name="P72">Obs.: A senha do servidor é armazenada em um hash, para ger<text:span text:style-name="T211">ar uma senha nova </text:span>execute o script <text:span text:style-name="T70">rhq-encode-password.sh</text:span><text:span text:style-name="T211"> localizado na pasta bin data instalação do JON.</text:span></text:p>
      <text:p text:style-name="P65">…</text:p>
      <text:p text:style-name="P65"/>
      <text:p text:style-name="P63"># PostgreSQL database</text:p>
      <text:p text:style-name="P67">rhq.server.database.connection-url=jdbc:postgresql://127.0.0.1:5432/rhq</text:p>
      <text:p text:style-name="P67">rhq.server.database.user-name=rhqadmin</text:p>
      <text:p text:style-name="P67">rhq.server.database.password=1eeb2f255e832171df8592078de921bc <text:span text:style-name="T210"># Valor gerado através do script rhq-encode-password.sh</text:span></text:p>
      <text:p text:style-name="P67">rhq.server.database.type-mapping=PostgreSQL</text:p>
      <text:p text:style-name="P67">rhq.server.database.server-name=127.0.0.1</text:p>
      <text:p text:style-name="P67">rhq.server.database.port=5432</text:p>
      <text:p text:style-name="P67">rhq.server.database.db-name=rhq</text:p>
      <text:p text:style-name="P67">hibernate.dialect=org.hibernate.dialect.PostgreSQLDialect</text:p>
      <text:p text:style-name="P67">rhq.server.quartz.driverDelegateClass=org.quartz.impl.jdbcjobstore.PostgreSQLDelegate</text:p>
      <text:p text:style-name="P67"/>
      <text:p text:style-name="P63">…</text:p>
      <text:p text:style-name="P63"><text:soft-page-break/></text:p>
      <text:p text:style-name="P65">jboss.bind.address=0.0.0.0 </text:p>
      <text:p text:style-name="P65">jboss.bind.address.management=10.156.4.60 </text:p>
      <text:p text:style-name="P65">rhq.storage.nodes=foz-jonsrv-dc.odebrecht.net</text:p>
      <text:p text:style-name="P36"/>
      <text:list xml:id="list111210241670442" text:continue-numbering="true" text:style-name="L4">
        <text:list-item>
          <text:p text:style-name="P104">Crie um usuário/grupo responsável pela execução do produto:</text:p>
          <text:list>
            <text:list-header>
              <text:p text:style-name="P168">$ <text:span text:style-name="T216">groupadd jon</text:span></text:p>
              <text:p text:style-name="P169">$ useradd -<text:span text:style-name="T217">s “/sbin/nologin”</text:span> -g jon jon</text:p>
            </text:list-header>
          </text:list>
          <text:p text:style-name="P104"/>
        </text:list-item>
        <text:list-item>
          <text:p text:style-name="P106">Após a configuração do serv<text:span text:style-name="T209">i</text:span>dor execute os seguintes comandos:</text:p>
          <text:p text:style-name="P107">Obs.: Antes de executar os seguintes comandos verifique se há algum processo escutando a porta 9999, pois esta é necessária para a execução do script de instalação.</text:p>
        </text:list-item>
      </text:list>
      <text:p text:style-name="P57">$ cd /opt/rh/jon/<text:span text:style-name="T209">jon-server/</text:span>bin</text:p>
      <text:p text:style-name="P57">$ ￼./rhqctl install --storage</text:p>
      <text:p text:style-name="P170"><text:span text:style-name="T152">$ ./rhqctl install –server</text:span></text:p>
      <text:list xml:id="list111212028739087" text:continue-numbering="true" text:style-name="L4">
        <text:list-header>
          <text:p text:style-name="P105"/>
        </text:list-header>
        <text:list-item>
          <text:p text:style-name="P108">Altere o arquivo de controle da execução do produto e, adicione as seguintes linh<text:span text:style-name="T218">as</text:span> no início <text:span text:style-name="T218">do arquivo (as linhas em amarelo foram adicionadas):</text:span></text:p>
          <text:list>
            <text:list-header>
              <text:p text:style-name="P175">$ <text:span text:style-name="T217">vim /opt/rh/jon/jon-server/bin/rhqctl</text:span></text:p>
            </text:list-header>
          </text:list>
        </text:list-item>
      </text:list>
      <text:p text:style-name="P110"/>
      <text:p text:style-name="P176">#!/bin/sh</text:p>
      <text:p text:style-name="P177"># chkconfig: 2345 90 20</text:p>
      <text:p text:style-name="P177"># description: Jboss Operations Network Server</text:p>
      <text:p text:style-name="P177"># processname: standalone.sh</text:p>
      <text:p text:style-name="P177">. /<text:span text:style-name="T220">etc/init.d/functions</text:span></text:p>
      <text:p text:style-name="P177"/>
      <text:p text:style-name="P177">su - jon -c "/etc/init.d/jon-server $*" &amp;</text:p>
      <text:p text:style-name="P178">...</text:p>
      <text:list xml:id="list111210119346482" text:continue-numbering="true" text:style-name="L4">
        <text:list-header>
          <text:p text:style-name="P111"/>
        </text:list-header>
        <text:list-item>
          <text:p text:style-name="P109">Execute os comandos <text:span text:style-name="T219">abaixo </text:span>para cadastrar o JON como um serviço e para que ele seja executado durante a inicialização do sistema:</text:p>
          <text:list>
            <text:list-header>
              <text:p text:style-name="P172">$ <text:span text:style-name="T218">ln -s /opt/rh/jon/jon-server/bin/rhqctl /etc/init.d/jon-server</text:span></text:p>
              <text:p text:style-name="P173">$ chkconfig –-add jon-server</text:p>
              <text:p text:style-name="P173">$ chkconfig –-level 5 jon-server on</text:p>
              <text:p text:style-name="P174">$ systemctl daemon-reload</text:p>
            </text:list-header>
          </text:list>
        </text:list-item>
      </text:list>
      <text:h text:style-name="P123" text:outline-level="2">Instalação dos patches do JON</text:h>
      <text:p text:style-name="P180"><text:span text:style-name="T201">F</text:span>az-se necessári<text:span text:style-name="T201">a</text:span> a instalação dos <text:span text:style-name="T53">patchs </text:span><text:span text:style-name="T119">disponíveis no </text:span><text:span text:style-name="T66">customer</text:span><text:span text:style-name="T119"> portal </text:span><text:span text:style-name="T120">com o intuito</text:span><text:span text:style-name="T98"> de corrigir os </text:span><text:span text:style-name="T53">bugs</text:span><text:span text:style-name="T98"> já identificados </text:span><text:span text:style-name="T116">pela </text:span><text:span text:style-name="T98">equipe de engenharia da Red Hat.</text:span> <text:span text:style-name="T201">A</text:span>té o momento da criação desse documento <text:span text:style-name="T201">estavam disponíveis três atualizações e uma correção</text:span><text:span text:style-name="T98">.</text:span></text:p>
      <text:p text:style-name="P180"><text:span text:style-name="T98">Fique atento ao lançamento de novos </text:span><text:span text:style-name="T53">patch</text:span><text:span text:style-name="T55">e</text:span><text:span text:style-name="T53">s, </text:span><text:span text:style-name="T119">as</text:span><text:span text:style-name="T98"> </text:span><text:span text:style-name="T119">i</text:span><text:span text:style-name="T98">nstruções de como </text:span><text:span text:style-name="T119">realizar a instalação</text:span><text:span text:style-name="T98"> encontra</text:span><text:span text:style-name="T120">m</text:span><text:span text:style-name="T98">-se no <text:s/>README.txt existente </text:span><text:span text:style-name="T119">em cada arquivo</text:span><text:span text:style-name="T98"> ZIP disponibilizados. </text:span></text:p>
      <text:p text:style-name="P190"><text:span text:style-name="T41">Para a instalação d</text:span><text:span text:style-name="T43">o</text:span><text:span text:style-name="T41"> </text:span><text:span text:style-name="T32">patch</text:span><text:span text:style-name="T41"> </text:span><text:span text:style-name="T43">de atualização </text:span><text:span text:style-name="T33">jon-server-3.2.0.GA-update-01</text:span><text:span text:style-name="T41"> </text:span><text:span text:style-name="T40">deve-se realizar os seguintes passos abaixo. Como </text:span><text:span text:style-name="T43">já </text:span><text:span text:style-name="T40">dito, copie o arquivo utilizado para o diretório corrente:</text:span></text:p>
      <text:p text:style-name="P268">$ <text:span text:style-name="T201">cd /tmp</text:span></text:p>
      <text:p text:style-name="P268">$ unzip <text:span text:style-name="T201">jon-server-3.2.0.GA-update-01</text:span>.zip</text:p>
      <text:p text:style-name="P268">$ <text:span text:style-name="T201">cd jon-server-3.2.0.GA-update-01</text:span></text:p>
      <text:p text:style-name="P271">$ <text:span text:style-name="T212">./apply-updates.sh /opt/rh/jon/jon-server</text:span></text:p>
      <text:p text:style-name="P182"/>
      <text:p text:style-name="P182"><text:span text:style-name="T115">Para a instalação d</text:span><text:span text:style-name="T119">o</text:span><text:span text:style-name="T115"> </text:span><text:span text:style-name="T63">patch</text:span><text:span text:style-name="T115"> </text:span><text:span text:style-name="T119">de </text:span><text:span text:style-name="T121">segurança</text:span><text:span text:style-name="T119"> </text:span><text:span text:style-name="T67">BZ1096338</text:span><text:span text:style-name="T115"> </text:span><text:span text:style-name="T98">deve-se realizar os seguintes passos abaixo. Como </text:span><text:span text:style-name="T119">já </text:span><text:span text:style-name="T98">dito, copie o arquivo utilizado para o diretório corrente:</text:span></text:p>
      <text:p text:style-name="P217">$ cd /<text:span text:style-name="T213">opt/rh/jon/jon-server</text:span></text:p>
      <text:p text:style-name="P225">$ <text:span text:style-name="T202">unzip -od /opt/rh/jon/jon-server-3.2.0.GA BZ1096338.zip</text:span></text:p>
      <text:p text:style-name="P185"><text:soft-page-break/></text:p>
      <text:p text:style-name="P191"><text:span text:style-name="T41">Para a instalação d</text:span><text:span text:style-name="T43">o</text:span><text:span text:style-name="T41"> </text:span><text:span text:style-name="T32">patch</text:span><text:span text:style-name="T41"> </text:span><text:span text:style-name="T43">de atualização </text:span><text:span text:style-name="T33">jon-server-3.2.0.GA-update-0</text:span><text:span text:style-name="T34">2</text:span><text:span text:style-name="T41"> </text:span><text:span text:style-name="T40">deve-se realizar os seguintes passos abaixo. Como </text:span><text:span text:style-name="T43">já </text:span><text:span text:style-name="T40">dito, copie o arquivo utilizado para o diretório corrente:</text:span></text:p>
      <text:p text:style-name="P269">$ <text:span text:style-name="T201">cd /tmp</text:span></text:p>
      <text:p text:style-name="P269">$ unzip <text:span text:style-name="T201">jon-server-3.2.0.GA-update-02</text:span>.zip</text:p>
      <text:p text:style-name="P269">$ <text:span text:style-name="T201">cd jon-server-3.2.0.GA-update-02</text:span></text:p>
      <text:p text:style-name="P272">$ <text:span text:style-name="T212">./apply-updates.sh /opt/rh/jon/jon-server</text:span></text:p>
      <text:p text:style-name="P183"/>
      <text:p text:style-name="P192"><text:span text:style-name="T41">Para a instalação d</text:span><text:span text:style-name="T43">o</text:span><text:span text:style-name="T41"> </text:span><text:span text:style-name="T32">patch</text:span><text:span text:style-name="T41"> </text:span><text:span text:style-name="T43">de atualização </text:span><text:span text:style-name="T33">jon-server-3.2.0.GA-update-0</text:span><text:span text:style-name="T34">3</text:span><text:span text:style-name="T41"> </text:span><text:span text:style-name="T40">deve-se realizar os seguintes passos abaixo. Como </text:span><text:span text:style-name="T43">já </text:span><text:span text:style-name="T40">dito, copie o arquivo utilizado para o diretório corrente:</text:span></text:p>
      <text:p text:style-name="P269">$ <text:span text:style-name="T201">cd /tmp</text:span></text:p>
      <text:p text:style-name="P269">$ unzip <text:span text:style-name="T201">jon-server-3.2.0.GA-update-03</text:span>.zip</text:p>
      <text:p text:style-name="P269">$ <text:span text:style-name="T201">cd jon-server-3.2.0.GA-update-03</text:span></text:p>
      <text:p text:style-name="P272">$ <text:span text:style-name="T212">./apply-updates.sh /opt/rh/jon/jon-server</text:span></text:p>
      <text:p text:style-name="P183"><text:span text:style-name="T49">Assim finalizamos a insta</text:span><text:span text:style-name="T153">la</text:span><text:span text:style-name="T49">ção da suíte </text:span><text:span text:style-name="T179">BMPS</text:span><text:span text:style-name="T49"> 6 com seus respectivos </text:span><text:span text:style-name="T65">patches.</text:span></text:p>
      <text:h text:style-name="P124" text:outline-level="2">Configuração do plugin para suporte ao BPMS</text:h>
      <text:p text:style-name="P22">Para instalação do <text:span text:style-name="T198">JON</text:span>, siga os seguintes passos:</text:p>
      <text:list xml:id="list7298399911769709594" text:style-name="L5">
        <text:list-item>
          <text:p text:style-name="P144"><text:span text:style-name="T17">Descompacte o arquivo </text:span><text:span text:style-name="T22">jon-plugin-pack-brms-bpms-3.2.0.GA.zip, presumindo que o arquivo de instalação encontra-se em </text:span><text:span text:style-name="T25">/tmp</text:span><text:span text:style-name="T22"> conforme indicado no início do documento, seguem </text:span><text:span text:style-name="T17">:</text:span></text:p>
        </text:list-item>
      </text:list>
      <text:p text:style-name="P61"><text:span text:style-name="T131">$ </text:span><text:span text:style-name="T138">cd </text:span><text:span text:style-name="T141">cd /opt/rh/jon/jon-server/plugins/</text:span></text:p>
      <text:p text:style-name="P58">$ unzip /tmp/jon-plugin-pack-eap-3.2.0.GA.zip </text:p>
      <text:p text:style-name="P58">$ cp jon-plugin-pack-eap-3.2.0.GA/*.jar .</text:p>
      <text:p text:style-name="P62"><text:span text:style-name="T138">$ </text:span><text:span text:style-name="T131">rm -rf <text:s/>jon-plugin-pack-eap-3.2.0.GA</text:span></text:p>
      <text:list xml:id="list111210645944543" text:continue-numbering="true" text:style-name="L5">
        <text:list-item>
          <text:p text:style-name="P147">No ambiente web:</text:p>
          <text:list>
            <text:list-item>
              <text:p text:style-name="P147">Efetue o login;</text:p>
            </text:list-item>
            <text:list-item>
              <text:p text:style-name="P148"><text:span text:style-name="T17">A</text:span><text:span text:style-name="T16">bra o menu de “</text:span><text:span text:style-name="T24">Administration”</text:span><text:span text:style-name="T16">;</text:span></text:p>
            </text:list-item>
            <text:list-item>
              <text:p text:style-name="P148"><text:span text:style-name="T16">Na seção de “</text:span><text:span text:style-name="T24">Configuration”</text:span><text:span text:style-name="T16">, abra </text:span><text:span text:style-name="T23">o link</text:span><text:span text:style-name="T16"> “</text:span><text:span text:style-name="T24">Agents Plugin</text:span><text:span text:style-name="T16">”;</text:span></text:p>
            </text:list-item>
            <text:list-item>
              <text:p text:style-name="P148"><text:span text:style-name="T16">Na </text:span><text:span text:style-name="T23">parte</text:span><text:span text:style-name="T16"> inferior </text:span><text:span text:style-name="T23">da tela</text:span><text:span text:style-name="T16"> clique em “</text:span><text:span text:style-name="T24">Scan for Updates</text:span><text:span text:style-name="T16">” e aguarde o servidor realizar a instalação.</text:span></text:p>
            </text:list-item>
          </text:list>
        </text:list-item>
      </text:list>
      <text:p text:style-name="P152">Obs.: Para verificar se os plugins foram instalados corretamente, verifique se o diretório de plugins está vazio.</text:p>
      <text:h text:style-name="P125" text:outline-level="2">Configuração dos agentes</text:h>
      <text:p text:style-name="P28">Para efetuar a configuração dos agentes foi ut<text:span text:style-name="T217">i</text:span>lizado o agente padrão já existente na instalação do JON. </text:p>
      <text:list xml:id="list3420406575090733628" text:style-name="L6">
        <text:list-item>
          <text:p text:style-name="P149">Altere as seguintes variáveis abaixo, dentro do arquivo de configuração do agente:</text:p>
        </text:list-item>
      </text:list>
      <text:p text:style-name="P69"><text:span text:style-name="T143">$ </text:span><text:span text:style-name="T150">vim</text:span><text:span text:style-name="T149"> /opt/rh/jon/</text:span><text:span text:style-name="T150">rhq-agent/bin/rhq-agent-env.sh</text:span></text:p>
      <text:p text:style-name="P179"/>
      <text:p text:style-name="P66">...</text:p>
      <text:p text:style-name="P68">RHQ_AGENT_HOME="/opt/rh/jon/rhq-agent"</text:p>
      <text:p text:style-name="P64">...</text:p>
      <text:p text:style-name="P68">RHQ_JAVA_HOME="/usr/lib/jvm/java"</text:p>
      <text:p text:style-name="P68">...</text:p>
      <text:p text:style-name="P68">RHQ_AGENT_PIDFILE_DIR="/var/run"</text:p>
      <text:p text:style-name="P68">..</text:p>
      <text:list xml:id="list111211569215180" text:continue-numbering="true" text:style-name="L6">
        <text:list-item>
          <text:p text:style-name="P150"><text:span text:style-name="T215">Dê as devidas permissões de execução, e c</text:span>rie um <text:span text:style-name="T53">link</text:span> simbólico para o <text:span text:style-name="T53">script</text:span><text:span text:style-name="T98"> de inicia</text:span><text:span text:style-name="T126">liza</text:span><text:span text:style-name="T98">ção do </text:span><text:span text:style-name="T126">agente JON</text:span><text:span text:style-name="T108"> </text:span><text:span text:style-name="T126">configurando em seguida sua execução no sistema:</text:span></text:p>
        </text:list-item>
      </text:list>
      <text:p text:style-name="P70"><text:span text:style-name="T143">$ </text:span><text:span text:style-name="T150">c</text:span><text:span text:style-name="T143">hmod a+x /opt/rh/jon/rhq-agent/bin/rhq-agent-wrapper.sh</text:span></text:p>
      <text:p text:style-name="P71">$ ln -s /opt/rh/jon/rhq-agent/bin/rhq-agent-wrapper.sh /etc/init.d/jon-agent</text:p>
      <text:p text:style-name="P71"><text:soft-page-break/>$ chkconfig –-add jon-agent</text:p>
      <text:p text:style-name="P71">$ chkconfig jon-agent on</text:p>
      <text:h text:style-name="P126" text:outline-level="2">Executando e parando <text:span text:style-name="T215">o</text:span> JON</text:h>
      <text:p text:style-name="P195"><text:span text:style-name="T214">Para iniciar o JON execute os seguintes comandos</text:span>.</text:p>
      <text:p text:style-name="P223"><text:span text:style-name="T143">$ </text:span><text:span text:style-name="T151">service jon-server start</text:span></text:p>
      <text:p text:style-name="P198"/>
      <text:p text:style-name="P198"><text:span text:style-name="T214">Para terminar a execução do serviço</text:span>:</text:p>
      <text:p text:style-name="P238"><text:span text:style-name="T132">$ </text:span><text:span text:style-name="T142">service jon-server stop</text:span></text:p>
      <text:p text:style-name="P187">Para acessar <text:span text:style-name="T215">o JON</text:span>, digite a seguinte URL em seu navegador de internet:</text:p>
      <text:p text:style-name="P189"><text:a xlink:type="simple" xlink:href="http://ec2-54-174-27-148.compute-1.amazonaws.com:7080/" text:style-name="Internet_20_link" text:visited-style-name="Visited_20_Internet_20_Link">http://ec2-54-174-27-148.compute-1.amazonaws.com:7080/</text:a> </text:p>
      <text:h text:style-name="P117" text:outline-level="1">REFERÊNCIAS</text:h>
      <text:list xml:id="list1508993600375387701" text:style-name="L7">
        <text:list-item>
          <text:p text:style-name="P136"><text:a xlink:type="simple" xlink:href="https://access.redhat.com/jbossnetwork/restricted/listSoftware.html?product=bpm.suite&amp;downloadType=distributions" text:style-name="Internet_20_link" text:visited-style-name="Visited_20_Internet_20_Link">https://access.redhat.com/jbossnetwork/restricted/listSoftware.html?product=bpm.suite&amp;downloadType=distributions</text:a></text:p>
        </text:list-item>
        <text:list-item>
          <text:p text:style-name="P136"><text:a xlink:type="simple" xlink:href="https://access.redhat.com/jbossnetwork/restricted/listSoftware.html?product=bpm.suite&amp;downloadType=securityPatches&amp;version=6.0.3" text:style-name="Internet_20_link" text:visited-style-name="Visited_20_Internet_20_Link">https://access.redhat.com/jbossnetwork/restricted/listSoftware.html?product=bpm.suite&amp;downloadType=securityPatches&amp;version=6.0.3</text:a></text:p>
        </text:list-item>
        <text:list-item>
          <text:p text:style-name="P145"><text:a xlink:type="simple" xlink:href="http://jdbc.postgresql.org/download/postgresql-9.3-1102.jdbc41.jar" text:style-name="Internet_20_link" text:visited-style-name="Visited_20_Internet_20_Link"><text:span text:style-name="T44">http://jdbc.postgresql.org/download/postgresql-9.3-1102.jdbc41.jar</text:span></text:a></text:p>
        </text:list-item>
        <text:list-item>
          <text:p text:style-name="P146"><text:a xlink:type="simple" xlink:href="https://access.redhat.com/jbossnetwork/restricted/listSoftware.html?product=em&amp;downloadType=distributions" text:style-name="Internet_20_link" text:visited-style-name="Visited_20_Internet_20_Link"><text:span text:style-name="T197">https://access.redhat.com/jbossnetwork/restricted/listSoftware.html?product=em&amp;downloadType=distributions</text:span></text:a><text:span text:style-name="T197"> </text:span></text:p>
        </text:list-item>
        <text:list-item>
          <text:p text:style-name="P151"><text:a xlink:type="simple" xlink:href="https://access.redhat.com/jbossnetwork/restricted/listSoftware.html?product=em&amp;downloadType=securityPatches&amp;version=3.2.0" text:style-name="Internet_20_link" text:visited-style-name="Visited_20_Internet_20_Link">https://access.redhat.com/jbossnetwork/restricted/listSoftware.html?product=em&amp;downloadType=securityPatches&amp;version=3.2.0</text:a></text:p>
        </text:list-item>
        <text:list-item>
          <text:p text:style-name="P151"><text:a xlink:type="simple" xlink:href="https://access.redhat.com/jbossnetwork/restricted/listSoftware.html?product=jon.bpm&amp;downloadType=distributions&amp;version=3.2.0" text:style-name="Internet_20_link" text:visited-style-name="Visited_20_Internet_20_Link">https://access.redhat.com/jbossnetwork/restricted/listSoftware.html?product=jon.bpm&amp;downloadType=distributions&amp;version=3.2.0</text:a></text:p>
        </text:list-item>
        <text:list-item>
          <text:p text:style-name="P151"><text:a xlink:type="simple" xlink:href="https://access.redhat.com/jbossnetwork/restricted/listSoftware.html?product=jon.bpm&amp;downloadType=patches&amp;version=3.2.0" text:style-name="Internet_20_link" text:visited-style-name="Visited_20_Internet_20_Link">https://access.redhat.com/jbossnetwork/restricted/listSoftware.html?product=jon.bpm&amp;downloadType=patches&amp;version=3.2.0</text:a> </text:p>
          <text:p text:style-name="P1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iberationSans" svg:font-family="LiberationSans"/>
    <style:font-face style:name="Lucida Sans1" svg:font-family="'Lucida Sans'"/>
    <style:font-face style:name="Monospace" svg:font-family="Monospace"/>
    <style:font-face style:name="OpenSymbol" svg:font-family="OpenSymbol"/>
    <style:font-face style:name="Liberation Sans2" svg:font-family="'Liberation Sans'" style:font-adornments="Regular" style:font-family-generic="swiss"/>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Courier" svg:font-family="Courier" style:font-pitch="variable"/>
    <style:font-face style:name="Courier New1" svg:font-family="'Courier New'" style:font-pitch="variable"/>
    <style:font-face style:name="Liberation Mono" svg:font-family="'Liberation Mono'" style:font-pitch="variable"/>
    <style:font-face style:name="Liberation Sans" svg:font-family="'Liberation Sans'" style:font-pitch="variable"/>
    <style:font-face style:name="Liberation Sans Bold" svg:font-family="'Liberation Sans Bold'" style:font-pitch="variable"/>
    <style:font-face style:name="Lohit Devanagari" svg:font-family="'Lohit Devanagari'" style:font-pitch="variable"/>
    <style:font-face style:name="Lucida Grande" svg:font-family="'Lucida Grande', Arial" style:font-pitch="variable"/>
    <style:font-face style:name="WenQuanYi Zen Hei" svg:font-family="'WenQuanYi Zen He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Nimbus Sans L" svg:font-family="'Nimbus Sans L',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ab-stops>
          <style:tab-stop style:position="1.27cm"/>
        </style:tab-stops>
      </style:paragraph-properties>
      <style:text-properties style:use-window-font-color="true" style:font-name="Liberation Sans" fo:font-family="'Liberation Sans'" style:font-pitch="variable" fo:font-size="10pt" style:letter-kerning="true" style:font-name-asian="Times New Roman" style:font-family-asian="'Times New Roman'" style:font-family-generic-asian="roman" style:font-pitch-asian="variable" style:font-size-asian="10pt" style:font-name-complex="Liberation Sans" style:font-family-complex="'Liberation San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autospace="ideograph-alpha" style:punctuation-wrap="hanging" style:vertical-align="auto"/>
      <style:text-properties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14pt" style:language-complex="en" style:country-complex="US"/>
    </style:style>
    <style:style style:name="Text_20_body" style:display-name="Text body" style:family="paragraph" style:parent-style-name="Standard" style:class="text">
      <style:paragraph-properties fo:margin-top="0cm" fo:margin-bottom="0.212cm" loext:contextual-spacing="false"/>
      <style:text-properties fo:font-size="9pt" style:font-size-asian="9pt"/>
    </style:style>
    <style:style style:name="List" style:family="paragraph" style:parent-style-name="Standard" style:class="list">
      <style:paragraph-properties fo:margin-top="0cm" fo:margin-bottom="0.212cm" loext:contextual-spacing="false"/>
    </style:style>
    <style:style style:name="Caption" style:family="paragraph" style:parent-style-name="Standard" style:next-style-name="Standard" style:class="extra">
      <style:paragraph-properties fo:margin-top="0.212cm" fo:margin-bottom="0.423cm" loext:contextual-spacing="false" fo:text-align="center" style:justify-single-word="false"/>
      <style:text-properties fo:color="#0000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parent-style-name="Standard" style:next-style-name="RH_20_Body_20_Text" style:default-outline-level="1" style:class="text" style:master-page-name="">
      <style:paragraph-properties fo:margin-left="0cm" fo:margin-right="0cm" fo:margin-top="0.423cm" fo:margin-bottom="0.212cm" loext:contextual-spacing="false" fo:keep-together="always" fo:orphans="2" fo:widows="2" fo:text-indent="0cm" style:auto-text-indent="false" style:page-number="auto" fo:break-before="auto" fo:break-after="auto" fo:background-color="transparent" style:shadow="none" fo:keep-with-next="always">
        <style:tab-stops>
          <style:tab-stop style:position="1.27cm"/>
        </style:tab-stops>
        <style:background-image/>
      </style:paragraph-properties>
      <style:text-properties fo:text-transform="uppercase" style:font-name="Liberation Sans1" fo:font-family="'Liberation Sans'" style:font-style-name="Bold" style:font-family-generic="swiss" style:font-pitch="variable" fo:font-size="12pt" fo:font-weight="bold" style:letter-kerning="true" style:font-size-asian="12pt" style:font-weight-asian="bold" style:font-name-complex="Liberation Sans Bold" style:font-family-complex="'Liberation Sans Bold'" style:font-pitch-complex="variable" style:font-size-complex="12pt" style:font-weight-complex="bold"/>
    </style:style>
    <style:style style:name="Heading_20_2" style:display-name="Heading 2" style:family="paragraph" style:parent-style-name="Heading_20_1" style:next-style-name="RH_20_Body_20_Text" style:default-outline-level="2" style:class="text" style:master-page-name="">
      <style:paragraph-properties fo:margin-top="0.423cm" fo:margin-bottom="0.212cm" loext:contextual-spacing="false" style:page-number="auto" fo:break-before="auto" fo:break-after="auto" style:shadow="none" fo:keep-with-next="always"/>
      <style:text-properties fo:font-variant="normal" fo:text-transform="none" style:font-name="Liberation Sans1" fo:font-family="'Liberation Sans'" style:font-style-name="Bold" style:font-family-generic="swiss" style:font-pitch="variable" fo:font-size="11pt" fo:font-weight="bold" style:letter-kerning="true" style:font-size-asian="11pt" style:font-weight-asian="bold" style:font-size-complex="11pt" style:font-weight-complex="bold"/>
    </style:style>
    <style:style style:name="Heading_20_3" style:display-name="Heading 3" style:family="paragraph" style:parent-style-name="Heading_20_2" style:next-style-name="RH_20_Body_20_Text" style:default-outline-level="3" style:class="text" style:master-page-name="">
      <style:paragraph-properties style:page-number="auto" style:shadow="none"/>
      <style:text-properties fo:font-variant="normal" fo:text-transform="none" style:font-name="Liberation Sans1" fo:font-family="'Liberation Sans'" style:font-style-name="Bold" style:font-family-generic="swiss" style:font-pitch="variable" fo:font-size="10pt" style:font-size-asian="10pt" style:font-weight-complex="normal"/>
    </style:style>
    <style:style style:name="Heading_20_4" style:display-name="Heading 4" style:family="paragraph" style:parent-style-name="Heading_20_3" style:next-style-name="RH_20_Body_20_Text" style:default-outline-level="4" style:class="text">
      <style:text-properties fo:font-weight="normal" style:font-weight-asian="normal"/>
    </style:style>
    <style:style style:name="Heading_20_5" style:display-name="Heading 5" style:family="paragraph" style:parent-style-name="Heading_20_4" style:next-style-name="RH_20_Body_20_Text" style:default-outline-level="5" style:class="text">
      <style:paragraph-properties fo:margin-top="0.423cm" fo:margin-bottom="0.212cm" loext:contextual-spacing="false" fo:keep-with-next="always"/>
    </style:style>
    <style:style style:name="Heading_20_6" style:display-name="Heading 6" style:family="paragraph" style:parent-style-name="Heading_20_5" style:next-style-name="RH_20_Body_20_Text" style:default-outline-level="6" style:class="text">
      <style:paragraph-properties fo:margin-top="0.423cm" fo:margin-bottom="0.212cm" loext:contextual-spacing="false" fo:keep-with-next="always"/>
    </style:style>
    <style:style style:name="Heading_20_7" style:display-name="Heading 7" style:family="paragraph" style:parent-style-name="Heading_20_6" style:next-style-name="RH_20_Body_20_Text" style:default-outline-level="7" style:class="text">
      <style:paragraph-properties fo:margin-top="0.423cm" fo:margin-bottom="0.212cm" loext:contextual-spacing="false" fo:keep-with-next="always"/>
    </style:style>
    <style:style style:name="Heading_20_8" style:display-name="Heading 8" style:family="paragraph" style:parent-style-name="Heading_20_7" style:next-style-name="Standard" style:default-outline-level="8" style:class="text">
      <style:paragraph-properties fo:margin-top="0.423cm" fo:margin-bottom="0.212cm" loext:contextual-spacing="false" fo:keep-with-next="always"/>
    </style:style>
    <style:style style:name="Heading_20_9" style:display-name="Heading 9" style:family="paragraph" style:parent-style-name="Heading_20_8" style:next-style-name="Standard" style:default-outline-level="9" style:class="text">
      <style:paragraph-properties fo:margin-top="0.423cm" fo:margin-bottom="0.212cm" loext:contextual-spacing="false" fo:keep-with-next="always"/>
    </style:style>
    <style:style style:name="RH_20_Body_20_Text" style:display-name="RH Body Text" style:family="paragraph" style:parent-style-name="Standard">
      <style:paragraph-properties fo:margin-top="0.212cm" fo:margin-bottom="0.212cm" loext:contextual-spacing="false" fo:orphans="2" fo:widows="2"/>
    </style:style>
    <style:style style:name="RH_20_List_20_Bullet_20_2" style:display-name="RH List Bullet 2" style:family="paragraph" style:parent-style-name="RH_20_List_20_Bullet" style:default-outline-level="" style:list-style-name="List_20_1" style:class="list" style:master-page-name="">
      <style:paragraph-properties fo:margin-left="1.27cm" fo:margin-right="0cm" fo:margin-top="0cm" fo:margin-bottom="0.102cm" loext:contextual-spacing="false" fo:text-indent="-0.635cm" style:auto-text-indent="false" style:page-number="auto">
        <style:tab-stops>
          <style:tab-stop style:position="1.27cm"/>
        </style:tab-stops>
      </style:paragraph-properties>
    </style:style>
    <style:style style:name="RH_20_List_20_Number" style:display-name="RH List Number" style:family="paragraph" style:parent-style-name="Standard" style:list-style-name="Numbering_20_1" style:master-page-name="">
      <style:paragraph-properties fo:margin-left="0.635cm" fo:margin-right="0cm" fo:margin-top="0cm" fo:margin-bottom="0.102cm" loext:contextual-spacing="false" fo:line-height="95%" fo:orphans="2" fo:widows="2" fo:text-indent="-0.635cm" style:auto-text-indent="false" style:page-number="auto" style:shadow="none">
        <style:tab-stops>
          <style:tab-stop style:position="1.27cm"/>
        </style:tab-stops>
      </style:paragraph-properties>
    </style:style>
    <style:style style:name="RH_20_List_20_Number_20_2" style:display-name="RH List Number 2" style:family="paragraph" style:parent-style-name="Standard" style:list-style-name="Numbering_20_2" style:master-page-name="">
      <style:paragraph-properties fo:margin-left="1.27cm" fo:margin-right="0cm" fo:margin-top="0cm" fo:margin-bottom="0.102cm" loext:contextual-spacing="false" fo:line-height="95%" fo:orphans="2" fo:widows="2" fo:text-indent="-0.635cm" style:auto-text-indent="false" style:page-number="auto" fo:background-color="transparent" style:shadow="none">
        <style:tab-stops>
          <style:tab-stop style:position="1.27cm"/>
        </style:tab-stops>
        <style:background-image/>
      </style:paragraph-properties>
    </style:style>
    <style:style style:name="Footer" style:family="paragraph" style:parent-style-name="Standard" style:class="extra">
      <style:paragraph-properties text:number-lines="false" text:line-number="0"/>
    </style:style>
    <style:style style:name="Footer_20_Text" style:display-name="Footer Text" style:family="paragraph" style:parent-style-name="Footer">
      <style:paragraph-properties fo:margin-top="0.423cm" fo:margin-bottom="0cm" loext:contextual-spacing="false" style:shadow="none">
        <style:tab-stops>
          <style:tab-stop style:position="8.89cm" style:type="center"/>
          <style:tab-stop style:position="17.78cm" style:type="right"/>
        </style:tab-stops>
      </style:paragraph-properties>
      <style:text-properties fo:font-weight="bold" style:language-asian="zxx" style:country-asian="none" style:font-weight-asian="bold"/>
    </style:style>
    <style:style style:name="Header"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7pt" style:font-size-asian="7pt"/>
    </style:style>
    <style:style style:name="RH_20_Bordered_20_Pull-quote" style:display-name="RH Bordered Pull-quote" style:family="paragraph" style:parent-style-name="Standard">
      <style:paragraph-properties fo:margin-left="0.635cm" fo:margin-right="0.635cm" fo:margin-top="0.212cm" fo:margin-bottom="0.212cm" loext:contextual-spacing="false" fo:text-indent="0cm" style:auto-text-indent="false" fo:background-color="#e6e6e6" fo:padding="0.051cm" fo:border="0.51pt solid #000000" style:shadow="none">
        <style:background-image/>
      </style:paragraph-properties>
      <style:text-properties style:font-name="Courier" fo:font-family="Courier" style:font-pitch="variable" fo:font-size="9pt" style:letter-kerning="true" style:font-size-asian="9pt" style:language-asian="zxx" style:country-asian="none" style:font-name-complex="Courier" style:font-family-complex="Courier" style:font-pitch-complex="variable" style:font-size-complex="9pt"/>
    </style:style>
    <style:style style:name="RH_20_Bordered_20_FYI" style:display-name="RH Bordered FYI" style:family="paragraph" style:parent-style-name="Standard">
      <style:paragraph-properties fo:margin-left="2.54cm" fo:margin-right="0.635cm" fo:margin-top="0.212cm" fo:margin-bottom="0.212cm" loext:contextual-spacing="false" fo:orphans="2" fo:widows="2" fo:text-indent="-1.905cm" style:auto-text-indent="false" fo:background-color="#dfe8f2" fo:padding="0.051cm" fo:border="0.99pt solid #000080" style:shadow="none" style:join-border="true">
        <style:tab-stops>
          <style:tab-stop style:position="1.27cm"/>
        </style:tab-stops>
        <style:background-image/>
      </style:paragraph-properties>
    </style:style>
    <style:style style:name="RH_20_Bordered_20_Note" style:display-name="RH Bordered Note" style:family="paragraph" style:parent-style-name="Standard">
      <style:paragraph-properties fo:margin-left="2.54cm" fo:margin-right="0.635cm" fo:margin-top="0.212cm" fo:margin-bottom="0.212cm" loext:contextual-spacing="false" fo:orphans="2" fo:widows="2" fo:text-indent="-1.905cm" style:auto-text-indent="false" fo:background-color="#ffffcc" fo:padding="0.051cm" fo:border="0.99pt solid #000000" style:shadow="none" style:join-border="true">
        <style:background-image/>
      </style:paragraph-properties>
      <style:text-properties style:text-underline-style="solid" style:text-underline-width="auto" style:text-underline-color="font-color"/>
    </style:style>
    <style:style style:name="RH_20_Bordered_20_Warning" style:display-name="RH Bordered Warning" style:family="paragraph" style:parent-style-name="Standard">
      <style:paragraph-properties fo:margin-left="2.54cm" fo:margin-right="0.635cm" fo:margin-top="0.212cm" fo:margin-bottom="0.212cm" loext:contextual-spacing="false" fo:orphans="2" fo:widows="2" fo:text-indent="-1.905cm" style:auto-text-indent="false" fo:background-color="#fed2d2" fo:padding="0.051cm" fo:border="0.99pt solid #800000" style:shadow="none" style:join-border="true">
        <style:background-image/>
      </style:paragraph-properties>
      <style:text-properties fo:font-weight="bold" style:font-weight-asian="bold"/>
    </style:style>
    <style:style style:name="RH_20_List_20_Bullet" style:display-name="RH List Bullet" style:family="paragraph" style:parent-style-name="Standard" style:list-style-name="List_20_1" style:class="list" style:master-page-name="">
      <style:paragraph-properties fo:margin-top="0cm" fo:margin-bottom="0.102cm" loext:contextual-spacing="false" fo:line-height="95%" fo:orphans="2" fo:widows="2" style:page-number="auto">
        <style:tab-stops/>
      </style:paragraph-properties>
    </style:style>
    <style:style style:name="RH_20_Bordered_20_Form_20_Field" style:display-name="RH Bordered Form Field" style:family="paragraph" style:parent-style-name="Standard">
      <style:paragraph-properties fo:margin-left="0.635cm" fo:margin-right="0.635cm" fo:margin-top="0.212cm" fo:margin-bottom="0.212cm" loext:contextual-spacing="false" fo:line-height="110%" fo:text-indent="0cm" style:auto-text-indent="false" fo:padding="0.051cm" fo:border="0.51pt solid #333333" style:shadow="none"/>
      <style:text-properties fo:font-style="italic" style:font-style-asian="italic"/>
    </style:style>
    <style:style style:name="Balloon_20_Text" style:display-name="Balloon Text" style:family="paragraph" style:parent-style-name="Standard">
      <style:text-properties style:font-name="Lucida Grande" fo:font-family="'Lucida Grande', Arial" style:font-pitch="variable" style:font-name-complex="Lucida Grande" style:font-family-complex="'Lucida Grande', Arial" style:font-pitch-complex="variable" style:font-size-complex="9pt"/>
    </style:style>
    <style:style style:name="RH_20_Table_20_Contents" style:display-name="RH Table Contents" style:family="paragraph" style:parent-style-name="Standard">
      <style:paragraph-properties text:number-lines="false" text:line-number="0" style:text-autospace="ideograph-alpha" style:punctuation-wrap="hanging" style:vertical-align="auto"/>
      <style:text-properties style:font-name-asian="WenQuanYi Zen Hei" style:font-family-asian="'WenQuanYi Zen Hei', 'Arial Unicode MS'" style:font-pitch-asian="variable" style:font-name-complex="Lohit Devanagari" style:font-family-complex="'Lohit Devanagari'" style:font-pitch-complex="variable" style:font-size-complex="9pt" style:language-complex="hi" style:country-complex="IN"/>
    </style:style>
    <style:style style:name="Contents_20_1" style:display-name="Contents 1" style:family="paragraph" style:parent-style-name="Standard" style:next-style-name="Standard" style:class="index">
      <style:paragraph-properties fo:margin-top="0.212cm" fo:margin-bottom="0cm" loext:contextual-spacing="false"/>
      <style:text-properties fo:text-transform="uppercase" style:font-name="Liberation Sans" fo:font-family="'Liberation Sans'" style:font-pitch="variable" fo:font-size="12pt" fo:font-weight="bold" style:font-size-asian="12pt" style:font-weight-asian="bold" style:font-name-complex="Liberation Sans" style:font-family-complex="'Liberation Sans'" style:font-pitch-complex="variable" style:font-size-complex="12pt"/>
    </style:style>
    <style:style style:name="Contents_20_2" style:display-name="Contents 2" style:family="paragraph" style:parent-style-name="Contents_20_1" style:next-style-name="Standard" style:class="index">
      <style:paragraph-properties fo:margin-left="0.318cm" fo:margin-right="0cm" fo:margin-top="0cm" fo:margin-bottom="0cm" loext:contextual-spacing="false" fo:text-indent="0cm" style:auto-text-indent="false"/>
      <style:text-properties fo:font-variant="normal" fo:text-transform="none" style:font-name="Liberation Sans" fo:font-family="'Liberation Sans'" style:font-pitch="variable" fo:font-size="11pt" fo:font-weight="bold" style:font-size-asian="11pt" style:font-weight-asian="bold" style:font-name-complex="Liberation Sans" style:font-family-complex="'Liberation Sans'" style:font-pitch-complex="variable" style:font-size-complex="11pt"/>
    </style:style>
    <style:style style:name="Contents_20_3" style:display-name="Contents 3" style:family="paragraph" style:parent-style-name="Contents_20_2" style:next-style-name="Standard" style:class="index">
      <style:paragraph-properties fo:margin-left="0.635cm" fo:margin-right="0cm" fo:margin-top="0cm" fo:margin-bottom="0cm" loext:contextual-spacing="false" fo:text-indent="0cm" style:auto-text-indent="false"/>
      <style:text-properties style:font-name="Liberation Sans" fo:font-family="'Liberation Sans'" style:font-pitch="variable" fo:font-size="11pt" fo:font-weight="normal" style:font-size-asian="11pt" style:font-name-complex="Liberation Sans" style:font-family-complex="'Liberation Sans'" style:font-pitch-complex="variable" style:font-size-complex="11pt"/>
    </style:style>
    <style:style style:name="Contents_20_4" style:display-name="Contents 4" style:family="paragraph" style:parent-style-name="Contents_20_3" style:next-style-name="Standard" style:class="index">
      <style:paragraph-properties fo:margin-left="0.953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5" style:display-name="Contents 5" style:family="paragraph" style:parent-style-name="Contents_20_4" style:next-style-name="Standard" style:class="index">
      <style:paragraph-properties fo:margin-left="1.27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6" style:display-name="Contents 6" style:family="paragraph" style:parent-style-name="Contents_20_5" style:next-style-name="Standard" style:class="index">
      <style:paragraph-properties fo:margin-left="1.588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7" style:display-name="Contents 7" style:family="paragraph" style:parent-style-name="Contents_20_6" style:next-style-name="Standard" style:class="index">
      <style:paragraph-properties fo:margin-left="1.905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8" style:display-name="Contents 8" style:family="paragraph" style:parent-style-name="Contents_20_7" style:next-style-name="Standard" style:class="index">
      <style:paragraph-properties fo:margin-left="2.223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Contents_20_9" style:display-name="Contents 9" style:family="paragraph" style:parent-style-name="Contents_20_8" style:next-style-name="Standard" style:class="index">
      <style:paragraph-properties fo:margin-left="2.54cm" fo:margin-right="0cm" fo:margin-top="0cm" fo:margin-bottom="0cm" loext:contextual-spacing="false" fo:text-indent="0cm" style:auto-text-indent="false"/>
      <style:text-properties style:font-name="Liberation Sans" fo:font-family="'Liberation Sans'" style:font-pitch="variable" style:font-name-complex="Liberation Sans" style:font-family-complex="'Liberation Sans'" style:font-pitch-complex="variable"/>
    </style:style>
    <style:style style:name="Illustration" style:family="paragraph" style:parent-style-name="Standard" style:class="extra">
      <style:paragraph-properties fo:margin-top="0.212cm" fo:margin-bottom="0.212cm" loext:contextual-spacing="false" text:number-lines="false" text:line-number="0" style:text-autospace="ideograph-alpha" style:punctuation-wrap="hanging" style:vertical-align="auto"/>
      <style:text-properties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en" style:country-complex="US" style:font-style-complex="italic"/>
    </style:style>
    <style:style style:name="RH_20_Title" style:display-name="RH Title" style:family="paragraph" style:parent-style-name="Standard" style:next-style-name="RH_20_Title_20_2">
      <style:paragraph-properties fo:margin-top="0.423cm" fo:margin-bottom="0.212cm" loext:contextual-spacing="false"/>
      <style:text-properties fo:text-transform="uppercase" fo:font-size="24pt" fo:font-weight="bold" style:letter-kerning="true" style:font-size-asian="24pt" style:font-weight-asian="bold" style:font-size-complex="24pt" style:font-weight-complex="bold"/>
    </style:style>
    <style:style style:name="RH_20_Title_20_2" style:display-name="RH Title 2" style:family="paragraph" style:parent-style-name="RH_20_Title">
      <style:paragraph-properties fo:margin-top="0.212cm" fo:margin-bottom="0.212cm" loext:contextual-spacing="false"/>
      <style:text-properties fo:font-size="16pt" style:font-size-asian="16pt"/>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RH_20_Text_20_Quote" style:display-name="RH Text Quote" style:family="paragraph" style:parent-style-name="RH_20_Body_20_Text">
      <style:paragraph-properties fo:margin-left="1.27cm" fo:margin-right="1.27cm" fo:margin-top="0cm" fo:margin-bottom="0cm" loext:contextual-spacing="false" fo:text-indent="0cm" style:auto-text-indent="false"/>
      <style:text-properties fo:font-style="italic" style:font-style-asian="italic"/>
    </style:style>
    <style:style style:name="Header_20_Text" style:display-name="Header Text" style:family="paragraph" style:parent-style-name="Header">
      <style:paragraph-properties fo:margin-left="0cm" fo:margin-right="3.81cm" fo:margin-top="0cm" fo:margin-bottom="0cm" loext:contextual-spacing="false" fo:text-indent="0cm" style:auto-text-indent="false" fo:background-color="transparent" style:shadow="none">
        <style:tab-stops/>
        <style:background-image/>
      </style:paragraph-properties>
      <style:text-properties fo:font-size="12pt" style:letter-kerning="true" style:font-size-asian="12pt" style:font-size-complex="12pt"/>
    </style:style>
    <style:style style:name="RH_20_Glossary" style:display-name="RH Glossary" style:family="paragraph" style:parent-style-name="RH_20_Body_20_Text">
      <style:paragraph-properties fo:margin-left="3.175cm" fo:margin-right="0cm" fo:margin-top="0cm" fo:margin-bottom="0cm" loext:contextual-spacing="false" fo:text-indent="-3.175cm" style:auto-text-indent="false" style:shadow="none">
        <style:tab-stops>
          <style:tab-stop style:position="3.175cm"/>
        </style:tab-stops>
      </style:paragraph-properties>
    </style:style>
    <style:style style:name="RH_20_List_20_Continue_20_2" style:display-name="RH List Continue 2" style:family="paragraph" style:parent-style-name="Standard" style:master-page-name="">
      <style:paragraph-properties fo:margin-left="1.27cm" fo:margin-right="0cm" fo:margin-top="0cm" fo:margin-bottom="0.102cm" loext:contextual-spacing="false" fo:line-height="95%" fo:orphans="2" fo:widows="2" fo:text-indent="0cm" style:auto-text-indent="false" style:page-number="auto"/>
    </style:style>
    <style:style style:name="RH_20_List_20_Continue" style:display-name="RH List Continue" style:family="paragraph" style:parent-style-name="Standard" style:master-page-name="">
      <style:paragraph-properties fo:margin-left="0.635cm" fo:margin-right="0cm" fo:margin-top="0cm" fo:margin-bottom="0.102cm" loext:contextual-spacing="false" fo:line-height="95%" fo:orphans="2" fo:widows="2" fo:text-indent="0cm" style:auto-text-indent="false" style:page-number="auto"/>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RH_20_Figure" style:display-name="RH Figure" style:family="paragraph" style:parent-style-name="Caption">
      <style:paragraph-properties fo:margin-top="0.212cm" fo:margin-bottom="0.212cm" loext:contextual-spacing="false" fo:keep-with-next="always"/>
    </style:style>
    <style:style style:name="RH_20_Fine_20_Print" style:display-name="RH Fine Print" style:family="paragraph" style:parent-style-name="Standard">
      <style:paragraph-properties fo:margin-top="0.106cm" fo:margin-bottom="0.106cm" loext:contextual-spacing="false" fo:text-align="justify" style:justify-single-word="false"/>
      <style:text-properties fo:text-transform="uppercase" fo:color="#000000" fo:font-size="7pt" style:letter-kerning="true" style:font-size-asian="7pt" style:font-size-complex="7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Contents" style:display-name="List Contents" style:family="paragraph" style:parent-style-name="Standard" style:default-outline-level="1" style:list-style-name="" style:class="html">
      <style:paragraph-properties fo:margin-left="1cm" fo:margin-right="0cm" fo:margin-top="0cm" fo:margin-bottom="0cm" loext:contextual-spacing="false" fo:text-indent="0cm" style:auto-text-indent="false"/>
    </style:style>
    <style:style style:name="Table" style:family="paragraph" style:parent-style-name="Caption" style:class="extra"/>
    <style:style style:name="Figure" style:family="paragraph" style:parent-style-name="Caption"/>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Bullet" style:display-name="List Bullet" style:family="paragraph" style:parent-style-name="Standard">
      <style:paragraph-properties fo:margin-left="0.635cm" fo:margin-right="0cm" fo:margin-top="0cm" fo:margin-bottom="0.212cm" loext:contextual-spacing="false" style:line-height-at-least="0.423cm" fo:text-indent="-0.635cm" style:auto-text-indent="false">
        <style:tab-stops>
          <style:tab-stop style:position="1.27cm"/>
        </style:tab-stops>
      </style:paragraph-properties>
    </style:style>
    <style:style style:name="List_20_Bullet_20_2" style:display-name="List Bullet 2" style:family="paragraph" style:parent-style-name="Standard">
      <style:paragraph-properties fo:margin-top="0cm" fo:margin-bottom="0.212cm" loext:contextual-spacing="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78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6.28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List_20_Continue" style:display-name="List Continue" style:family="paragraph" style:parent-style-name="Standard">
      <style:paragraph-properties fo:margin-left="0.635cm" fo:margin-right="0cm" fo:margin-top="0cm" fo:margin-bottom="0.106cm" loext:contextual-spacing="false" fo:line-height="95%" fo:text-indent="0cm" style:auto-text-indent="false"/>
    </style:style>
    <style:style style:name="List_20_Continue_20_2" style:display-name="List Continue 2" style:family="paragraph" style:parent-style-name="Standard">
      <style:paragraph-properties fo:margin-left="1.27cm" fo:margin-right="0cm" fo:margin-top="0cm" fo:margin-bottom="0.106cm" loext:contextual-spacing="false" fo:line-height="95%" fo:text-indent="0cm" style:auto-text-indent="false"/>
    </style:style>
    <style:style style:name="List_20_Number" style:display-name="List Number" style:family="paragraph" style:parent-style-name="Standard">
      <style:paragraph-properties fo:margin-top="0cm" fo:margin-bottom="0.106cm" loext:contextual-spacing="false" fo:line-height="95%"/>
    </style:style>
    <style:style style:name="List_20_Number_20_2" style:display-name="List Number 2" style:family="paragraph" style:parent-style-name="Standard">
      <style:paragraph-properties fo:margin-top="0cm" fo:margin-bottom="0.106cm" loext:contextual-spacing="false" fo:line-height="95%"/>
    </style:style>
    <style:style style:name="RH_20_Header" style:display-name="RH Header" style:family="paragraph" style:parent-style-name="Header_20_Text">
      <style:paragraph-properties fo:margin-left="-0.508cm" fo:margin-right="0cm" fo:margin-top="1.693cm" fo:margin-bottom="0cm" loext:contextual-spacing="false" fo:text-indent="0cm" style:auto-text-indent="false"/>
      <style:text-properties fo:text-transform="uppercase" fo:color="#ffffff" fo:font-size="18pt" fo:font-weight="bold" style:font-size-asian="18pt" style:font-weight-asian="bold" style:font-size-complex="18pt" style:font-weight-complex="bold"/>
    </style:style>
    <style:style style:name="RH_20_Header_20_2" style:display-name="RH Header 2" style:family="paragraph" style:parent-style-name="RH_20_Header">
      <style:paragraph-properties fo:margin-left="-0.508cm" fo:margin-right="0cm" fo:margin-top="0.423cm" fo:margin-bottom="0cm" loext:contextual-spacing="false" fo:text-indent="0cm" style:auto-text-indent="false"/>
      <style:text-properties fo:font-size="16pt" style:font-size-asian="16pt"/>
    </style:style>
    <style:style style:name="RH_20_Text_20_Callout" style:display-name="RH Text Callout" style:family="paragraph" style:parent-style-name="RH_20_Body_20_Text">
      <style:paragraph-properties fo:hyphenation-ladder-count="no-limit" style:text-autospace="none" style:punctuation-wrap="simple" style:vertical-align="baseline" style:writing-mode="lr-tb">
        <style:tab-stops>
          <style:tab-stop style:position="1.27cm"/>
        </style:tab-stops>
      </style:paragraph-properties>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1" fo:font-family="'Courier New'" style:font-pitch="variable" style:font-name-complex="Courier New1"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fo:color="#dc2300" style:font-name="Wingdings 2" fo:font-family="'Wingdings 2'" style:font-pitch="variable" style:font-charset="x-symbol" fo:background-color="transparent" style:font-name-complex="Wingdings 2" style:font-family-complex="'Wingdings 2'"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1" fo:font-family="'Courier New'" style:font-pitch="variable" style:font-name-complex="Courier New1"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1" fo:font-family="'Courier New'" style:font-pitch="variable" style:font-name-complex="Courier New1"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1" fo:font-family="'Courier New'" style:font-pitch="variable" style:font-name-complex="Courier New1"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1" fo:font-family="'Courier New'" style:font-pitch="variable" style:font-name-complex="Courier New1"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1" style:family="text">
      <style:text-properties style:font-name="Courier New1" fo:font-family="'Courier New'" style:font-pitch="variable" style:font-name-complex="Courier New1"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1" fo:font-family="'Courier New'" style:font-pitch="variable" style:font-name-complex="Courier New1"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1" style:family="text">
      <style:text-properties style:font-name="Courier New1" fo:font-family="'Courier New'" style:font-pitch="variable" style:font-name-complex="Courier New1"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H_20_Text_20_Callout_20_-_20_System" style:display-name="RH Text Callout - System" style:family="text">
      <style:text-properties style:font-name="Liberation Sans" fo:font-family="'Liberation Sans'" style:font-pitch="variable" fo:font-size="9pt" fo:font-style="normal" fo:font-weight="bold" style:font-size-asian="9pt" style:font-style-asian="normal" style:font-weight-asian="bold" style:font-name-complex="Liberation Sans" style:font-family-complex="'Liberation Sans'" style:font-pitch-complex="variable"/>
    </style:style>
    <style:style style:name="Visited_20_Internet_20_Link" style:display-name="Visited Internet Link" style:family="text">
      <style:text-properties fo:color="#0000ff" style:text-underline-style="solid" style:text-underline-width="auto" style:text-underline-color="font-color"/>
    </style:style>
    <style:style style:name="Emphasis" style:family="text">
      <style:text-properties fo:font-style="italic" style:font-style-asian="italic"/>
    </style:style>
    <style:style style:name="RH_20_Text_20_Callout_20_-_20_Source" style:display-name="RH Text Callout - Source" style:family="text">
      <style:text-properties style:font-name="Liberation Mono" fo:font-family="'Liberation Mono'" style:font-pitch="variable" fo:font-size="9pt" fo:font-weight="bold" style:font-size-asian="9pt" style:font-weight-asian="bold" style:font-name-complex="Liberation Mono" style:font-family-complex="'Liberation Mono'" style:font-pitch-complex="variable"/>
    </style:style>
    <style:style style:name="Balloon_20_Text_20_Char" style:display-name="Balloon Text Char" style:family="text">
      <style:text-properties style:font-name="Lucida Grande" fo:font-family="'Lucida Grande', Arial" style:font-pitch="variable" fo:font-size="9pt" style:letter-kerning="true" style:font-size-asian="9pt" style:font-name-complex="Lucida Grande" style:font-family-complex="'Lucida Grande', Arial" style:font-pitch-complex="variable" style:font-size-complex="9pt"/>
    </style:style>
    <style:style style:name="RHFont_20_Mono-spaced_20_Roman" style:display-name="RHFont Mono-spaced Roman" style:family="text">
      <style:text-properties style:font-name="Courier" fo:font-family="Courier" style:font-pitch="variable" fo:font-size="9pt" fo:font-weight="normal" style:font-size-asian="9pt" style:font-weight-asian="normal" style:font-name-complex="Courier" style:font-family-complex="Courier" style:font-pitch-complex="variable"/>
    </style:style>
    <style:style style:name="RHFont_20_Mono-spaced" style:display-name="RHFont Mono-spaced" style:family="text">
      <style:text-properties style:font-name="Liberation Mono" fo:font-family="'Liberation Mono'" style:font-pitch="variable" fo:font-size="9pt" fo:font-weight="bold" style:font-size-asian="9pt" style:font-weight-asian="bold" style:font-name-complex="Liberation Mono" style:font-family-complex="'Liberation Mono'" style:font-pitch-complex="variable"/>
    </style:style>
    <style:style style:name="RHFont_20_Sans_20_Serif" style:display-name="RHFont Sans Serif" style:family="text">
      <style:text-properties style:font-name="Liberation Sans" fo:font-family="'Liberation Sans'" style:font-pitch="variable" fo:font-size="9pt" fo:font-weight="normal" style:font-size-asian="9pt" style:font-weight-asian="normal" style:font-name-complex="Liberation Sans" style:font-family-complex="'Liberation Sans'" style:font-pitch-complex="variable"/>
    </style:style>
    <style:style style:name="RH_20_Instructive_20_Text" style:display-name="RH Instructive Text" style:family="text">
      <style:text-properties fo:color="#3366ff" fo:font-style="italic" style:font-name-asian="Nimbus Sans L" style:font-family-asian="'Nimbus Sans L', Arial" style:font-family-generic-asian="swiss" style:font-pitch-asian="variable" style:font-style-asian="italic"/>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Default_20_Paragraph_20_Font"/>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Liberation Sans" fo:font-family="'Liberation Sans'" style:font-pitch="variable" fo:font-size="12pt" style:letter-kerning="true" style:font-size-asian="12pt" style:font-name-complex="Liberation Sans" style:font-family-complex="'Liberation Sans'" style:font-pitch-complex="variable" style:font-size-complex="12pt"/>
    </style:style>
    <style:style style:name="Comment_20_Subject_20_Char" style:display-name="Comment Subject Char" style:family="text">
      <style:text-properties style:font-name="Liberation Sans" fo:font-family="'Liberation Sans'" style:font-pitch="variable" fo:font-size="12pt" fo:font-weight="bold" style:letter-kerning="true" style:font-size-asian="12pt" style:font-weight-asian="bold" style:font-name-complex="Liberation Sans" style:font-family-complex="'Liberation Sans'" style:font-pitch-complex="variable" style:font-size-complex="12pt" style:font-weight-complex="bold"/>
    </style:style>
    <style:style style:name="RH_20_Cross_20_Ref" style:display-name="RH Cross Ref" style:family="text">
      <style:text-properties fo:color="#0000ff" style:font-name="Liberation Sans" fo:font-family="'Liberation Sans'" style:font-pitch="variable" fo:font-style="italic" style:text-underline-style="solid" style:text-underline-width="auto" style:text-underline-color="font-color" fo:font-weight="normal" style:font-style-asian="italic" style:font-weight-asian="normal" style:font-name-complex="Liberation Sans" style:font-family-complex="'Liberation Sans'" style:font-pitch-complex="variable"/>
    </style:style>
    <style:style style:name="Body_20_Text_20_Char" style:display-name="Body Text Char" style:family="text">
      <style:text-properties style:font-name="Liberation Sans" fo:font-family="'Liberation Sans'" style:font-pitch="variable" fo:font-size="9pt" style:letter-kerning="true" style:font-size-asian="9pt" style:font-name-complex="Liberation Sans" style:font-family-complex="'Liberation Sans'" style:font-pitch-complex="variable"/>
    </style:style>
    <style:style style:name="Heading_20_2_20_Char" style:display-name="Heading 2 Char" style:family="text">
      <style:text-properties style:font-name="Liberation Sans" fo:font-family="'Liberation Sans'" style:font-pitch="variable" fo:font-size="11pt" fo:font-weight="bold" style:letter-kerning="true" style:font-size-asian="11pt" style:font-weight-asian="bold" style:font-name-complex="Liberation Sans" style:font-family-complex="'Liberation Sans'" style:font-pitch-complex="variable" style:font-size-complex="11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style:style style:name="RH_20_User_20_Input" style:display-name="RH User Input" style:family="text">
      <style:text-properties fo:color="#0000ff" style:font-name="Courier" fo:font-family="Courier" style:font-pitch="variable" fo:font-weight="bold" style:font-weight-asian="bold" style:font-name-complex="Courier" style:font-family-complex="Courier"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RH_20_FigureInsert" style:display-name="RH FigureInsert" style:family="graphic" style:parent-style-name="Graphics">
      <style:graphic-properties svg:width="9.731cm" svg:height="5.683cm" text:anchor-type="paragraph" svg:x="4.025cm" svg:y="0cm" style:wrap="none" style:vertical-pos="top" style:vertical-rel="paragraph" style:horizontal-pos="center" style:horizontal-rel="paragraph" fo:background-color="transparent" style:background-transparency="100%" fo:padding="0cm" fo:border="0.99pt solid #000000" style:shadow="none" draw:shadow-opacity="100%" style:flow-with-text="true">
        <style:background-image/>
        <style:columns fo:column-count="1" fo:column-gap="0cm"/>
      </style:graphic-properties>
    </style:style>
    <style:style style:name="RHFig2" style:family="graphic" style:parent-style-name="Graphics">
      <style:graphic-properties svg:width="13.653cm" fo:min-height="0.041cm" text:anchor-type="paragraph" svg:x="2.064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2"/>
      </text:list-level-style-bullet>
      <text:list-level-style-bullet text:level="3"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2"/>
      </text:list-level-style-bullet>
      <text:list-level-style-bullet text:level="4"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Liberation Sans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2"/>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254cm" fo:text-indent="-0.254cm" fo:margin-left="0.254cm"/>
        </style:list-level-properties>
        <style:text-properties style:font-name="Wingdings 2"/>
      </text:list-level-style-bullet>
      <text:list-level-style-bullet text:level="2" text:style-name="WW8Num13z0" text:bullet-char="">
        <style:list-level-properties text:list-level-position-and-space-mode="label-alignment">
          <style:list-level-label-alignment text:label-followed-by="listtab" text:list-tab-stop-position="0.755cm" fo:text-indent="-0.254cm" fo:margin-left="0.755cm"/>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254cm" fo:text-indent="-0.254cm" fo:margin-left="1.254cm"/>
        </style:list-level-properties>
        <style:text-properties style:font-name="Wingdings 2"/>
      </text:list-level-style-bullet>
      <text:list-level-style-bullet text:level="4" text:style-name="WW8Num13z0" text:bullet-char="">
        <style:list-level-properties text:list-level-position-and-space-mode="label-alignment">
          <style:list-level-label-alignment text:label-followed-by="listtab" text:list-tab-stop-position="1.755cm" fo:text-indent="-0.254cm" fo:margin-left="1.755cm"/>
        </style:list-level-properties>
        <style:text-properties style:font-name="Wingdings 2"/>
      </text:list-level-style-bullet>
      <text:list-level-style-bullet text:level="5" text:style-name="WW8Num13z0" text:bullet-char="">
        <style:list-level-properties text:list-level-position-and-space-mode="label-alignment">
          <style:list-level-label-alignment text:label-followed-by="listtab" text:list-tab-stop-position="2.254cm" fo:text-indent="-0.254cm" fo:margin-left="2.254cm"/>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2.755cm" fo:text-indent="-0.254cm" fo:margin-left="2.755cm"/>
        </style:list-level-properties>
        <style:text-properties style:font-name="Wingdings 2"/>
      </text:list-level-style-bullet>
      <text:list-level-style-bullet text:level="7" text:style-name="WW8Num13z0" text:bullet-char="">
        <style:list-level-properties text:list-level-position-and-space-mode="label-alignment">
          <style:list-level-label-alignment text:label-followed-by="listtab" text:list-tab-stop-position="3.254cm" fo:text-indent="-0.254cm" fo:margin-left="3.254cm"/>
        </style:list-level-properties>
        <style:text-properties style:font-name="Wingdings 2"/>
      </text:list-level-style-bullet>
      <text:list-level-style-bullet text:level="8" text:style-name="WW8Num13z0" text:bullet-char="">
        <style:list-level-properties text:list-level-position-and-space-mode="label-alignment">
          <style:list-level-label-alignment text:label-followed-by="listtab" text:list-tab-stop-position="3.755cm" fo:text-indent="-0.254cm" fo:margin-left="3.755cm"/>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4.255cm" fo:text-indent="-0.254cm" fo:margin-left="4.25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ppendix " style:num-suffix=" -  " style:num-format="A" style:num-letter-sync="true">
        <style:list-level-properties text:list-level-position-and-space-mode="label-alignment">
          <style:list-level-label-alignment text:label-followed-by="listtab" text:list-tab-stop-position="3.04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Appendix " style:num-suffix=" - " style:num-format="A" style:num-letter-sync="true">
        <style:list-level-properties text:list-level-position-and-space-mode="label-alignment">
          <style:list-level-label-alignment text:label-followed-by="listtab" text:list-tab-stop-position="3.04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RH_20_Header_20_2">
      <style:paragraph-properties fo:margin-left="-0.503cm" fo:margin-right="3.334cm" fo:text-indent="0cm" style:auto-text-indent="false"/>
      <style:text-properties fo:color="#ffffff" fo:language="pt" fo:country="BR"/>
    </style:style>
    <style:style style:name="MP2" style:family="paragraph" style:parent-style-name="Standard">
      <style:text-properties fo:font-size="14pt" fo:language="pt" fo:country="BR" fo:font-weight="bold" style:font-size-asian="14pt" style:font-weight-asian="bold" style:font-size-complex="14pt"/>
    </style:style>
    <style:style style:name="MP3" style:family="paragraph" style:parent-style-name="Footer_20_Text">
      <style:text-properties fo:language="pt" fo:country="BR"/>
    </style:style>
    <style:style style:name="MP4" style:family="paragraph" style:parent-style-name="RH_20_Header">
      <style:text-properties fo:color="#ffffff" fo:language="pt" fo:country="BR"/>
    </style:style>
    <style:style style:name="MP5" style:family="paragraph" style:parent-style-name="Footer_20_Text">
      <style:text-properties fo:text-transform="uppercase" fo:color="#ffffff" fo:font-size="16pt" fo:language="pt" fo:country="BR" style:letter-kerning="true" style:font-size-asian="16pt" style:font-size-complex="16pt" style:font-weight-complex="bold"/>
    </style:style>
    <style:style style:name="MT1" style:family="text">
      <style:text-properties officeooo:rsid="00e4f28b"/>
    </style:style>
    <style:style style:name="MT2" style:family="text">
      <style:text-properties officeooo:rsid="003c73c2"/>
    </style:style>
    <style:style style:name="MT3" style:family="text">
      <style:text-properties style:use-window-font-color="true"/>
    </style:style>
    <style:style style:name="MT4" style:family="text">
      <style:text-properties style:use-window-font-color="true" officeooo:rsid="003c73c2"/>
    </style:style>
    <style:style style:name="MT5" style:family="text">
      <style:text-properties style:use-window-font-color="true" officeooo:rsid="00c3b408"/>
    </style:style>
    <style:style style:name="MT6" style:family="text">
      <style:text-properties style:use-window-font-color="true" officeooo:rsid="00e4f28b"/>
    </style:style>
    <style:style style:name="MT7" style:family="text">
      <style:text-properties style:use-window-font-color="true" fo:background-color="transparent" loext:char-shading-value="0"/>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page-layout style:name="Mpm1">
      <style:page-layout-properties fo:page-width="21.59cm" fo:page-height="27.94cm" style:num-format="1" style:print-orientation="portrait" fo:margin-top="1.27cm" fo:margin-bottom="1.272cm" fo:margin-left="1.905cm" fo:margin-right="1.90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455cm" fo:margin-left="0cm" fo:margin-right="7.62cm" fo:margin-bottom="1.909cm" style:dynamic-spacing="true"/>
      </style:header-style>
      <style:footer-style>
        <style:header-footer-properties svg:height="1.319cm" fo:margin-left="0cm" fo:margin-right="0cm" fo:margin-top="0.536cm" style:dynamic-spacing="true"/>
      </style:footer-style>
    </style:page-layout>
    <style:page-layout style:name="Mpm2">
      <style:page-layout-properties fo:page-width="21.59cm" fo:page-height="27.94cm" style:num-format="1" style:print-orientation="portrait" fo:margin-top="1.27cm" fo:margin-bottom="1.27cm" fo:margin-left="1.905cm" fo:margin-right="1.90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404cm" fo:margin-left="0cm" fo:margin-right="7.779cm" fo:margin-bottom="1.909cm" style:dynamic-spacing="true"/>
      </style:header-style>
      <style:footer-style>
        <style:header-footer-properties fo:min-height="0.635cm" fo:margin-left="0cm" fo:margin-right="0cm" fo:margin-top="0.53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Body Header" text:anchor-type="paragraph" svg:y="0.635cm" svg:width="20.32cm" svg:height="1.88cm" draw:z-index="18"><draw:image xlink:href="Pictures/1000000000000960000000E1BE1D4CF9.jpg" xlink:type="simple" xlink:show="embed" xlink:actuate="onLoad"/></draw:frame>Red Hat Consulting<draw:frame draw:style-name="Mfr2" draw:name="Frame1" text:anchor-type="char" svg:x="5.715cm" svg:y="0.762cm" svg:width="10.16cm" svg:height="1.482cm" draw:z-index="37"><draw:text-box><text:p text:style-name="MP2"/></draw:text-box></draw:frame></text:p>
      </style:header>
      <style:footer>
        <text:p text:style-name="MP3"><text:span text:style-name="MT1">DUPONT</text:span><text:tab/><text:span text:style-name="MT2">PROJETO BPMS 6 + JON</text:span><text:tab/>Page<text:span text:style-name="MT3"> </text:span><text:span text:style-name="MT3"><text:page-number text:select-page="current">1</text:page-number></text:span><text:span text:style-name="MT3"><text:line-break/>CONFIDENCIAL<text:tab/></text:span><text:span text:style-name="MT4">INSTALAÇÃO </text:span><text:span text:style-name="MT5">DO AMBIENTE BPMS 6 </text:span><text:span text:style-name="MT6">+ JON</text:span></text:p>
      </style:footer>
    </style:master-page>
    <style:master-page style:name="First_20_Page" style:display-name="First Page" style:page-layout-name="Mpm2" style:next-style-name="Standard">
      <style:header>
        <text:p text:style-name="MP4"><draw:frame draw:style-name="Mfr1" draw:name="Title Header Image" text:anchor-type="paragraph" svg:y="0.635cm" svg:width="20.32cm" svg:height="3.835cm" draw:z-index="0"><draw:image xlink:href="Pictures/1000000000000960000001C2990CBC87.jpg" xlink:type="simple" xlink:show="embed" xlink:actuate="onLoad"/></draw:frame>Red Hat Consulting</text:p>
      </style:header>
      <style:footer>
        <text:p text:style-name="MP5"><text:span text:style-name="MT7">Confidencial</text:span><text:tab/><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HS Doc Client v011</dc:title>
    <meta:creation-date>2014-03-18T11:00:56</meta:creation-date>
    <meta:editing-cycles>298</meta:editing-cycles>
    <meta:editing-duration>P5DT8H47S</meta:editing-duration>
    <meta:generator>LibreOffice/4.3.4.1$MacOSX_X86_64 LibreOffice_project/bc356b2f991740509f321d70e4512a6a54c5f243</meta:generator>
    <meta:initial-creator>Rockt </meta:initial-creator>
    <dc:date>2014-11-21T11:12:09.607948000</dc:date>
    <meta:document-statistic meta:table-count="0" meta:image-count="2" meta:object-count="0" meta:page-count="19" meta:paragraph-count="575" meta:word-count="4490" meta:character-count="34025" meta:non-whitespace-character-count="29551"/>
    <meta:user-defined meta:name="Info 1"/>
    <meta:user-defined meta:name="Info 2"/>
    <meta:user-defined meta:name="Info 3"/>
    <meta:user-defined meta:name="Info 4"/>
  </office:meta>
</office:document-meta>
</file>